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es" fo:country="ES" style:font-size-asian="10pt" style:language-asian="zxx" style:country-asian="none" style:font-size-complex="10pt" style:language-complex="zxx" style:country-complex="none"/>
    </style:style>
    <style:style style:name="P6" style:family="paragraph" style:parent-style-name="Standard">
      <style:text-properties style:font-name="Envy Code R VS" fo:font-size="12pt" fo:language="es" fo:country="ES" fo:font-style="normal" style:font-size-asian="12pt" style:language-asian="zxx" style:country-asian="none" style:font-style-asian="normal" style:font-size-complex="12pt" style:language-complex="zxx" style:country-complex="none" style:font-style-complex="normal"/>
    </style:style>
    <style:style style:name="P7" style:family="paragraph" style:parent-style-name="Standard">
      <style:text-properties fo:language="es" fo:country="ES"/>
    </style:style>
    <style:style style:name="P8" style:family="paragraph" style:parent-style-name="Standard">
      <style:text-properties fo:language="es" fo:country="ES" style:language-asian="zxx" style:country-asian="none" style:language-complex="zxx" style:country-complex="none"/>
    </style:style>
    <style:style style:name="P9" style:family="paragraph" style:parent-style-name="Standard">
      <style:paragraph-properties style:text-autospace="none"/>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10" style:family="paragraph" style:parent-style-name="Standard">
      <style:paragraph-properties fo:background-color="#000000">
        <style:background-image/>
      </style:paragraph-properties>
      <style:text-properties fo:font-size="10pt" fo:language="es" fo:country="ES" style:font-size-asian="10pt" style:language-asian="zxx" style:country-asian="none" style:font-size-complex="10pt" style:language-complex="zxx" style:country-complex="none"/>
    </style:style>
    <style:style style:name="P11"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12" style:family="paragraph" style:parent-style-name="Standard">
      <style:paragraph-properties fo:background-color="#000000">
        <style:background-image/>
      </style:paragraph-properties>
      <style:text-properties fo:font-size="10pt" fo:language="es" fo:country="ES" style:font-size-asian="10pt" style:font-size-complex="10pt"/>
    </style:style>
    <style:style style:name="P13" style:family="paragraph" style:parent-style-name="Standard">
      <style:paragraph-properties fo:background-color="#000000" style:text-autospace="none">
        <style:background-image/>
      </style:paragraph-properties>
      <style:text-properties fo:font-size="10pt" fo:language="es" fo:country="ES" style:font-size-asian="10pt" style:font-size-complex="10pt"/>
    </style:style>
    <style:style style:name="P14" style:family="paragraph" style:parent-style-name="Standard">
      <style:paragraph-properties fo:background-color="#000000">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5"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6"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font-name-complex="Consolas" style:font-size-complex="10pt"/>
    </style:style>
    <style:style style:name="P17" style:family="paragraph" style:parent-style-name="Standard">
      <style:paragraph-properties fo:background-color="#000000">
        <style:background-image/>
      </style:paragraph-properties>
      <style:text-properties fo:color="#e8f3f6"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0"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font-weight-asian="normal" style:font-name-complex="Consolas" style:font-size-complex="10pt" style:font-weight-complex="normal"/>
    </style:style>
    <style:style style:name="P21" style:family="paragraph" style:parent-style-name="Standard">
      <style:paragraph-properties fo:background-color="#000000" style:text-autospace="none">
        <style:background-image/>
      </style:paragraph-properties>
      <style:text-properties fo:color="#e8f3f6" style:font-name="Consolas1" fo:font-size="10pt" fo:language="es" fo:country="ES"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background-color="#000000">
        <style:background-image/>
      </style:paragraph-properties>
      <style:text-properties fo:color="#e8f3f6" style:font-name="Consolas1"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3" style:family="paragraph" style:parent-style-name="Standard">
      <style:paragraph-properties fo:background-color="#000000" style:text-autospace="none">
        <style:background-image/>
      </style:paragraph-properties>
      <style:text-properties fo:color="#e8f3f6" style:font-name="Consolas1"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4" style:family="paragraph" style:parent-style-name="Standard">
      <style:paragraph-properties fo:background-color="#000000" style:text-autospace="none">
        <style:background-image/>
      </style:paragraph-properties>
      <style:text-properties fo:color="#e5786d"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25" style:family="paragraph" style:parent-style-name="Standard">
      <style:paragraph-properties fo:background-color="#000000" style:text-autospace="none">
        <style:background-image/>
      </style:paragraph-properties>
      <style:text-properties fo:color="#e5786d" style:font-name="Consolas" fo:font-size="10pt" fo:language="es" fo:country="ES" style:font-name-asian="Consolas" style:font-size-asian="10pt" style:font-name-complex="Consolas" style:font-size-complex="10pt"/>
    </style:style>
    <style:style style:name="P26" style:family="paragraph" style:parent-style-name="Standard">
      <style:paragraph-properties fo:background-color="#000000">
        <style:background-image/>
      </style:paragraph-properties>
      <style:text-properties fo:color="#e5786d"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fo:color="#e5786d"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29"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30"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font-name-complex="Consolas" style:font-size-complex="9.5pt"/>
    </style:style>
    <style:style style:name="P31" style:family="paragraph" style:parent-style-name="Standard">
      <style:paragraph-properties fo:background-color="#000000">
        <style:background-image/>
      </style:paragraph-properties>
      <style:text-properties fo:color="#8ac6f2" style:font-name="Consolas" fo:font-size="9.5pt" fo:language="es" fo:country="ES"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2"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3" style:family="paragraph" style:parent-style-name="Standard">
      <style:paragraph-properties fo:background-color="#000000">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5" style:family="paragraph" style:parent-style-name="Standard">
      <style:paragraph-properties fo:background-color="#000000" style:text-autospace="none">
        <style:background-image/>
      </style:paragraph-properties>
      <style:text-properties fo:color="#cae682" style:font-name="Consolas" fo:font-size="10pt" fo:language="es" fo:country="ES"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background-image/>
      </style:paragraph-properties>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paragraph-properties fo:background-color="#000000">
        <style:background-image/>
      </style:paragraph-properties>
      <style:text-properties style:font-name="Consolas1"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background-color="#000000" style:text-autospace="none">
        <style:background-image/>
      </style:paragraph-properties>
      <style:text-properties style:font-name="Consolas1" fo:font-size="10pt" fo:language="es" fo:country="ES" style:font-size-asian="10pt" style:language-asian="zxx" style:country-asian="none" style:font-size-complex="10pt" style:language-complex="zxx" style:country-complex="none"/>
    </style:style>
    <style:style style:name="P41" style:family="paragraph" style:parent-style-name="Standard" style:list-style-name="L1">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2">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3">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4">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5">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6">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9">
      <style:text-properties style:font-name="Envy Code R VS" fo:font-size="10pt" fo:language="es" fo:country="ES" fo:font-style="normal"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8">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51" style:family="paragraph" style:parent-style-name="Standard" style:list-style-name="L7">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8ac6f2"/>
    </style:style>
    <style:style style:name="T5" style:family="text">
      <style:text-properties fo:color="#8ac6f2" style:font-name="Consolas"/>
    </style:style>
    <style:style style:name="T6" style:family="text">
      <style:text-properties fo:color="#8ac6f2" style:font-name="Consolas" fo:font-style="normal" style:font-name-asian="Consolas" style:font-style-asian="normal" style:font-name-complex="Consolas" style:font-style-complex="normal"/>
    </style:style>
    <style:style style:name="T7" style:family="text">
      <style:text-properties fo:color="#8ac6f2" style:font-name="Consolas" fo:font-style="normal" style:font-name-asian="Consolas" style:language-asian="zxx" style:country-asian="none" style:font-style-asian="normal" style:font-name-complex="Consolas" style:language-complex="zxx" style:country-complex="none" style:font-style-complex="normal"/>
    </style:style>
    <style:style style:name="T8" style:family="text">
      <style:text-properties fo:color="#8ac6f2" style:font-name="Consolas" fo:font-style="normal" style:text-underline-style="none" style:font-name-asian="Consolas" style:font-style-asian="normal" style:font-name-complex="Consolas" style:font-style-complex="normal"/>
    </style:style>
    <style:style style:name="T9" style:family="text">
      <style:text-properties fo:color="#8ac6f2" style:font-name="Consolas" style:font-name-asian="Consolas" style:font-name-complex="Consolas"/>
    </style:style>
    <style:style style:name="T10" style:family="text">
      <style:text-properties fo:color="#8ac6f2" style:font-name="Consolas" style:text-underline-style="none" style:font-name-asian="Consolas" style:font-name-complex="Consolas"/>
    </style:style>
    <style:style style:name="T11" style:family="text">
      <style:text-properties fo:color="#8ac6f2" style:font-name="Consolas" fo:font-weight="normal" style:font-name-asian="Consolas" style:font-weight-asian="normal" style:font-name-complex="Consolas" style:font-weight-complex="normal"/>
    </style:style>
    <style:style style:name="T12" style:family="text">
      <style:text-properties fo:color="#8ac6f2" style:font-name-asian="Consolas" style:font-name-complex="Consolas"/>
    </style:style>
    <style:style style:name="T13" style:family="text">
      <style:text-properties fo:color="#8ac6f2" style:text-underline-style="none"/>
    </style:style>
    <style:style style:name="T14" style:family="text">
      <style:text-properties fo:color="#e8f3f6" style:font-name="Consolas" fo:font-style="normal" style:font-name-asian="Consolas" style:font-style-asian="normal" style:font-name-complex="Consolas" style:font-style-complex="normal"/>
    </style:style>
    <style:style style:name="T15" style:family="text">
      <style:text-properties fo:color="#e8f3f6" style:font-name="Consolas" fo:font-style="normal" style:font-name-asian="Consolas" style:language-asian="zxx" style:country-asian="none" style:font-style-asian="normal" style:font-name-complex="Consolas" style:language-complex="zxx" style:country-complex="none" style:font-style-complex="normal"/>
    </style:style>
    <style:style style:name="T16" style:family="text">
      <style:text-properties fo:color="#e8f3f6" style:font-name="Consolas" fo:font-style="normal" style:text-underline-style="none" style:font-name-asian="Consolas" style:font-style-asian="normal" style:font-name-complex="Consolas" style:font-style-complex="normal"/>
    </style:style>
    <style:style style:name="T17" style:family="text">
      <style:text-properties fo:color="#e8f3f6" style:font-name="Consolas" style:font-name-asian="Consolas" style:font-name-complex="Consolas"/>
    </style:style>
    <style:style style:name="T18" style:family="text">
      <style:text-properties fo:color="#e8f3f6" style:font-name="Consolas" fo:font-weight="normal" style:font-name-asian="Consolas" style:font-weight-asian="normal" style:font-name-complex="Consolas" style:font-weight-complex="normal"/>
    </style:style>
    <style:style style:name="T19" style:family="text">
      <style:text-properties fo:color="#e8f3f6" style:font-name="Consolas" style:text-underline-style="none" style:font-name-asian="Consolas" style:font-name-complex="Consolas"/>
    </style:style>
    <style:style style:name="T20" style:family="text">
      <style:text-properties fo:color="#e8f3f6" style:font-name="Consolas" fo:font-style="italic" style:font-name-asian="Consolas" style:font-style-asian="italic" style:font-name-complex="Consolas" style:font-style-complex="italic"/>
    </style:style>
    <style:style style:name="T21" style:family="text">
      <style:text-properties fo:color="#e8f3f6" style:font-name-asian="Consolas" style:font-name-complex="Consolas"/>
    </style:style>
    <style:style style:name="T22" style:family="text">
      <style:text-properties fo:color="#e5786d"/>
    </style:style>
    <style:style style:name="T23" style:family="text">
      <style:text-properties fo:color="#e5786d" style:font-name="Consolas"/>
    </style:style>
    <style:style style:name="T24" style:family="text">
      <style:text-properties fo:color="#e5786d" style:font-name="Consolas" style:font-name-asian="Consolas" style:font-name-complex="Consolas"/>
    </style:style>
    <style:style style:name="T25" style:family="text">
      <style:text-properties fo:color="#e5786d" style:font-name="Consolas" fo:font-style="normal" style:font-name-asian="Consolas" style:font-style-asian="normal" style:font-name-complex="Consolas" style:font-style-complex="normal"/>
    </style:style>
    <style:style style:name="T26" style:family="text">
      <style:text-properties fo:color="#e5786d" style:font-name="Consolas" fo:font-style="normal" style:font-name-asian="Consolas" style:language-asian="zxx" style:country-asian="none" style:font-style-asian="normal" style:font-name-complex="Consolas" style:language-complex="zxx" style:country-complex="none" style:font-style-complex="normal"/>
    </style:style>
    <style:style style:name="T27" style:family="text">
      <style:text-properties fo:color="#e5786d" style:font-name="Consolas" fo:font-style="normal" style:text-underline-style="none" style:font-name-asian="Consolas" style:font-style-asian="normal" style:font-name-complex="Consolas" style:font-style-complex="normal"/>
    </style:style>
    <style:style style:name="T28" style:family="text">
      <style:text-properties fo:color="#e5786d" style:font-name="Consolas" style:text-underline-style="none" style:font-name-asian="Consolas" style:font-name-complex="Consolas"/>
    </style:style>
    <style:style style:name="T29" style:family="text">
      <style:text-properties fo:color="#e5786d" style:font-name-asian="Consolas" style:font-name-complex="Consolas"/>
    </style:style>
    <style:style style:name="T30" style:family="text">
      <style:text-properties fo:color="#8b9699" style:font-name="Consolas" style:font-name-asian="Consolas" style:font-name-complex="Consolas"/>
    </style:style>
    <style:style style:name="T31" style:family="text">
      <style:text-properties style:font-name="Envy Code R VS" fo:font-size="10pt" fo:font-style="normal" style:font-size-asian="10pt" style:font-style-asian="normal" style:font-size-complex="10pt" style:font-style-complex="normal"/>
    </style:style>
    <style:style style:name="T32" style:family="text">
      <style:text-properties style:font-name="Envy Code R VS" fo:font-size="10pt" fo:font-style="normal" style:font-size-asian="10pt" style:language-asian="zxx" style:country-asian="none" style:font-style-asian="normal" style:font-size-complex="10pt" style:language-complex="zxx" style:country-complex="none" style:font-style-complex="normal"/>
    </style:style>
    <style:style style:name="T3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34" style:family="text">
      <style:text-properties style:font-name="Envy Code R VS" fo:font-size="10pt" fo:font-style="normal" style:text-underline-style="none" style:font-size-asian="10pt" style:font-style-asian="normal" style:font-size-complex="10pt" style:font-style-complex="normal"/>
    </style:style>
    <style:style style:name="T35" style:family="text">
      <style:text-properties style:font-name="Envy Code R VS" fo:font-size="10pt" fo:font-style="italic" style:font-size-asian="10pt" style:font-style-asian="italic" style:font-size-complex="10pt" style:font-style-complex="italic"/>
    </style:style>
    <style:style style:name="T36" style:family="text">
      <style:text-properties fo:color="#cae682"/>
    </style:style>
    <style:style style:name="T37" style:family="text">
      <style:text-properties fo:color="#cae682" style:font-name="Consolas"/>
    </style:style>
    <style:style style:name="T38" style:family="text">
      <style:text-properties fo:color="#cae682" style:font-name="Consolas" style:font-name-asian="Consolas" style:font-name-complex="Consolas"/>
    </style:style>
    <style:style style:name="T39" style:family="text">
      <style:text-properties fo:color="#cae682" style:font-name="Consolas" style:text-underline-style="none" style:font-name-asian="Consolas" style:font-name-complex="Consolas"/>
    </style:style>
    <style:style style:name="T40" style:family="text">
      <style:text-properties fo:color="#cae682" style:font-name="Consolas" fo:font-style="normal" style:text-underline-style="none" style:font-name-asian="Consolas" style:font-style-asian="normal" style:font-name-complex="Consolas" style:font-style-complex="normal"/>
    </style:style>
    <style:style style:name="T41" style:family="text">
      <style:text-properties fo:color="#cae682" style:font-name="Consolas" fo:font-style="normal" style:font-name-asian="Consolas" style:language-asian="zxx" style:country-asian="none" style:font-style-asian="normal" style:font-name-complex="Consolas" style:language-complex="zxx" style:country-complex="none" style:font-style-complex="normal"/>
    </style:style>
    <style:style style:name="T42" style:family="text">
      <style:text-properties fo:color="#cae682" style:font-name="Consolas" fo:font-weight="normal" style:font-name-asian="Consolas" style:font-weight-asian="normal" style:font-name-complex="Consolas" style:font-weight-complex="normal"/>
    </style:style>
    <style:style style:name="T43" style:family="text">
      <style:text-properties fo:color="#cae682" style:font-name="Consolas" fo:font-style="italic" style:font-name-asian="Consolas" style:font-style-asian="italic" style:font-name-complex="Consolas" style:font-style-complex="italic"/>
    </style:style>
    <style:style style:name="T44" style:family="text">
      <style:text-properties fo:color="#cae682" style:text-underline-style="none"/>
    </style:style>
    <style:style style:name="T45" style:family="text">
      <style:text-properties style:text-underline-style="none"/>
    </style:style>
    <style:style style:name="T46" style:family="text">
      <style:text-properties fo:color="#00008b" style:font-name="Consolas" fo:font-weight="bold" style:font-name-asian="Consolas" style:font-weight-asian="bold" style:font-name-complex="Consolas" style:font-weight-complex="bold"/>
    </style:style>
    <style:style style:name="T47" style:family="text">
      <style:text-properties style:font-name="Consolas"/>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font-style-asian="normal" style:font-style-complex="normal"/>
    </style:style>
    <style:style style:name="T50" style:family="text">
      <style:text-properties fo:language="es" fo:country="ES"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El Patrón Specification&lt;T&gt;</text:span>:</text:p>
      <text:p text:style-name="P2"/>
      <text:p text:style-name="P2">Probablemente el patrón de DDD sobre el que se ha escrito, polemizado y ampliado más. Para muestra un botón (DDD_Specification con LINQ):</text:p>
      <text:p text:style-name="P2"/>
      <text:p text:style-name="P1"><text:a xlink:type="simple" xlink:href="http://nblumhardt.com/archives/implementing-the-specification-pattern-via-linq/"><text:span text:style-name="T50">http://nblumhardt.com/archives/implementing-the-specification-pattern-via-linq/</text:span></text:a></text:p>
      <text:p text:style-name="P1"><text:a xlink:type="simple" xlink:href="http://iridescence.no/post/Linq-the-Specification-Pattern-and-Encapsulation.aspx"><text:span text:style-name="T50">http://iridescence.no/post/Linq-the-Specification-Pattern-and-Encapsulation.aspx</text:span></text:a></text:p>
      <text:p text:style-name="P1"><text:a xlink:type="simple" xlink:href="http://mathgeekcoder.blogspot.com/2008/07/advanced-domain-model-queries-using.html"><text:span text:style-name="T50">http://mathgeekcoder.blogspot.com/2008/07/advanced-domain-model-queries-using.html</text:span></text:a></text:p>
      <text:p text:style-name="P1"><text:a xlink:type="simple" xlink:href="http://devlicio.us/blogs/casey/archive/2009/03/02/ddd-the-specification-pattern.aspx"><text:span text:style-name="T50">http://devlicio.us/blogs/casey/archive/2009/03/02/ddd-the-specification-pattern.aspx</text:span></text:a></text:p>
      <text:p text:style-name="P1"><text:a xlink:type="simple" xlink:href="http://en.wikipedia.org/wiki/Specification_pattern"><text:span text:style-name="T50">http://en.wikipedia.org/wiki/Specification_pattern</text:span></text:a></text:p>
      <text:p text:style-name="P1"><text:a xlink:type="simple" xlink:href="http://stackoverflow.com/questions/1454049/is-the-specification-pattern-obsolete-when-you-can-use-dynamic-linq"><text:span text:style-name="T50">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50">http://www.lostechies.com/blogs/chrismissal/archive/2009/09/10/using-the-specification-pattern-for-querying.aspx</text:span></text:a></text:p>
      <text:p text:style-name="P1"><text:a xlink:type="simple" xlink:href="http://compiledexperience.com/blog/posts/Simplifying-the-Composite-Specification-Pattern"><text:span text:style-name="T50">http://compiledexperience.com/blog/posts/Simplifying-the-Composite-Specification-Pattern</text:span></text:a></text:p>
      <text:p text:style-name="P1"><text:a xlink:type="simple" xlink:href="http://www.mostlyclean.com/post/2008/10/Linq-Specifications-The-Project.aspx"><text:span text:style-name="T50">http://www.mostlyclean.com/post/2008/10/Linq-Specifications-The-Project.aspx</text:span></text:a></text:p>
      <text:p text:style-name="P1"><text:a xlink:type="simple" xlink:href="http://andyhitchman.wordpress.com/2009/03/13/specification-pattern-linq-to-nhibernate/"><text:span text:style-name="T50">http://andyhitchman.wordpress.com/2009/03/13/specification-pattern-linq-to-nhibernate/</text:span></text:a></text:p>
      <text:p text:style-name="P2"/>
      <text:p text:style-name="P2">Difícilmente podremos añadir algo original a la ya de por si concurrida discusión.</text:p>
      <text:p text:style-name="P2"/>
      <text:p text:style-name="P2">Recomendamos consultar el documento especifico de DDD_Specification, para entender los conceptos más importantes y sobre todo para situarlo en un contexto que pedía a gritos una solución de ese estilo.</text:p>
      <text:p text:style-name="P2"/>
      <text:p text:style-name="P2"><text:span text:style-name="T3">Implementando el patrón DDD_Specification – La interface ISpecification&lt;T&gt;</text:span>:</text:p>
      <text:p text:style-name="P2"/>
      <text:p text:style-name="P2">La idea es tener una interface base a partir de la cual podamos implementar una versión abstracta que nos proporcione una implementación por defecto de la opciones/operaciones mas usuales, a saber:</text:p>
      <text:p text:style-name="P2"/>
      <text:list xml:id="list32141818" text:style-name="L1">
        <text:list-item>
          <text:p text:style-name="P41">AND</text:p>
        </text:list-item>
        <text:list-item>
          <text:p text:style-name="P41">OR</text:p>
        </text:list-item>
        <text:list-item>
          <text:p text:style-name="P41">NOT</text:p>
        </text:list-item>
      </text:list>
      <text:p text:style-name="P2"/>
      <text:p text:style-name="P2">mientras que, el método que se encarga de verificar si se satisface la Specification se mantiene abstracto, obligando a cualquier clase que herede de nuestra clase base abstracta a proveer una implementación propia de dicho método</text:p>
      <text:p text:style-name="P2"/>
      <text:p text:style-name="P2">Vamos con algo de código para aclarar todo esto.</text:p>
      <text:p text:style-name="P2"/>
      <text:p text:style-name="P2">Esta es precisamente la interface de la que hablábamos:</text:p>
      <text:p text:style-name="P2"/>
      <text:p text:style-name="P10"><text:span text:style-name="T6">namespace</text:span><text:span text:style-name="T14"> dddsample.domain.shared</text:span></text:p>
      <text:p text:style-name="P15">{</text:p>
      <text:p text:style-name="P11"><text:span text:style-name="T17"><text:s text:c="4"/></text:span><text:span text:style-name="T9">public</text:span><text:span text:style-name="T17"> </text:span><text:span text:style-name="T9">interface</text:span><text:span text:style-name="T17"> </text:span><text:span text:style-name="T24">ISpecification</text:span><text:span text:style-name="T17">&lt;T&gt;</text:span></text:p>
      <text:p text:style-name="P15"><text:s text:c="4"/>{</text:p>
      <text:p text:style-name="P11"><text:span text:style-name="T17"><text:s text:c="8"/></text:span><text:span text:style-name="T9">bool</text:span><text:span text:style-name="T17"> is_satisfied_by(T item);</text:span></text:p>
      <text:p text:style-name="P11"><text:span text:style-name="T17"><text:s text:c="8"/></text:span><text:span text:style-name="T24">ISpecification</text:span><text:span text:style-name="T17">&lt;T&gt; and(</text:span><text:span text:style-name="T24">ISpecification</text:span><text:span text:style-name="T17">&lt;T&gt; spec);</text:span></text:p>
      <text:p text:style-name="P11"><text:span text:style-name="T17"><text:s text:c="8"/></text:span><text:span text:style-name="T24">ISpecification</text:span><text:span text:style-name="T17">&lt;T&gt; or(</text:span><text:span text:style-name="T24">ISpecification</text:span><text:span text:style-name="T17">&lt;T&gt; spec);</text:span></text:p>
      <text:p text:style-name="P11"><text:span text:style-name="T17"><text:s text:c="8"/></text:span><text:span text:style-name="T24">ISpecification</text:span><text:span text:style-name="T17">&lt;T&gt; not();</text:span></text:p>
      <text:p text:style-name="P15"><text:s text:c="4"/>}</text:p>
      <text:p text:style-name="P15">}</text:p>
      <text:p text:style-name="P2"/>
      <text:p text:style-name="P2">aquí con toda la ceremonia implícita de los comentarios:</text:p>
      <text:p text:style-name="P2"/>
      <text:p text:style-name="P10"><text:span text:style-name="T6">namespace</text:span><text:span text:style-name="T14"> dddsample.domain.shared</text:span></text:p>
      <text:p text:style-name="P15">{</text:p>
      <text:p text:style-name="P11"><text:span text:style-name="T17"><text:s text:c="4"/></text:span><text:span text:style-name="T9">///</text:span><text:span text:style-name="T30"> </text:span><text:span text:style-name="T9">&lt;summary&gt;</text:span></text:p>
      <text:p text:style-name="P11"><text:span text:style-name="T17"><text:s text:c="4"/></text:span><text:span text:style-name="T9">///</text:span><text:span text:style-name="T30"> Specification interface.</text:span></text:p>
      <text:p text:style-name="P11"><text:span text:style-name="T17"><text:s text:c="4"/></text:span><text:span text:style-name="T9">///</text:span><text:span text:style-name="T30"> Use </text:span><text:span text:style-name="T9">&lt;code&gt;</text:span><text:span text:style-name="T30">AbstractSpecification</text:span><text:span text:style-name="T9">&lt;/code&gt;</text:span><text:span text:style-name="T30"> as base for creating specifications,</text:span></text:p>
      <text:p text:style-name="P11"><text:span text:style-name="T17"><text:s text:c="4"/></text:span><text:span text:style-name="T9">///</text:span><text:span text:style-name="T30"> and only the method </text:span><text:span text:style-name="T9">&lt;code&gt;</text:span><text:span text:style-name="T30">is_satisfied_by(Object)</text:span><text:span text:style-name="T9">&lt;/code&gt;</text:span><text:span text:style-name="T30"> must be implemented.</text:span></text:p>
      <text:p text:style-name="P11"><text:span text:style-name="T17"><text:s text:c="4"/></text:span><text:span text:style-name="T9">///</text:span><text:span text:style-name="T30"> </text:span><text:span text:style-name="T9">&lt;/summary&gt;</text:span></text:p>
      <text:p text:style-name="P11"><text:soft-page-break/><text:span text:style-name="T17"><text:s text:c="4"/></text:span><text:span text:style-name="T9">///</text:span><text:span text:style-name="T30"> </text:span><text:span text:style-name="T9">&lt;typeparam name=</text:span><text:span text:style-name="T24">"T"</text:span><text:span text:style-name="T9">&gt;&lt;/typeparam&gt;</text:span></text:p>
      <text:p text:style-name="P11"><text:span text:style-name="T17"><text:s text:c="4"/></text:span><text:span text:style-name="T9">public</text:span><text:span text:style-name="T17"> </text:span><text:span text:style-name="T9">interface</text:span><text:span text:style-name="T17"> </text:span><text:span text:style-name="T24">ISpecification</text:span><text:span text:style-name="T17">&lt;T&gt;</text:span></text:p>
      <text:p text:style-name="P15"><text:s text:c="4"/>{</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Check if </text:span><text:span text:style-name="T9">&lt;code&gt;</text:span><text:span text:style-name="T30">item</text:span><text:span text:style-name="T9">&lt;/code&gt;</text:span><text:span text:style-name="T30"> is satisfied by the specification.</text:span></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text:span><text:span text:style-name="T9">&lt;param name=</text:span><text:span text:style-name="T24">"item"</text:span><text:span text:style-name="T9">&gt;</text:span><text:span text:style-name="T30">Object to test.</text:span><text:span text:style-name="T9">&lt;/param&gt;</text:span></text:p>
      <text:p text:style-name="P11"><text:span text:style-name="T17"><text:s text:c="8"/></text:span><text:span text:style-name="T9">///</text:span><text:span text:style-name="T30"> </text:span><text:span text:style-name="T9">&lt;returns&gt;&lt;code&gt;</text:span><text:span text:style-name="T30">true</text:span><text:span text:style-name="T9">&lt;/code&gt;</text:span><text:span text:style-name="T30"> if </text:span><text:span text:style-name="T9">&lt;code&gt;</text:span><text:span text:style-name="T30">item</text:span><text:span text:style-name="T9">&lt;/code&gt;</text:span><text:span text:style-name="T30"> </text:span></text:p>
      <text:p text:style-name="P11"><text:span text:style-name="T17"><text:s text:c="8"/></text:span><text:span text:style-name="T9">///</text:span><text:span text:style-name="T30"> satisfies the specification.</text:span><text:span text:style-name="T9">&lt;/returns&gt;</text:span></text:p>
      <text:p text:style-name="P11"><text:span text:style-name="T17"><text:s text:c="8"/></text:span><text:span text:style-name="T9">bool</text:span><text:span text:style-name="T17"> is_satisfied_by(T item);</text:span></text:p>
      <text:p text:style-name="P15"/>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Create a new specification that is the AND operation </text:span></text:p>
      <text:p text:style-name="P11"><text:span text:style-name="T17"><text:s text:c="8"/></text:span><text:span text:style-name="T9">///</text:span><text:span text:style-name="T30"> of </text:span><text:span text:style-name="T9">&lt;code&gt;</text:span><text:span text:style-name="T30">this</text:span><text:span text:style-name="T9">&lt;/code&gt;</text:span><text:span text:style-name="T30"> specification and another specification.</text:span></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text:span><text:span text:style-name="T9">&lt;param name=</text:span><text:span text:style-name="T24">"spec"</text:span><text:span text:style-name="T9">&gt;</text:span><text:span text:style-name="T30">Specification to AND.</text:span><text:span text:style-name="T9">&lt;/param&gt;</text:span></text:p>
      <text:p text:style-name="P11"><text:span text:style-name="T17"><text:s text:c="8"/></text:span><text:span text:style-name="T9">///</text:span><text:span text:style-name="T30"> </text:span><text:span text:style-name="T9">&lt;returns&gt;</text:span><text:span text:style-name="T30">A new specification.</text:span><text:span text:style-name="T9">&lt;/returns&gt;</text:span></text:p>
      <text:p text:style-name="P11"><text:span text:style-name="T17"><text:s text:c="8"/></text:span><text:span text:style-name="T24">ISpecification</text:span><text:span text:style-name="T17">&lt;T&gt; and(</text:span><text:span text:style-name="T24">ISpecification</text:span><text:span text:style-name="T17">&lt;T&gt; spec);</text:span></text:p>
      <text:p text:style-name="P15"><text:s text:c="8"/></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Create a new specification that is the OR operation </text:span></text:p>
      <text:p text:style-name="P11"><text:span text:style-name="T17"><text:s text:c="8"/></text:span><text:span text:style-name="T9">///</text:span><text:span text:style-name="T30"> of </text:span><text:span text:style-name="T9">&lt;code&gt;</text:span><text:span text:style-name="T30">this</text:span><text:span text:style-name="T9">&lt;/code&gt;</text:span><text:span text:style-name="T30"> specification and another specification.</text:span></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text:span><text:span text:style-name="T9">&lt;param name=</text:span><text:span text:style-name="T24">"spec"</text:span><text:span text:style-name="T9">&gt;</text:span><text:span text:style-name="T30">Specification to OR.</text:span><text:span text:style-name="T9">&lt;/param&gt;</text:span></text:p>
      <text:p text:style-name="P11"><text:span text:style-name="T17"><text:s text:c="8"/></text:span><text:span text:style-name="T9">///</text:span><text:span text:style-name="T30"> </text:span><text:span text:style-name="T9">&lt;returns&gt;</text:span><text:span text:style-name="T30">A new specification.</text:span><text:span text:style-name="T9">&lt;/returns&gt;</text:span></text:p>
      <text:p text:style-name="P11"><text:span text:style-name="T17"><text:s text:c="8"/></text:span><text:span text:style-name="T24">ISpecification</text:span><text:span text:style-name="T17">&lt;T&gt; or(</text:span><text:span text:style-name="T24">ISpecification</text:span><text:span text:style-name="T17">&lt;T&gt; spec);</text:span></text:p>
      <text:p text:style-name="P15"><text:s text:c="8"/></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Create a new specification that is the NOT operation </text:span></text:p>
      <text:p text:style-name="P11"><text:span text:style-name="T17"><text:s text:c="8"/></text:span><text:span text:style-name="T9">///</text:span><text:span text:style-name="T30"> of </text:span><text:span text:style-name="T9">&lt;code&gt;</text:span><text:span text:style-name="T30">this</text:span><text:span text:style-name="T9">&lt;/code&gt;</text:span><text:span text:style-name="T30"> specification.</text:span></text:p>
      <text:p text:style-name="P11"><text:span text:style-name="T17"><text:s text:c="8"/></text:span><text:span text:style-name="T9">///</text:span><text:span text:style-name="T30"> </text:span><text:span text:style-name="T9">&lt;/summary&gt;</text:span></text:p>
      <text:p text:style-name="P11"><text:span text:style-name="T17"><text:s text:c="8"/></text:span><text:span text:style-name="T9">///</text:span><text:span text:style-name="T30"> </text:span><text:span text:style-name="T9">&lt;returns&gt;</text:span><text:span text:style-name="T30">A new specification.</text:span><text:span text:style-name="T9">&lt;/returns&gt;</text:span></text:p>
      <text:p text:style-name="P11"><text:span text:style-name="T17"><text:s text:c="8"/></text:span><text:span text:style-name="T24">ISpecification</text:span><text:span text:style-name="T17">&lt;T&gt; not();</text:span></text:p>
      <text:p text:style-name="P15"><text:s text:c="4"/>}</text:p>
      <text:p text:style-name="P15">}</text:p>
      <text:p text:style-name="P2"/>
      <text:p text:style-name="P8"><text:span text:style-name="T31">NOTA: Creemos haber descubierto un error en el código java ya que la signatura propuesta para el método </text:span><text:span text:style-name="T35">not()</text:span><text:span text:style-name="T31"> es la siguiente:</text:span></text:p>
      <text:p text:style-name="P2"/>
      <text:p text:style-name="P10"><text:span text:style-name="T25">ISpecificationJava</text:span><text:span text:style-name="T14">&lt;T&gt; not(</text:span><text:span text:style-name="T25">ISpecificationJava</text:span><text:span text:style-name="T14">&lt;T&gt; spec);</text:span></text:p>
      <text:p text:style-name="P2"/>
      <text:p text:style-name="P2">y esto es algo que no tiene ningún tipo de sentido, puesto que para implementar una operación NOT solo hace falta un único operando (en este caso, la propia clase que invoque NOT), al contrario que en las operaciones AND y OR donde son necesarios dos operandos. De hecho, un ejemplo, sacado del proyecto que acompaña al DDD_Specification, donde se muestra su invocación podría ser algo así como:</text:p>
      <text:p text:style-name="P2"/>
      <text:p text:style-name="P11"><text:span text:style-name="T9">var</text:span><text:span text:style-name="T17"> not_spec = </text:span><text:span text:style-name="T9">new</text:span><text:span text:style-name="T17"> </text:span><text:span text:style-name="T38">ThisIsYourSpecification</text:span><text:span text:style-name="T17">(</text:span><text:span text:style-name="T24">33</text:span><text:span text:style-name="T17">).not();</text:span></text:p>
      <text:p text:style-name="P2"/>
      <text:p text:style-name="P2">suponiendo que tuviésemos un Specification como:</text:p>
      <text:p text:style-name="P2"/>
      <text:p text:style-name="P35">ThisIsYourSpecification</text:p>
      <text:p text:style-name="P2"/>
      <text:p text:style-name="P2">que admitiese números enteros, y hacer la comprobación que considerase oportuna</text:p>
      <text:p text:style-name="P2"/>
      <text:p text:style-name="P37"><text:span text:style-name="T38">ThisIsYourSpecification</text:span><text:span text:style-name="T17">(</text:span><text:span text:style-name="T24">33</text:span><text:span text:style-name="T17">)</text:span></text:p>
      <text:p text:style-name="P2"/>
      <text:p text:style-name="P2">si quisiéramos negarla seria así:</text:p>
      <text:p text:style-name="P2"/>
      <text:p text:style-name="P37"><text:span text:style-name="T38">ThisIsYourSpecification</text:span><text:span text:style-name="T17">(</text:span><text:span text:style-name="T24">33</text:span><text:span text:style-name="T17">).not()</text:span></text:p>
      <text:p text:style-name="P2"/>
      <text:p text:style-name="P2">y vemos claramente que:</text:p>
      <text:p text:style-name="P2"><text:soft-page-break/></text:p>
      <text:p text:style-name="P18">not()</text:p>
      <text:p text:style-name="P2"/>
      <text:p text:style-name="P2">no admite ningún parámetro</text:p>
      <text:p text:style-name="P2"/>
      <text:p text:style-name="P2">FIN NOTA.</text:p>
      <text:p text:style-name="P2"/>
      <text:p text:style-name="P2"><text:span text:style-name="T3">Implementando el patrón DDD_Specification – La abstract class Specification&lt;T&gt;</text:span>:</text:p>
      <text:p text:style-name="P2"/>
      <text:p text:style-name="P2">Vamos a intentar llegar a la implementación de la clase abstracta Specification&lt;T&gt; a través de BDD.</text:p>
      <text:p text:style-name="P2"/>
      <text:p text:style-name="P2">Tal y como esta implementada en el código java hace que sea imposible de testar y mucho menos, de llegar a ella a través de BDD. De ese aspecto trata nuestra siguiente sección</text:p>
      <text:p text:style-name="P2"/>
      <text:p text:style-name="P2"><text:span text:style-name="T3">"Lavando los trapos sucios en publico" o "Inyectar o no Inyectar, he aquí la cuestión"</text:span>:</text:p>
      <text:p text:style-name="P2"/>
      <text:p text:style-name="P2">El problema de base es que la implementació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íamos hablar de anti-pattern) a código, obtendríamos algo como:</text:p>
      <text:p text:style-name="P2"/>
      <text:p text:style-name="P36"><text:span text:style-name="T9">public</text:span><text:span text:style-name="T17"> </text:span><text:span text:style-name="T9">abstract</text:span><text:span text:style-name="T17"> </text:span><text:span text:style-name="T9">class</text:span><text:span text:style-name="T17"> </text:span><text:span text:style-name="T38">Specification</text:span><text:span text:style-name="T17">&lt;T&gt; : </text:span><text:span text:style-name="T24">ISpecification</text:span><text:span text:style-name="T17">&lt;T&gt;</text:span></text:p>
      <text:p text:style-name="P15">{</text:p>
      <text:p text:style-name="P11"><text:span text:style-name="T17"><text:s text:c="4"/></text:span><text:span text:style-name="T9">public</text:span><text:span text:style-name="T17"> </text:span><text:span text:style-name="T24">ISpecification</text:span><text:span text:style-name="T17">&lt;T&gt; and(</text:span><text:span text:style-name="T24">ISpecification</text:span><text:span text:style-name="T17">&lt;T&gt; the_other)</text:span></text:p>
      <text:p text:style-name="P15"><text:s text:c="4"/>{</text:p>
      <text:p text:style-name="P11"><text:span text:style-name="T17"><text:s text:c="8"/></text:span><text:span text:style-name="T9">return</text:span><text:span text:style-name="T17"> </text:span><text:span text:style-name="T9">new</text:span><text:span text:style-name="T17"> </text:span><text:span text:style-name="T38">AndSpecification</text:span><text:span text:style-name="T17">&lt;T&gt;(</text:span><text:span text:style-name="T9">this</text:span><text:span text:style-name="T17">, the_other);</text:span></text:p>
      <text:p text:style-name="P15"><text:s text:c="4"/>}</text:p>
      <text:p text:style-name="P15">}</text:p>
      <text:p text:style-name="P2"/>
      <text:p text:style-name="P2">El método <text:span text:style-name="T1">and()</text:span>, internamente, crea una instancia de la clase <text:span text:style-name="T1">AndSpecification&lt;T&gt;</text:span>, de forma que nadie que vea desde fuera esta clase pueda saber que la clase <text:span text:style-name="T1">Specification&lt;T&gt;</text:span> tiene esa dependencia. Uno de los problemas con este tipo de "practicas" desde un punto de vista de BDD (o TDD mockista), es que es imposible testar esta clase y mas concretamente este método, pues no hay una forma clara de sustituir esa llamada a la construcción de la clase <text:span text:style-name="T1">AndSpecification&lt;T&gt;</text:span>, de crear un objeto falso (un mock object) que nos permita, por ejemplo, asertar que para que el método and() se comporte tal y como esperamos, durante su ejecución debe haber invocado una vez, y solo una, el constructor de la clase <text:span text:style-name="T1">AndSpecification&lt;T&gt;</text:span>. En la actualidad existe algún Mocking Framework que permite hacer cosas parecidas. Sin dudar del valor que esto representa, sobre todo cuando nos enfrentamos a un código fuente heredado y con poca capacidad de cambio, no nos parece una practica saludable, ya que, en la mayoría de los casos se pueden optar por alternativas mas "testables", y probablemente, mas solidas y fáciles de mantener a medio y largo plazo.</text:p>
      <text:p text:style-name="P2"/>
      <text:p text:style-name="P2">Para entender mejor este concepto, es interesante considerar la alternativa. Tal y como reza el titulo de este epígrafe: "Lavar los trapos sucios en publico".</text:p>
      <text:p text:style-name="P2"/>
      <text:p text:style-name="P2">Una de las alternativa seria reconocer de antemano todas las dependencias de nuestra clase e intentar inyectárselas a través del constructor (Constructor Dependency Inyection). Es decir, aplicado a nuestro caso tendríamos algo como:</text:p>
      <text:p text:style-name="P2"/>
      <text:p text:style-name="P36"><text:span text:style-name="T9">public</text:span><text:span text:style-name="T17"> </text:span><text:span text:style-name="T9">abstract</text:span><text:span text:style-name="T17"> </text:span><text:span text:style-name="T9">class</text:span><text:span text:style-name="T17"> </text:span><text:span text:style-name="T38">Specification</text:span><text:span text:style-name="T17">&lt;T&gt; : </text:span><text:span text:style-name="T24">ISpecification</text:span><text:span text:style-name="T17">&lt;T&gt;</text:span></text:p>
      <text:p text:style-name="P15">{</text:p>
      <text:p text:style-name="P11"><text:span text:style-name="T17"><text:s text:c="4"/></text:span><text:span text:style-name="T38">AndSpecification</text:span><text:span text:style-name="T17">&lt;T&gt; and_specification;</text:span></text:p>
      <text:p text:style-name="P15"><text:s text:c="4"/></text:p>
      <text:p text:style-name="P11"><text:span text:style-name="T17"><text:s text:c="4"/></text:span><text:span text:style-name="T9">public</text:span><text:span text:style-name="T17"> Specification(</text:span><text:span text:style-name="T38">AndSpecification</text:span><text:span text:style-name="T17">&lt;T&gt; and_specification)</text:span></text:p>
      <text:p text:style-name="P15"><text:s text:c="4"/>{</text:p>
      <text:p text:style-name="P11"><text:soft-page-break/><text:span text:style-name="T17"><text:s text:c="8"/></text:span><text:span text:style-name="T9">this</text:span><text:span text:style-name="T17">.and_specification = and_specification;</text:span></text:p>
      <text:p text:style-name="P15"><text:s text:c="4"/>}</text:p>
      <text:p text:style-name="P15"/>
      <text:p text:style-name="P11"><text:span text:style-name="T17"><text:s text:c="4"/></text:span><text:span text:style-name="T9">public</text:span><text:span text:style-name="T17"> </text:span><text:span text:style-name="T24">ISpecification</text:span><text:span text:style-name="T17">&lt;T&gt; and(</text:span><text:span text:style-name="T24">ISpecification</text:span><text:span text:style-name="T17">&lt;T&gt; the_other_specification)</text:span></text:p>
      <text:p text:style-name="P15"><text:s text:c="4"/>{</text:p>
      <text:p text:style-name="P11"><text:span text:style-name="T17"><text:s text:c="8"/></text:span><text:span text:style-name="T9">return</text:span><text:span text:style-name="T17"> and_specification(</text:span><text:span text:style-name="T9">this</text:span><text:span text:style-name="T17">, the_other_specification);</text:span></text:p>
      <text:p text:style-name="P15"><text:s text:c="4"/>}</text:p>
      <text:p text:style-name="P15">}</text:p>
      <text:p text:style-name="P2"/>
      <text:p text:style-name="P2">y enfatizamos el "algo como" ya que hemos hecho trampas. <text:span text:style-name="T1">Specification&lt;T&gt;</text:span> es una clase abstracta, por lo que al declararle un constructor nos vemos en la obligación de heredar la signatura del constructor en cualquier clase que herede de <text:span text:style-name="T1">Specification&lt;T&gt;</text:span> y en el caso de <text:span text:style-name="T1">AndSpecification&lt;T&gt;</text:span> la signatura del constructor de Specification&lt;T&gt; simple y llanamente carece de sentido, ya que el constructor que buscamos para AndSpecification&lt;T&gt; seria algo así como:</text:p>
      <text:p text:style-name="P2"/>
      <text:p text:style-name="P36"><text:span text:style-name="T9">public</text:span><text:span text:style-name="T17"> AndSpecification(</text:span><text:span text:style-name="T24">ISpecification</text:span><text:span text:style-name="T17">&lt;T&gt; left_side, </text:span><text:span text:style-name="T24">ISpecification</text:span><text:span text:style-name="T17">&lt;T&gt; right_side)</text:span></text:p>
      <text:p text:style-name="P2"/>
      <text:p text:style-name="P2">Llegados a este punto en el que claramente se pone de manifiesto que la aproximación escogida no es la correcta (para empezar ni siquiera compila), por muy buenos y correctos principios que estábamos intentando aplicar (Constructor Dependency Injection), podemos ir todavía mas allá en la utopía y proponer la solución completa (con las operaciones AND, OR y NOT):</text:p>
      <text:p text:style-name="P2"/>
      <text:p text:style-name="P36"><text:span text:style-name="T9">public</text:span><text:span text:style-name="T17"> </text:span><text:span text:style-name="T9">abstract</text:span><text:span text:style-name="T17"> </text:span><text:span text:style-name="T9">class</text:span><text:span text:style-name="T17"> </text:span><text:span text:style-name="T38">Specification</text:span><text:span text:style-name="T17">&lt;T&gt; : </text:span><text:span text:style-name="T24">ISpecification</text:span><text:span text:style-name="T17">&lt;T&gt;</text:span></text:p>
      <text:p text:style-name="P15">{</text:p>
      <text:p text:style-name="P11"><text:span text:style-name="T17"><text:s text:c="4"/></text:span><text:span text:style-name="T38">AndSpecification</text:span><text:span text:style-name="T17">&lt;T&gt; and_specification;</text:span></text:p>
      <text:p text:style-name="P11"><text:span text:style-name="T17"><text:s text:c="4"/></text:span><text:span text:style-name="T38">OrSpecification</text:span><text:span text:style-name="T17">&lt;T&gt; or_specification;</text:span></text:p>
      <text:p text:style-name="P11"><text:span text:style-name="T17"><text:s text:c="4"/></text:span><text:span text:style-name="T38">NotSpecification</text:span><text:span text:style-name="T17">&lt;T&gt; not_specification;</text:span></text:p>
      <text:p text:style-name="P15"/>
      <text:p text:style-name="P11"><text:span text:style-name="T17"><text:s text:c="4"/></text:span><text:span text:style-name="T9">public</text:span><text:span text:style-name="T17"> Specification(</text:span><text:span text:style-name="T38">AndSpecification</text:span><text:span text:style-name="T17">&lt;T&gt; and_specification, </text:span></text:p>
      <text:p text:style-name="P11"><text:span text:style-name="T17"><text:s text:c="25"/></text:span><text:span text:style-name="T38">OrSpecification</text:span><text:span text:style-name="T17">&lt;T&gt; or_specification, </text:span></text:p>
      <text:p text:style-name="P11"><text:span text:style-name="T17"><text:s text:c="25"/></text:span><text:span text:style-name="T38">NotSpecification</text:span><text:span text:style-name="T17">&lt;T&gt; not_specification)</text:span></text:p>
      <text:p text:style-name="P15"><text:s text:c="4"/>{</text:p>
      <text:p text:style-name="P11"><text:span text:style-name="T17"><text:s text:c="8"/></text:span><text:span text:style-name="T9">this</text:span><text:span text:style-name="T17">.and_specification = and_specification;</text:span></text:p>
      <text:p text:style-name="P11"><text:span text:style-name="T17"><text:s text:c="8"/></text:span><text:span text:style-name="T9">this</text:span><text:span text:style-name="T17">.or_specification = or_specification;</text:span></text:p>
      <text:p text:style-name="P11"><text:span text:style-name="T17"><text:s text:c="8"/></text:span><text:span text:style-name="T9">this</text:span><text:span text:style-name="T17">.not_specification = not_specification;</text:span></text:p>
      <text:p text:style-name="P15"><text:s text:c="4"/>}</text:p>
      <text:p text:style-name="P15"/>
      <text:p text:style-name="P11"><text:span text:style-name="T17"><text:s text:c="4"/></text:span><text:span text:style-name="T9">public</text:span><text:span text:style-name="T17"> </text:span><text:span text:style-name="T9">abstract</text:span><text:span text:style-name="T17"> </text:span><text:span text:style-name="T9">bool</text:span><text:span text:style-name="T17"> is_satisfied_by(T item);</text:span></text:p>
      <text:p text:style-name="P15"/>
      <text:p text:style-name="P11"><text:span text:style-name="T17"><text:s text:c="4"/></text:span><text:span text:style-name="T9">public</text:span><text:span text:style-name="T17"> </text:span><text:span text:style-name="T24">ISpecification</text:span><text:span text:style-name="T17">&lt;T&gt; and(</text:span><text:span text:style-name="T24">ISpecification</text:span><text:span text:style-name="T17">&lt;T&gt; the_other_specification)</text:span></text:p>
      <text:p text:style-name="P15"><text:s text:c="4"/>{</text:p>
      <text:p text:style-name="P11"><text:span text:style-name="T17"><text:s text:c="8"/></text:span><text:span text:style-name="T9">return</text:span><text:span text:style-name="T17"> and_specification(</text:span><text:span text:style-name="T9">this</text:span><text:span text:style-name="T17">, the_other_specification);</text:span></text:p>
      <text:p text:style-name="P15"><text:s text:c="4"/>}</text:p>
      <text:p text:style-name="P15"/>
      <text:p text:style-name="P11"><text:span text:style-name="T17"><text:s text:c="4"/></text:span><text:span text:style-name="T9">public</text:span><text:span text:style-name="T17"> </text:span><text:span text:style-name="T24">ISpecification</text:span><text:span text:style-name="T17">&lt;T&gt; or(</text:span><text:span text:style-name="T24">ISpecification</text:span><text:span text:style-name="T17">&lt;T&gt; the_other_specification)</text:span></text:p>
      <text:p text:style-name="P15"><text:s text:c="4"/>{</text:p>
      <text:p text:style-name="P11"><text:span text:style-name="T17"><text:s text:c="8"/></text:span><text:span text:style-name="T9">return</text:span><text:span text:style-name="T17"> or_specification(</text:span><text:span text:style-name="T9">this</text:span><text:span text:style-name="T17">, the_other_specification);</text:span></text:p>
      <text:p text:style-name="P15"><text:s text:c="4"/>}</text:p>
      <text:p text:style-name="P15"/>
      <text:p text:style-name="P11"><text:span text:style-name="T17"><text:s text:c="4"/></text:span><text:span text:style-name="T9">public</text:span><text:span text:style-name="T17"> </text:span><text:span text:style-name="T24">ISpecification</text:span><text:span text:style-name="T17">&lt;T&gt; not()</text:span></text:p>
      <text:p text:style-name="P15"><text:s text:c="4"/>{</text:p>
      <text:p text:style-name="P11"><text:span text:style-name="T17"><text:s text:c="7"/></text:span><text:span text:style-name="T9">return</text:span><text:span text:style-name="T17"> not_specification(</text:span><text:span text:style-name="T9">this</text:span><text:span text:style-name="T17">);</text:span></text:p>
      <text:p text:style-name="P15"><text:s text:c="4"/>}</text:p>
      <text:p text:style-name="P15">}</text:p>
      <text:p text:style-name="P15"/>
      <text:p text:style-name="P11"><text:span text:style-name="T9">public</text:span><text:span text:style-name="T17"> </text:span><text:span text:style-name="T9">class</text:span><text:span text:style-name="T17"> </text:span><text:span text:style-name="T38">NotSpecification</text:span><text:span text:style-name="T17">&lt;T&gt; : </text:span><text:span text:style-name="T38">Specification</text:span><text:span text:style-name="T17">&lt;T&gt; </text:span></text:p>
      <text:p text:style-name="P15">{</text:p>
      <text:p text:style-name="P11"><text:span text:style-name="T17"><text:s text:c="4"/></text:span><text:span text:style-name="T24">ISpecification</text:span><text:span text:style-name="T17">&lt;T&gt; to_negate;</text:span></text:p>
      <text:p text:style-name="P15"/>
      <text:p text:style-name="P11"><text:span text:style-name="T17"><text:s text:c="4"/></text:span><text:span text:style-name="T9">public</text:span><text:span text:style-name="T17"> NotSpecification(</text:span><text:span text:style-name="T38">AndSpecification</text:span><text:span text:style-name="T17">&lt;T&gt; and_specification, </text:span></text:p>
      <text:p text:style-name="P11"><text:soft-page-break/><text:span text:style-name="T17"><text:s text:c="28"/></text:span><text:span text:style-name="T38">OrSpecification</text:span><text:span text:style-name="T17">&lt;T&gt; or_specification, </text:span></text:p>
      <text:p text:style-name="P11"><text:span text:style-name="T17"><text:s text:c="28"/></text:span><text:span text:style-name="T38">NotSpecification</text:span><text:span text:style-name="T17">&lt;T&gt; not_specification) : </text:span></text:p>
      <text:p text:style-name="P11"><text:span text:style-name="T17"><text:s text:c="8"/></text:span><text:span text:style-name="T9">base</text:span><text:span text:style-name="T17">(and_specification, or_specification, not_specification) {}</text:span></text:p>
      <text:p text:style-name="P15"><text:s text:c="8"/></text:p>
      <text:p text:style-name="P11"><text:span text:style-name="T17"><text:s text:c="4"/></text:span><text:span text:style-name="T9">public</text:span><text:span text:style-name="T17"> NotSpecification(</text:span><text:span text:style-name="T24">ISpecification</text:span><text:span text:style-name="T17">&lt;T&gt; to_negate)</text:span></text:p>
      <text:p text:style-name="P15"><text:s text:c="4"/>{</text:p>
      <text:p text:style-name="P11"><text:span text:style-name="T17"><text:s text:c="8"/></text:span><text:span text:style-name="T9">this</text:span><text:span text:style-name="T17">.to_negate = to_negate;</text:span></text:p>
      <text:p text:style-name="P15"><text:s text:c="4"/>}</text:p>
      <text:p text:style-name="P15"/>
      <text:p text:style-name="P11"><text:span text:style-name="T17"><text:s text:c="4"/></text:span><text:span text:style-name="T9">public</text:span><text:span text:style-name="T17"> </text:span><text:span text:style-name="T9">override</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text:span><text:span text:style-name="T9">this</text:span><text:span text:style-name="T17">.to_negate.is_satisfied_by(item);</text:span></text:p>
      <text:p text:style-name="P15"><text:s text:c="4"/>}</text:p>
      <text:p text:style-name="P15">}</text:p>
      <text:p text:style-name="P15"/>
      <text:p text:style-name="P11"><text:span text:style-name="T9">public</text:span><text:span text:style-name="T17"> </text:span><text:span text:style-name="T9">class</text:span><text:span text:style-name="T17"> </text:span><text:span text:style-name="T38">OrSpecification</text:span><text:span text:style-name="T17">&lt;T&gt; : </text:span><text:span text:style-name="T38">Specification</text:span><text:span text:style-name="T17">&lt;T&gt;</text:span></text:p>
      <text:p text:style-name="P15">{</text:p>
      <text:p text:style-name="P11"><text:span text:style-name="T17"><text:s text:c="4"/></text:span><text:span text:style-name="T24">ISpecification</text:span><text:span text:style-name="T17">&lt;T&gt; left_side;</text:span></text:p>
      <text:p text:style-name="P11"><text:span text:style-name="T17"><text:s text:c="4"/></text:span><text:span text:style-name="T24">ISpecification</text:span><text:span text:style-name="T17">&lt;T&gt; right_side;</text:span></text:p>
      <text:p text:style-name="P15"/>
      <text:p text:style-name="P11"><text:span text:style-name="T17"><text:s text:c="4"/></text:span><text:span text:style-name="T9">public</text:span><text:span text:style-name="T17"> OrSpecification(</text:span><text:span text:style-name="T38">AndSpecification</text:span><text:span text:style-name="T17">&lt;T&gt; and_specification, </text:span></text:p>
      <text:p text:style-name="P11"><text:span text:style-name="T17"><text:s text:c="27"/></text:span><text:span text:style-name="T38">OrSpecification</text:span><text:span text:style-name="T17">&lt;T&gt; or_specification, </text:span></text:p>
      <text:p text:style-name="P11"><text:span text:style-name="T17"><text:s text:c="27"/></text:span><text:span text:style-name="T38">NotSpecification</text:span><text:span text:style-name="T17">&lt;T&gt; not_specification) : </text:span></text:p>
      <text:p text:style-name="P11"><text:span text:style-name="T17"><text:s text:c="8"/></text:span><text:span text:style-name="T9">base</text:span><text:span text:style-name="T17">(and_specification, or_specification, not_specification) {}</text:span></text:p>
      <text:p text:style-name="P15"/>
      <text:p text:style-name="P11"><text:span text:style-name="T17"><text:s text:c="4"/></text:span><text:span text:style-name="T9">public</text:span><text:span text:style-name="T17"> OrSpecification(</text:span><text:span text:style-name="T24">ISpecification</text:span><text:span text:style-name="T17">&lt;T&gt; left_side, </text:span><text:span text:style-name="T24">ISpecification</text:span><text:span text:style-name="T17">&lt;T&gt; right_side)</text:span></text:p>
      <text:p text:style-name="P15"><text:s text:c="4"/>{</text:p>
      <text:p text:style-name="P11"><text:span text:style-name="T17"><text:s text:c="8"/></text:span><text:span text:style-name="T9">this</text:span><text:span text:style-name="T17">.left_side = left_side;</text:span></text:p>
      <text:p text:style-name="P11"><text:span text:style-name="T17"><text:s text:c="8"/></text:span><text:span text:style-name="T9">this</text:span><text:span text:style-name="T17">.right_side = right_side;</text:span></text:p>
      <text:p text:style-name="P15"><text:s text:c="4"/>}</text:p>
      <text:p text:style-name="P15"/>
      <text:p text:style-name="P11"><text:span text:style-name="T17"><text:s text:c="4"/></text:span><text:span text:style-name="T9">public</text:span><text:span text:style-name="T17"> </text:span><text:span text:style-name="T9">override</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text:span><text:span text:style-name="T9">this</text:span><text:span text:style-name="T17">.left_side.is_satisfied_by(item) || </text:span></text:p>
      <text:p text:style-name="P11"><text:span text:style-name="T17"><text:s text:c="15"/></text:span><text:span text:style-name="T9">this</text:span><text:span text:style-name="T17">.right_side.is_satisfied_by(item);</text:span></text:p>
      <text:p text:style-name="P15"><text:s text:c="4"/>}</text:p>
      <text:p text:style-name="P15">}</text:p>
      <text:p text:style-name="P15"/>
      <text:p text:style-name="P11"><text:span text:style-name="T9">public</text:span><text:span text:style-name="T17"> </text:span><text:span text:style-name="T9">class</text:span><text:span text:style-name="T17"> </text:span><text:span text:style-name="T38">AndSpecification</text:span><text:span text:style-name="T17">&lt;T&gt; : </text:span><text:span text:style-name="T38">Specification</text:span><text:span text:style-name="T17">&lt;T&gt;</text:span></text:p>
      <text:p text:style-name="P15">{</text:p>
      <text:p text:style-name="P11"><text:span text:style-name="T17"><text:s text:c="4"/></text:span><text:span text:style-name="T24">ISpecification</text:span><text:span text:style-name="T17">&lt;T&gt; left_side;</text:span></text:p>
      <text:p text:style-name="P11"><text:span text:style-name="T17"><text:s text:c="4"/></text:span><text:span text:style-name="T24">ISpecification</text:span><text:span text:style-name="T17">&lt;T&gt; right_side;</text:span></text:p>
      <text:p text:style-name="P15"/>
      <text:p text:style-name="P11"><text:span text:style-name="T17"><text:s text:c="4"/></text:span><text:span text:style-name="T9">public</text:span><text:span text:style-name="T17"> AndSpecification(</text:span><text:span text:style-name="T38">AndSpecification</text:span><text:span text:style-name="T17">&lt;T&gt; and_specification, </text:span></text:p>
      <text:p text:style-name="P11"><text:span text:style-name="T17"><text:s text:c="28"/></text:span><text:span text:style-name="T38">OrSpecification</text:span><text:span text:style-name="T17">&lt;T&gt; or_specification, </text:span></text:p>
      <text:p text:style-name="P11"><text:span text:style-name="T17"><text:s text:c="28"/></text:span><text:span text:style-name="T38">NotSpecification</text:span><text:span text:style-name="T17">&lt;T&gt; not_specification) : </text:span></text:p>
      <text:p text:style-name="P11"><text:span text:style-name="T17"><text:s text:c="8"/></text:span><text:span text:style-name="T9">base</text:span><text:span text:style-name="T17">(and_specification, or_specification, not_specification) {}</text:span></text:p>
      <text:p text:style-name="P15"><text:s text:c="8"/></text:p>
      <text:p text:style-name="P11"><text:span text:style-name="T17"><text:s text:c="4"/></text:span><text:span text:style-name="T9">public</text:span><text:span text:style-name="T17"> AndSpecification(</text:span><text:span text:style-name="T24">ISpecification</text:span><text:span text:style-name="T17">&lt;T&gt; left_side, </text:span><text:span text:style-name="T24">ISpecification</text:span><text:span text:style-name="T17">&lt;T&gt; right_side)</text:span></text:p>
      <text:p text:style-name="P15"><text:s text:c="4"/>{</text:p>
      <text:p text:style-name="P11"><text:span text:style-name="T17"><text:s text:c="8"/></text:span><text:span text:style-name="T9">this</text:span><text:span text:style-name="T17">.left_side = left_side;</text:span></text:p>
      <text:p text:style-name="P11"><text:span text:style-name="T17"><text:s text:c="8"/></text:span><text:span text:style-name="T9">this</text:span><text:span text:style-name="T17">.right_side = right_side;</text:span></text:p>
      <text:p text:style-name="P15"><text:s text:c="4"/>}</text:p>
      <text:p text:style-name="P15"/>
      <text:p text:style-name="P11"><text:span text:style-name="T17"><text:s text:c="4"/></text:span><text:span text:style-name="T9">public</text:span><text:span text:style-name="T17"> </text:span><text:span text:style-name="T9">override</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text:span><text:span text:style-name="T9">this</text:span><text:span text:style-name="T17">.left_side.is_satisfied_by(item) &amp;&amp; </text:span></text:p>
      <text:p text:style-name="P11"><text:span text:style-name="T17"><text:s text:c="15"/></text:span><text:span text:style-name="T9">this</text:span><text:span text:style-name="T17">.right_side.is_satisfied_by(item);</text:span></text:p>
      <text:p text:style-name="P15"><text:s text:c="4"/>}</text:p>
      <text:p text:style-name="P15">}</text:p>
      <text:p text:style-name="P2"/>
      <text:p text:style-name="P2">Recordando donde estarían los errores:</text:p>
      <text:p text:style-name="P2"><text:soft-page-break/></text:p>
      <text:p text:style-name="P2">Primero:</text:p>
      <text:p text:style-name="P2"/>
      <text:p text:style-name="P39"><text:span text:style-name="T12">public</text:span><text:span text:style-name="T21"> </text:span><text:span text:style-name="T29">ISpecification</text:span><text:span text:style-name="T21">&lt;T&gt; and(</text:span><text:span text:style-name="T29">ISpecification</text:span><text:span text:style-name="T21">&lt;T&gt; the_other_specification)</text:span></text:p>
      <text:p text:style-name="P21">{</text:p>
      <text:p text:style-name="P40"><text:span text:style-name="T21"><text:s text:c="4"/></text:span><text:span text:style-name="T12">return</text:span><text:span text:style-name="T21"> and_specification(</text:span><text:span text:style-name="T12">this</text:span><text:span text:style-name="T21">, the_other_specification);</text:span></text:p>
      <text:p text:style-name="P21">}</text:p>
      <text:p text:style-name="P21"/>
      <text:p text:style-name="P40"><text:span text:style-name="T12">public</text:span><text:span text:style-name="T21"> </text:span><text:span text:style-name="T29">ISpecification</text:span><text:span text:style-name="T21">&lt;T&gt; or(</text:span><text:span text:style-name="T29">ISpecification</text:span><text:span text:style-name="T21">&lt;T&gt; the_other_specification)</text:span></text:p>
      <text:p text:style-name="P21">{</text:p>
      <text:p text:style-name="P40"><text:span text:style-name="T21"><text:s text:c="4"/></text:span><text:span text:style-name="T12">return</text:span><text:span text:style-name="T21"> or_specification(</text:span><text:span text:style-name="T12">this</text:span><text:span text:style-name="T21">, the_other_specification);</text:span></text:p>
      <text:p text:style-name="P21">}</text:p>
      <text:p text:style-name="P21"/>
      <text:p text:style-name="P40"><text:span text:style-name="T12">public</text:span><text:span text:style-name="T21"> </text:span><text:span text:style-name="T29">ISpecification</text:span><text:span text:style-name="T21">&lt;T&gt; not()</text:span></text:p>
      <text:p text:style-name="P21">{</text:p>
      <text:p text:style-name="P40"><text:span text:style-name="T21"><text:s text:c="4"/></text:span><text:span text:style-name="T12">return</text:span><text:span text:style-name="T21"> not_specification(</text:span><text:span text:style-name="T12">this</text:span><text:span text:style-name="T21">);</text:span></text:p>
      <text:p text:style-name="P21">}</text:p>
      <text:p text:style-name="P2"/>
      <text:p text:style-name="P2">los tres <text:span text:style-name="T1">return</text:span> serian erróneos ya que no devuelve el tipo esperado.</text:p>
      <text:p text:style-name="P2"/>
      <text:p text:style-name="P2">Segundo:</text:p>
      <text:p text:style-name="P2"/>
      <text:p text:style-name="P39"><text:span text:style-name="T12">public</text:span><text:span text:style-name="T21"> NotSpecification(</text:span><text:span text:style-name="T29">ISpecification</text:span><text:span text:style-name="T21">&lt;T&gt; to_negate)</text:span></text:p>
      <text:p text:style-name="P21">{</text:p>
      <text:p text:style-name="P40"><text:span text:style-name="T21"><text:s text:c="4"/></text:span><text:span text:style-name="T12">this</text:span><text:span text:style-name="T21">.to_negate = to_negate;</text:span></text:p>
      <text:p text:style-name="P21">}</text:p>
      <text:p text:style-name="P39"/>
      <text:p text:style-name="P39"><text:span text:style-name="T12">public</text:span><text:span text:style-name="T21"> OrSpecification(</text:span><text:span text:style-name="T29">ISpecification</text:span><text:span text:style-name="T21">&lt;T&gt; left_side, </text:span><text:span text:style-name="T29">ISpecification</text:span><text:span text:style-name="T21">&lt;T&gt; right_side)</text:span></text:p>
      <text:p text:style-name="P21">{</text:p>
      <text:p text:style-name="P40"><text:span text:style-name="T21"><text:s text:c="4"/></text:span><text:span text:style-name="T12">this</text:span><text:span text:style-name="T21">.left_side = left_side;</text:span></text:p>
      <text:p text:style-name="P40"><text:span text:style-name="T21"><text:s text:c="4"/></text:span><text:span text:style-name="T12">this</text:span><text:span text:style-name="T21">.right_side = right_side;</text:span></text:p>
      <text:p text:style-name="P21">}</text:p>
      <text:p text:style-name="P39"/>
      <text:p text:style-name="P39"><text:span text:style-name="T12">public</text:span><text:span text:style-name="T21"> AndSpecification(</text:span><text:span text:style-name="T29">ISpecification</text:span><text:span text:style-name="T21">&lt;T&gt; left_side, </text:span><text:span text:style-name="T29">ISpecification</text:span><text:span text:style-name="T21">&lt;T&gt; right_side)</text:span></text:p>
      <text:p text:style-name="P21">{</text:p>
      <text:p text:style-name="P40"><text:span text:style-name="T21"><text:s text:c="4"/></text:span><text:span text:style-name="T12">this</text:span><text:span text:style-name="T21">.left_side = left_side;</text:span></text:p>
      <text:p text:style-name="P40"><text:span text:style-name="T21"><text:s text:c="4"/></text:span><text:span text:style-name="T12">this</text:span><text:span text:style-name="T21">.right_side = right_side;</text:span></text:p>
      <text:p text:style-name="P21">}</text:p>
      <text:p text:style-name="P2"/>
      <text:p text:style-name="P2">ninguno de los tres constructores compilaría ya que no existe ningún constructor sin parámetros en la clase abstracta Specification&lt;T&gt;, que nos permita tener la signatura deseada (podríamos alargar este fútil ejercicio hasta el infinito, pero no por ello estaríamos mas cerca de la solución).</text:p>
      <text:p text:style-name="P2"/>
      <text:p text:style-name="P2"><text:span text:style-name="T3">Recapitulando</text:span>:</text:p>
      <text:p text:style-name="P2"/>
      <text:p text:style-name="P2">En el documento DDD_Specification y en su proyecto adjunto, ya se explico una forma de implementar el patrón DDD_Specification. Sin embargo al no ser totalmente testable, en este proyecto decidimos buscar una solución diferente. Puesto que quedo demostrado en el anterior epígrafe que en cuanto optemos por implementar una clase base abstracta Specification&lt;T&gt; nos vemos inmersos en el problema de la testabilidad ya que no parece que haya una forma transparente de tratar las dependencias e inyectarlas a través del constructor, hemos decidido asumir que nuestra solución no va a ser 100% testable, pero al menos vamos a intentar contener el impacto que esto nos produce.</text:p>
      <text:p text:style-name="P2"/>
      <text:p text:style-name="P2"><text:span text:style-name="T3">Limitando Daños</text:span>:</text:p>
      <text:p text:style-name="P2"/>
      <text:p text:style-name="P2">Puesto que la solución ideal no es posible, tenemos que llegar a un compromiso que nos permitas solucionar el problema y limitar al máximo los posibles daños o consecuencias.</text:p>
      <text:p text:style-name="P2"/>
      <text:p text:style-name="P2">Una de las cuestiones que menos nos convencía era todo el asunto de la clase base <text:span text:style-name="T45">abstracta </text:span><text:span text:style-name="T2">Specification&lt;T&gt;</text:span><text:span text:style-name="T45">. Si bien es excelente desde un punto de vista pedagógico (de </text:span><text:soft-page-break/><text:span text:style-name="T45">hecho en el documento DDD_Specification se usa y abusa de ella), creemos que deberíamos intentar eliminarla. La pregunta entonces seria, ¿es factible?.</text:span></text:p>
      <text:p text:style-name="P3"/>
      <text:p text:style-name="P3">Por suerte, la respuesta es afirmativa.</text:p>
      <text:p text:style-name="P3"/>
      <text:p text:style-name="P3">Para empezar, partiríamos de una interface de ISpecification&lt;T&gt; mucho mas clara (expresa mejor al intención) y minimalista, sin que por ello vayamos a perder funcionalidad:</text:p>
      <text:p text:style-name="P3"/>
      <text:p text:style-name="P3">NOTA: En este epígrafe, por cuestiones de claridad, vamos a limitar al máximo los comentarios en el código Si quieres consultar la versión con los comentarios íntegros, debes acudir al propio código fuente</text:p>
      <text:p text:style-name="P2"/>
      <text:p text:style-name="P36"><text:span text:style-name="T9">public</text:span><text:span text:style-name="T17"> </text:span><text:span text:style-name="T9">interface</text:span><text:span text:style-name="T17"> </text:span><text:span text:style-name="T24">ISpecification</text:span><text:span text:style-name="T17">&lt;T&gt;</text:span></text:p>
      <text:p text:style-name="P15">{</text:p>
      <text:p text:style-name="P11"><text:span text:style-name="T17"><text:s text:c="4"/></text:span><text:span text:style-name="T9">bool</text:span><text:span text:style-name="T17"> is_satisfied_by(T item);</text:span></text:p>
      <text:p text:style-name="P15">}</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36"><text:span text:style-name="T9">public</text:span><text:span text:style-name="T17"> </text:span><text:span text:style-name="T9">class</text:span><text:span text:style-name="T17"> </text:span><text:span text:style-name="T38">AndSpecification</text:span><text:span text:style-name="T17">&lt;T&gt; : </text:span><text:span text:style-name="T24">ISpecification</text:span><text:span text:style-name="T17">&lt;T&gt; </text:span></text:p>
      <text:p text:style-name="P15">{</text:p>
      <text:p text:style-name="P11"><text:span text:style-name="T17"><text:s text:c="4"/></text:span><text:span text:style-name="T9">public</text:span><text:span text:style-name="T17"> </text:span><text:span text:style-name="T9">bool</text:span><text:span text:style-name="T17"> is_satisfied_by(T item)</text:span></text:p>
      <text:p text:style-name="P15"><text:s text:c="4"/>{</text:p>
      <text:p text:style-name="P11"><text:span text:style-name="T17"><text:s text:c="8"/></text:span><text:span text:style-name="T9">throw</text:span><text:span text:style-name="T17"> </text:span><text:span text:style-name="T9">new</text:span><text:span text:style-name="T17"> </text:span><text:span text:style-name="T46">NotImplementedException</text:span><text:span text:style-name="T18">();</text:span></text:p>
      <text:p text:style-name="P19"><text:s text:c="4"/>}</text:p>
      <text:p text:style-name="P19">}</text:p>
      <text:p text:style-name="P2"/>
      <text:p text:style-name="P2">Para que pueda realizar su trabajo (léase "para poder implementar el método is_satisfied_by(T item)"), vamos a inyectarle vía el constructor de sus dos dependencias:</text:p>
      <text:p text:style-name="P2"/>
      <text:p text:style-name="P36"><text:span text:style-name="T9">public</text:span><text:span text:style-name="T17"> AndSpecification(</text:span><text:span text:style-name="T24">ISpecification</text:span><text:span text:style-name="T17">&lt;T&gt; left_side, </text:span><text:span text:style-name="T24">ISpecification</text:span><text:span text:style-name="T17">&lt;T&gt; right_side)</text:span></text:p>
      <text:p text:style-name="P2"/>
      <text:p text:style-name="P2">de forma que pueda realizar su trabajo con un simple:</text:p>
      <text:p text:style-name="P2"/>
      <text:p text:style-name="P36"><text:span text:style-name="T9">return</text:span><text:span text:style-name="T17"> left_side.is_satisfied_by(item) &amp;&amp; right_side.is_satisfied_by(item);</text:span></text:p>
      <text:p text:style-name="P2"/>
      <text:p text:style-name="P2">El código completo seria:</text:p>
      <text:p text:style-name="P2"/>
      <text:p text:style-name="P36"><text:span text:style-name="T9">public</text:span><text:span text:style-name="T17"> </text:span><text:span text:style-name="T9">class</text:span><text:span text:style-name="T17"> </text:span><text:span text:style-name="T38">AndSpecification</text:span><text:span text:style-name="T17">&lt;T&gt; : </text:span><text:span text:style-name="T24">ISpecification</text:span><text:span text:style-name="T17">&lt;T&gt; </text:span></text:p>
      <text:p text:style-name="P15">{</text:p>
      <text:p text:style-name="P11"><text:span text:style-name="T17"><text:s text:c="4"/></text:span><text:span text:style-name="T24">ISpecification</text:span><text:span text:style-name="T17">&lt;T&gt; left_side;</text:span></text:p>
      <text:p text:style-name="P11"><text:span text:style-name="T17"><text:s text:c="4"/></text:span><text:span text:style-name="T24">ISpecification</text:span><text:span text:style-name="T17">&lt;T&gt; right_side;</text:span></text:p>
      <text:p text:style-name="P15"/>
      <text:p text:style-name="P11"><text:span text:style-name="T17"><text:s text:c="4"/></text:span><text:span text:style-name="T9">public</text:span><text:span text:style-name="T17"> AndSpecification(</text:span><text:span text:style-name="T24">ISpecification</text:span><text:span text:style-name="T17">&lt;T&gt; left_side, </text:span><text:span text:style-name="T24">ISpecification</text:span><text:span text:style-name="T17">&lt;T&gt; right_side)</text:span></text:p>
      <text:p text:style-name="P15"><text:s text:c="4"/>{</text:p>
      <text:p text:style-name="P11"><text:span text:style-name="T17"><text:s text:c="8"/></text:span><text:span text:style-name="T9">this</text:span><text:span text:style-name="T17">.left_side = left_side;</text:span></text:p>
      <text:p text:style-name="P11"><text:span text:style-name="T17"><text:s text:c="8"/></text:span><text:span text:style-name="T9">this</text:span><text:span text:style-name="T17">.right_side = right_side;</text:span></text:p>
      <text:p text:style-name="P15"><text:s text:c="4"/>}</text:p>
      <text:p text:style-name="P15"/>
      <text:p text:style-name="P11"><text:span text:style-name="T17"><text:s text:c="4"/></text:span><text:span text:style-name="T9">public</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left_side.is_satisfied_by(item) &amp;&amp; right_side.is_satisfied_by(item);</text:span></text:p>
      <text:p text:style-name="P15"><text:s text:c="4"/>}</text:p>
      <text:p text:style-name="P15">}</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ía el constructor.</text:p>
      <text:p text:style-name="P2"><text:soft-page-break/></text:p>
      <text:p text:style-name="P2">Una vez visto el código debería resultar mucho mas asequible el entender como se llego a el a través de un proceso BDD. En vez de volver a mostrar como implementar AndSpecification&lt;T&gt;, mostraremos el mismo proceso pero para OrSpecification&lt;T&gt; y NotSpecfication&lt;T&gt; en el siguiente epígrafe</text:p>
      <text:p text:style-name="P2"/>
      <text:p text:style-name="P2"><text:span text:style-name="T3">OrSpecification&lt;T&gt; vía BDD</text:span>:</text:p>
      <text:p text:style-name="P2"/>
      <text:p text:style-name="P2">Nuestra BDD_Spec para la clase OrSpecification&lt;T&gt; seria:</text:p>
      <text:p text:style-name="P2"/>
      <text:p text:style-name="P28">When asked if an item that meets both conditions satisfies the or operator specification</text:p>
      <text:p text:style-name="P29">» It should confirm that the or operator specification was satisfied</text:p>
      <text:p text:style-name="P29">» It should evaluate the left side condition</text:p>
      <text:p text:style-name="P29">» It should not evaluate the right side condition</text:p>
      <text:p text:style-name="P29"/>
      <text:p text:style-name="P29">When asked if an item that meets only the left side condition satisfies the or operator specification</text:p>
      <text:p text:style-name="P29">» It should confirm that the or operator specification was satisfied</text:p>
      <text:p text:style-name="P29">» It should evaluate the left side condition</text:p>
      <text:p text:style-name="P29">» It should not evaluate the right side condition</text:p>
      <text:p text:style-name="P29"/>
      <text:p text:style-name="P29">When asked if an item that meets only the right side condition satisfies the or operator specification</text:p>
      <text:p text:style-name="P29">» It should confirm that the or operator specification was satisfied</text:p>
      <text:p text:style-name="P29">» It should evaluate the left side condition</text:p>
      <text:p text:style-name="P29">» It should evaluate the right side condition</text:p>
      <text:p text:style-name="P29"/>
      <text:p text:style-name="P29">When asked if an item that does not meet any of the conditions satisfies the or operator specification</text:p>
      <text:p text:style-name="P29">» It should confirm that the or operator specification was not satisfied</text:p>
      <text:p text:style-name="P29">» It should evaluate the left side condition</text:p>
      <text:p text:style-name="P29">» It should evaluate the right side condition</text:p>
      <text:p text:style-name="P2"/>
      <text:p text:style-name="P2"/>
      <text:p text:style-name="P2">TODO: Revisar vocabulario de BDD (Spec, asertion, ...) para redactar correctamente lo siguiente.</text:p>
      <text:p text:style-name="P2"/>
      <text:p text:style-name="P2">Con esta BDD_Spec definiríamos perfectamente el comportamiento que esperamos alcanzar con la clase OrSpecification&lt;T&gt;.</text:p>
      <text:p text:style-name="P2"/>
      <text:p text:style-name="P2">La primera condición</text:p>
      <text:p text:style-name="P2"/>
      <text:p text:style-name="P31">When asked if an item that meets both conditions satisfies the or operator specification</text:p>
      <text:p text:style-name="P2"/>
      <text:p text:style-name="P2">correspondería al "Happy Day Scenario" (usando una expresión atribuida a Jean-Paul Boodhoo).</text:p>
      <text:p text:style-name="P2"/>
      <text:p text:style-name="P2">Es decir, seria la condición general en la que todo va bien (se cumplen todas las condiciones), y creemos que podemos afirmar sin lugar a dudas que es un practica positiva empezar la codificación por ella, para luego ir centrándonos en Scenarios mas concretos donde distintos elementos empiezan a fallar.</text:p>
      <text:p text:style-name="P2"/>
      <text:p text:style-name="P8"><text:span text:style-name="T33">Implementando el primer Scenario ("Happy Day Scenario")</text:span><text:span text:style-name="T31">:</text:span></text:p>
      <text:p text:style-name="P2"/>
      <text:p text:style-name="P2">Mantengamos lo siguiente como referencia:</text:p>
      <text:p text:style-name="P2"/>
      <text:p text:style-name="P28">When asked if an item that meets both conditions satisfies the or operator specification</text:p>
      <text:p text:style-name="P29">» It should confirm that the or operator specification was satisfied</text:p>
      <text:p text:style-name="P29">» It should evaluate the left side condition</text:p>
      <text:p text:style-name="P32">» It should not evaluate the right side condition</text:p>
      <text:p text:style-name="P2"/>
      <text:p text:style-name="P2">La Specification y sus Asertions usando Machine.Specifications.DevelopWithPassion serian:</text:p>
      <text:p text:style-name="P2"/>
      <text:p text:style-name="P22"><text:soft-page-break/><text:span text:style-name="T5">public</text:span><text:span text:style-name="T47"> </text:span><text:span text:style-name="T5">class</text:span><text:span text:style-name="T47"> </text:span><text:span text:style-name="T37">concern_for_the_or_specification</text:span><text:span text:style-name="T47"> : </text:span></text:p>
      <text:p text:style-name="P22"><text:span text:style-name="T37"><text:s text:c="3"/>Observes</text:span><text:span text:style-name="T47">&lt;</text:span><text:span text:style-name="T23">ISpecification</text:span><text:span text:style-name="T47">&lt;</text:span><text:span text:style-name="T23">IWhateverType</text:span><text:span text:style-name="T47">&gt;, </text:span><text:span text:style-name="T37">OrSpecification</text:span><text:span text:style-name="T47">&lt;</text:span><text:span text:style-name="T23">IWhateverType</text:span><text:span text:style-name="T47">&gt;&gt; {}</text:span></text:p>
      <text:p text:style-name="P15"/>
      <text:p text:style-name="P11"><text:span text:style-name="T9">public</text:span><text:span text:style-name="T17"> </text:span><text:span text:style-name="T9">class</text:span><text:span text:style-name="T17"> </text:span><text:span text:style-name="T38">when_asked_if_an_item_that_meets_both_conditions_satisfies_the_or_operator_specification</text:span><text:span text:style-name="T17"> : </text:span><text:span text:style-name="T38">concern_for_the_or_specification</text:span></text:p>
      <text:p text:style-name="P15">{</text:p>
      <text:p text:style-name="P11"><text:span text:style-name="T17"><text:s text:c="4"/></text:span><text:span text:style-name="T24">It</text:span><text:span text:style-name="T17"> should_confirm_that_the_or_operator_specification_was_satisfied = () =&gt; </text:span></text:p>
      <text:p text:style-name="P15"><text:s text:c="7"/>result.ShouldBeTrue();</text:p>
      <text:p text:style-name="P15"/>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x =&gt; x.is_satisfied_by(the_item_that_meets_both_conditions));</text:p>
      <text:p text:style-name="P15"/>
      <text:p text:style-name="P11"><text:span text:style-name="T17"><text:s text:c="4"/></text:span><text:span text:style-name="T24">It</text:span><text:span text:style-name="T17"> should_not_evaluate_the_right_side_condition = () =&gt;</text:span></text:p>
      <text:p text:style-name="P15"><text:s text:c="7"/>right_side_specification</text:p>
      <text:p text:style-name="P15"><text:s text:c="10"/>.never_received(x =&gt; x.is_satisfied_by(the_item_that_meets_both_conditions));</text:p>
      <text:p text:style-name="P15">}</text:p>
      <text:p text:style-name="P2"/>
      <text:p text:style-name="P2">Analicemos por un instante las Asertions de los Bloque IT por separado, para evitar perdernos en el montón de código:</text:p>
      <text:p text:style-name="P2"/>
      <text:p text:style-name="P8"><text:span text:style-name="T33">It should confirm that the or operator specification was satisfied</text:span><text:span text:style-name="T31">:</text:span></text:p>
      <text:p text:style-name="P2"/>
      <text:p text:style-name="P11"><text:span text:style-name="T24">It</text:span><text:span text:style-name="T17"> should_confirm_that_the_or_operator_specification_was_satisfied = () =&gt; </text:span></text:p>
      <text:p text:style-name="P18"><text:s text:c="3"/>result.ShouldBeTrue();</text:p>
      <text:p text:style-name="P2"/>
      <text:p text:style-name="P2">para confirmar que la condición se ha cumplido necesitamos comprobar que el resultado es true, y eso, exactamente es lo que hemos escrito.</text:p>
      <text:p text:style-name="P2"/>
      <text:p text:style-name="P8"><text:span text:style-name="T33">It should evaluate the left side condition</text:span><text:span text:style-name="T34">:</text:span></text:p>
      <text:p text:style-name="P3"/>
      <text:p text:style-name="P11"><text:span text:style-name="T24">It</text:span><text:span text:style-name="T17"> should_evaluate_the_left_side_condition = () =&gt;</text:span></text:p>
      <text:p text:style-name="P15"><text:s text:c="3"/>left_side_specification</text:p>
      <text:p text:style-name="P15"><text:s text:c="6"/>.received(x =&gt; x.is_satisfied_by(the_item_that_meets_both_conditions));</text:p>
      <text:p text:style-name="P5"/>
      <text:p text:style-name="P5">para confirmar que los requisitos del ISpecification&lt;T&gt; del lado izquierdo se han comprobado, basta con saber que hemos llamado al método "is_satisfied_by (T item)" con el item "the_item_that_meets_both_conditions", y eso es, precisamente lo que comprobamos cuando invocamos "left_side_specification.received()".</text:p>
      <text:p text:style-name="P5"/>
      <text:p text:style-name="P8"><text:span text:style-name="T33">It should not evaluate the right side condition</text:span><text:span text:style-name="T34">:</text:span></text:p>
      <text:p text:style-name="P3"/>
      <text:p text:style-name="P11"><text:span text:style-name="T24">It</text:span><text:span text:style-name="T17"> should_not_evaluate_the_right_side_condition = () =&gt;</text:span></text:p>
      <text:p text:style-name="P15"><text:s text:c="3"/>right_side_specification</text:p>
      <text:p text:style-name="P15"><text:s text:c="6"/>.never_received(x =&gt; x.is_satisfied_by(the_item_that_meets_both_conditions));</text:p>
      <text:p text:style-name="P5"/>
      <text:p text:style-name="P5">para entender este caso, es necesario entender que lo que buscamos es que si el operando izquierdo es true, independientemente del valor del operando derecho, la operación OR devuelve true. Es decir "TRUE OR CUALQUIER_COSA = TRUE". De ahí que usemos el método never_received(), que seria el opuesto al usado en el anterior bloque IT, received(). </text:p>
      <text:p text:style-name="P5"/>
      <text:p text:style-name="P5"/>
      <text:p text:style-name="P5"><text:span text:style-name="T48">El bloque BECAUSE del primer Scenario</text:span><text:span text:style-name="T49">:</text:span></text:p>
      <text:p text:style-name="P2"/>
      <text:p text:style-name="P2">Recordemos que en este bloque es en el que vamos a detallar la razón por la cual se produce el comportamiento testado, es decir, es donde invocamos el System Under Test (sut):</text:p>
      <text:p text:style-name="P2"/>
      <text:p text:style-name="P11"><text:span text:style-name="T25">Because</text:span><text:span text:style-name="T14"> of = () =&gt; result = sut.is_satisfied_by(the_item_that_meets_both_conditions);</text:span></text:p>
      <text:p text:style-name="P2"/>
      <text:p text:style-name="P2">y efectivamente eso es todo lo que hacemos, invocar el método que queremos testar <text:soft-page-break/>(sut.is_satisfied_by()) con sus parámetros adecuados (the_item_that_meets_both_requirements), para provocar el comportamiento buscado.</text:p>
      <text:p text:style-name="P2"/>
      <text:p text:style-name="P5"><text:span text:style-name="T48">El bloque ESTABLISH del primer Scenario</text:span><text:span text:style-name="T49">:</text:span></text:p>
      <text:p text:style-name="P2"/>
      <text:p text:style-name="P2">Recordar que aquí es donde se encuentra toda la fontanería (creación de objetos, creación de mocks, establecimiento de los requisitos de los mocks,...), toda la preparación de los objetos que juegan un papel en la BDD_Spec:</text:p>
      <text:p text:style-name="P2"/>
      <text:p text:style-name="P24">// Versión 1 – Errores Inconsistentes</text:p>
      <text:p text:style-name="P24"/>
      <text:p text:style-name="P11"><text:span text:style-name="T24">Establish</text:span><text:span text:style-name="T17"> context = () =&gt;</text:span></text:p>
      <text:p text:style-name="P15">{</text:p>
      <text:p text:style-name="P11"><text:span text:style-name="T17"><text:s text:c="4"/>left_side_specification = the_dependency&lt;</text:span><text:span text:style-name="T24">ISpecification</text:span><text:span text:style-name="T17">&lt;</text:span><text:span text:style-name="T24">IWhateverType</text:span><text:span text:style-name="T17">&gt;&gt;();</text:span></text:p>
      <text:p text:style-name="P11"><text:span text:style-name="T17"><text:s text:c="4"/>right_side_specification = the_dependency&lt;</text:span><text:span text:style-name="T24">ISpecification</text:span><text:span text:style-name="T17">&lt;</text:span><text:span text:style-name="T24">IWhateverType</text:span><text:span text:style-name="T17">&gt;&gt;();</text:span></text:p>
      <text:p text:style-name="P11"><text:span text:style-name="T17"><text:s text:c="4"/>the_item_that_meets_both_conditions = an&lt;</text:span><text:span text:style-name="T24">IWhateverType</text:span><text:span text:style-name="T17">&gt;();</text:span></text:p>
      <text:p text:style-name="P15"/>
      <text:p text:style-name="P15"><text:s text:c="4"/>left_side_specification</text:p>
      <text:p text:style-name="P15"><text:s text:c="8"/>.Stub(x =&gt; x.is_satisfied_by(the_item_that_meets_both_conditions))</text:p>
      <text:p text:style-name="P11"><text:span text:style-name="T17"><text:s text:c="8"/>.Return(</text:span><text:span text:style-name="T9">true</text:span><text:span text:style-name="T17">);</text:span></text:p>
      <text:p text:style-name="P15"><text:s text:c="4"/>right_side_specification</text:p>
      <text:p text:style-name="P15"><text:s text:c="8"/>.Stub(x =&gt; x.is_satisfied_by(the_item_that_meets_both_conditions))</text:p>
      <text:p text:style-name="P11"><text:span text:style-name="T17"><text:s text:c="8"/>.Return(</text:span><text:span text:style-name="T9">true</text:span><text:span text:style-name="T17">);</text:span></text:p>
      <text:p text:style-name="P18">};</text:p>
      <text:p text:style-name="P18"/>
      <text:p text:style-name="P27"/>
      <text:p text:style-name="P27">// Versión 2 - Correcta</text:p>
      <text:p text:style-name="P27"/>
      <text:p text:style-name="P18"><text:span text:style-name="T22">Establish</text:span> context = () =&gt;</text:p>
      <text:p text:style-name="P15">{</text:p>
      <text:p text:style-name="P11"><text:span text:style-name="T17"><text:s text:c="4"/>left_side_specification = an&lt;</text:span><text:span text:style-name="T24">ISpecification</text:span><text:span text:style-name="T17">&lt;</text:span><text:span text:style-name="T24">IWhateverType</text:span><text:span text:style-name="T17">&gt;&gt;();</text:span></text:p>
      <text:p text:style-name="P11"><text:span text:style-name="T17"><text:s text:c="4"/>right_side_specification = an&lt;</text:span><text:span text:style-name="T24">ISpecification</text:span><text:span text:style-name="T17">&lt;</text:span><text:span text:style-name="T24">IWhateverType</text:span><text:span text:style-name="T17">&gt;&gt;();</text:span></text:p>
      <text:p text:style-name="P11"><text:span text:style-name="T17"><text:s text:c="4"/>the_item_that_meets_both_conditions = an&lt;</text:span><text:span text:style-name="T24">IWhateverType</text:span><text:span text:style-name="T17">&gt;();</text:span></text:p>
      <text:p text:style-name="P15"/>
      <text:p text:style-name="P15"><text:s text:c="4"/>left_side_specification</text:p>
      <text:p text:style-name="P15"><text:s text:c="7"/>.Stub(x =&gt; x.is_satisfied_by(the_item_that_meets_both_conditions))</text:p>
      <text:p text:style-name="P11"><text:span text:style-name="T17"><text:s text:c="7"/>.Return(</text:span><text:span text:style-name="T9">false</text:span><text:span text:style-name="T17">);</text:span></text:p>
      <text:p text:style-name="P15"><text:s text:c="4"/>right_side_specification</text:p>
      <text:p text:style-name="P15"><text:s text:c="7"/>.Stub(x =&gt; x.is_satisfied_by(the_item_that_meets_both_conditions))</text:p>
      <text:p text:style-name="P11"><text:span text:style-name="T17"><text:s text:c="7"/>.Return(</text:span><text:span text:style-name="T9">true</text:span><text:span text:style-name="T17">);</text:span></text:p>
      <text:p text:style-name="P15"/>
      <text:p text:style-name="P11"><text:span text:style-name="T17"><text:s text:c="4"/>create_sut_using(() =&gt; </text:span><text:span text:style-name="T9">new</text:span><text:span text:style-name="T17"> </text:span><text:span text:style-name="T38">OrSpecification</text:span><text:span text:style-name="T17">&lt;</text:span><text:span text:style-name="T24">IWhateverType</text:span><text:span text:style-name="T17">&gt;(left_side_specification, </text:span></text:p>
      <text:p text:style-name="P15"><text:s text:c="62"/>right_side_specification)</text:p>
      <text:p text:style-name="P15"><text:s text:c="20"/>);</text:p>
      <text:p text:style-name="P15">};</text:p>
      <text:p text:style-name="P2"/>
      <text:p text:style-name="P2">Vamos primero con la versión 1.</text:p>
      <text:p text:style-name="P2"/>
      <text:p text:style-name="P2">Vemos que esta dividido en dos bloques:</text:p>
      <text:p text:style-name="P2"/>
      <text:list xml:id="list32123002" text:style-name="L2">
        <text:list-item>
          <text:p text:style-name="P42">En el primer bloque simplemente creamos todos los objetos que necesitamos a través de las factorías que nos provee machine.specifications.developwithpassion:</text:p>
          <text:list>
            <text:list-item>
              <text:p text:style-name="P42">the_dependency&lt;T&gt;(), crea un mock del tipo especificado por T y ademas lo inyecta al constructor cuando se crea el System Under Test (sut).</text:p>
            </text:list-item>
            <text:list-item>
              <text:p text:style-name="P42">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ósito general (the_item_that_meets_both_conditions).</text:p>
      <text:p text:style-name="P2"/>
      <text:list xml:id="list32127517" text:style-name="L3">
        <text:list-item>
          <text:p text:style-name="P43">En el segundo bloque establecemos el comportamiento esperado de los dos mocks creados anteriormente (left_side_specification y right_side_specification), <text:soft-page-break/>obligándolos a que:</text:p>
          <text:list>
            <text:list-item>
              <text:p text:style-name="P43">cuando reciban una llamada al método is_satisfied_by() con el argumento the_item_that_meets_both_conditions,</text:p>
            </text:list-item>
            <text:list-item>
              <text:p text:style-name="P43">devuelva el valor true.</text:p>
            </text:list-item>
          </text:list>
        </text:list-item>
      </text:list>
      <text:p text:style-name="P2"/>
      <text:p text:style-name="P4">NOTA: ¿Que problema plantea esta solución?</text:p>
      <text:p text:style-name="P2"/>
      <text:p text:style-name="P2">Se trata de un problema de uso de machine.specifications.developwithpassion y solamente es aplicable a escenarios en los que el constructor SUT recibe dos o mas argumentos del mismo tipo. En muestro caso, recibe dos argumentos del tipo ISpecification&lt;T&gt;:</text:p>
      <text:p text:style-name="P2"/>
      <text:p text:style-name="P36"><text:span text:style-name="T9">public</text:span><text:span text:style-name="T17"> OrSpecification(</text:span><text:span text:style-name="T24">ISpecification</text:span><text:span text:style-name="T17">&lt;T&gt; left_side_specification, </text:span></text:p>
      <text:p text:style-name="P36"><text:span text:style-name="T17"><text:s text:c="23"/></text:span><text:span text:style-name="T24">ISpecification</text:span><text:span text:style-name="T17">&lt;T&gt; right_side_specification)</text:span></text:p>
      <text:p text:style-name="P2"><text:s/></text:p>
      <text:p text:style-name="P2">La razón por la cual esto es un problema, parece venir derivada de la implementación interna de the_dependency&lt;T&gt;() que funciona tal cual se espera mientras no haya dos o mas argumentos del mismo tipo.</text:p>
      <text:p text:style-name="P2"/>
      <text:p text:style-name="P2">El error que produce es realmente complejo de trazar, ya que, en ningún momento lanza una excepción o un mensaje de aviso, sino que de vez en cuando los tests fallan.</text:p>
      <text:p text:style-name="P2"/>
      <text:p text:style-name="P2">Este tipo de comportamiento es algo de lo que no nos debemos sorprender y es un pequeño precio que debemos pagar por usar (y muchas veces, abusar de) herramientas tan experimentales como esta.</text:p>
      <text:p text:style-name="P2"/>
      <text:p text:style-name="P2">Hemos decidido mantener en este documento las dos versiones ya que creemos que desde el punto de vista didáctico, pueden ayudar al lector/a a entender mejor los conceptos aquí explicados, ademas de advertirle de que si encuentran errores de este estilo (inconsistencia en el resultado de los tests) no deben descartar que estén usando mal la herramienta.</text:p>
      <text:p text:style-name="P2"/>
      <text:p text:style-name="P2">A continuación explicamos la Versión 2, que es la correcta.</text:p>
      <text:p text:style-name="P2"/>
      <text:p text:style-name="P2">FIN NOTA.</text:p>
      <text:p text:style-name="P2"/>
      <text:p text:style-name="P2">Vamos ahora con la versión 2:</text:p>
      <text:p text:style-name="P2"/>
      <text:p text:style-name="P2">En este caso vemos que esta dividido en tres bloques:</text:p>
      <text:p text:style-name="P2"/>
      <text:list xml:id="list32235151" text:continue-list="list32123002" text:style-name="L2">
        <text:list-item>
          <text:p text:style-name="P42">En el primer bloque simplemente creamos todos los objetos que necesitamos a través de las factorías que nos provee machine.specifications.developwithpassion:</text:p>
          <text:list>
            <text:list-item>
              <text:p text:style-name="P42">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2128266" text:style-name="L4">
        <text:list-item>
          <text:p text:style-name="P44">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étodos o propiedades, comportándose por tanto como un stub). Por lo tanto estamos obligando a los dos mocks a que:</text:p>
          <text:list>
            <text:list-item>
              <text:p text:style-name="P44">cuando reciban una llamada al método is_satisfied_by() con el argumento the_item_that_meets_both_conditions,</text:p>
            </text:list-item>
            <text:list-item>
              <text:p text:style-name="P44">devuelvan el valor true.</text:p>
            </text:list-item>
          </text:list>
        </text:list-item>
      </text:list>
      <text:p text:style-name="P2"/>
      <text:p text:style-name="P2">Este segundo bloque es exactamente igual al de la versión 1, la única diferencia existente es que en el bloque uno hemos creado estos elementos a través de un método diferente:</text:p>
      <text:list xml:id="list32131063" text:style-name="L5">
        <text:list-item>
          <text:p text:style-name="P45">En la versión 1:</text:p>
          <text:list>
            <text:list-item>
              <text:p text:style-name="P45">Dos llamadas a the_dependency&lt;T&gt;() y</text:p>
            </text:list-item>
            <text:list-item>
              <text:p text:style-name="P45"><text:soft-page-break/>Una llamada a an&lt;T&gt;()</text:p>
              <text:p text:style-name="P45"/>
            </text:list-item>
          </text:list>
        </text:list-item>
        <text:list-item>
          <text:p text:style-name="P45">En la versión 2:</text:p>
          <text:list>
            <text:list-item>
              <text:p text:style-name="P45">Tres llamadas a an&lt;T&gt;()</text:p>
            </text:list-item>
          </text:list>
        </text:list-item>
      </text:list>
      <text:p text:style-name="P2"/>
      <text:p text:style-name="P2">Vamos por lo tanto con el tercer bloque:</text:p>
      <text:p text:style-name="P2"/>
      <text:list xml:id="list32144015" text:style-name="L6">
        <text:list-item>
          <text:p text:style-name="P46">En el tercer bloque (inexistente en la versión 1) es donde enjugamos las diferencias del primer bloque en ambas versiones, ya que en la versión 1, al hacer uso de the_dependency&lt;T&gt;(), no solo creamos el fake sino que ademas le indicamos al framework BDD que inyecte estos campos al constructor del SUT (con los problemas asociados detallados en la nota anterior). En la versión 2 necesitamos, todavía, inyectarle esos parámetros al constructor del SUT, y eso es precisamente lo que hacemos. Usamos create_sut_using() y como parámetro le pasamos la invocación explicita del constructor (pero esta vez sin los problemas a los que hacíamos referencia hace unas lineas): </text:p>
        </text:list-item>
      </text:list>
      <text:p text:style-name="P2"/>
      <text:p text:style-name="P11"><text:span text:style-name="T17">create_sut_using(() =&gt; </text:span><text:span text:style-name="T9">new</text:span><text:span text:style-name="T17"> </text:span><text:span text:style-name="T38">OrSpecification</text:span><text:span text:style-name="T17">&lt;</text:span><text:span text:style-name="T24">IWhateverType</text:span><text:span text:style-name="T17">&gt;(left_side_specification, </text:span></text:p>
      <text:p text:style-name="P11"><text:span text:style-name="T17"><text:s text:c="58"/>right_side_specification)</text:span><text:span text:style-name="T14">);</text:span></text:p>
      <text:p text:style-name="P2"/>
      <text:p text:style-name="P8"><text:span text:style-name="T33">La implementación completa del primer Scenario ("Happy Day Scenario")</text:span><text:span text:style-name="T31">: </text:span></text:p>
      <text:p text:style-name="P2"/>
      <text:p text:style-name="P2">Esta seria la BDD_Spec completa con todos los elementos que entran en juego:</text:p>
      <text:p text:style-name="P2"/>
      <text:p text:style-name="P14"><text:span text:style-name="T4">public</text:span> <text:span text:style-name="T4">class</text:span> <text:span text:style-name="T36">concern_for_the_or_specification</text:span> : </text:p>
      <text:p text:style-name="P14"><text:span text:style-name="T36"><text:s text:c="3"/>Observes</text:span>&lt;<text:span text:style-name="T22">ISpecification</text:span>&lt;<text:span text:style-name="T22">IWhateverType</text:span>&gt;, <text:span text:style-name="T36">OrSpecification</text:span>&lt;<text:span text:style-name="T22">IWhateverType</text:span>&gt;&gt; {}</text:p>
      <text:p text:style-name="P15"/>
      <text:p text:style-name="P11"><text:span text:style-name="T9">public</text:span><text:span text:style-name="T17"> </text:span><text:span text:style-name="T9">class</text:span><text:span text:style-name="T17"> </text:span><text:span text:style-name="T38">when_asked_if_an_item_that_meets_both_conditions_satisfies_the_or_operator_specification</text:span><text:span text:style-name="T17"> : </text:span><text:span text:style-name="T38">concern_for_the_or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both_conditions = an&lt;</text:span><text:span text:style-name="T24">IWhateverType</text:span><text:span text:style-name="T17">&gt;();</text:span></text:p>
      <text:p text:style-name="P15"/>
      <text:p text:style-name="P15"><text:s text:c="8"/>left_side_specification</text:p>
      <text:p text:style-name="P15"><text:s text:c="11"/>.Stub(x =&gt; x.is_satisfied_by(the_item_that_meets_both_conditions))</text:p>
      <text:p text:style-name="P11"><text:span text:style-name="T17"><text:s text:c="11"/>.Return(</text:span><text:span text:style-name="T9">true</text:span><text:span text:style-name="T17">);</text:span></text:p>
      <text:p text:style-name="P15"><text:s text:c="8"/>right_side_specification</text:p>
      <text:p text:style-name="P15"><text:s text:c="11"/>.Stub(x =&gt; x.is_satisfied_by(the_item_that_meets_both_conditions))</text:p>
      <text:p text:style-name="P11"><text:span text:style-name="T17"><text:s text:c="11"/>.Return(</text:span><text:span text:style-name="T9">true</text:span><text:span text:style-name="T17">);</text:span></text:p>
      <text:p text:style-name="P15"/>
      <text:p text:style-name="P11"><text:span text:style-name="T17"><text:s text:c="8"/>create_sut_using(() =&gt; </text:span><text:span text:style-name="T9">new</text:span><text:span text:style-name="T17"> </text:span><text:span text:style-name="T38">OrSpecification</text:span><text:span text:style-name="T17">&lt;</text:span><text:span text:style-name="T24">IWhateverType</text:span><text:span text:style-name="T17">&gt;(</text:span></text:p>
      <text:p text:style-name="P15"><text:tab/><text:tab/><text:tab/><text:tab/><text:tab/><text:tab/><text:tab/><text:tab/>left_side_specification, </text:p>
      <text:p text:style-name="P15"><text:tab/><text:tab/><text:tab/><text:tab/><text:tab/><text:tab/><text:tab/><text:tab/>right_side_specification));</text:p>
      <text:p text:style-name="P15"><text:s text:c="4"/>};</text:p>
      <text:p text:style-name="P15"/>
      <text:p text:style-name="P11"><text:span text:style-name="T17"><text:s text:c="4"/></text:span><text:span text:style-name="T24">Because</text:span><text:span text:style-name="T17"> of = () =&gt; </text:span></text:p>
      <text:p text:style-name="P15"><text:s text:c="7"/>result = sut.is_satisfied_by(the_item_that_meets_both_conditions);</text:p>
      <text:p text:style-name="P15"/>
      <text:p text:style-name="P11"><text:span text:style-name="T17"><text:s text:c="4"/></text:span><text:span text:style-name="T24">It</text:span><text:span text:style-name="T17"> should_confirm_that_the_or_operator_specification_was_satisfied = () =&gt; result.ShouldBeTrue();</text:span></text:p>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x =&gt; x.is_satisfied_by(the_item_that_meets_both_conditions));</text:p>
      <text:p text:style-name="P11"><text:span text:style-name="T17"><text:s text:c="4"/></text:span><text:span text:style-name="T24">It</text:span><text:span text:style-name="T17"> should_not_evaluate_the_right_side_condition = () =&gt;</text:span></text:p>
      <text:p text:style-name="P15"><text:s text:c="7"/>right_side_specification</text:p>
      <text:p text:style-name="P15"><text:s text:c="10"/>.never_received(x =&gt; x.is_satisfied_by(the_item_that_meets_both_conditions));</text:p>
      <text:p text:style-name="P15"/>
      <text:p text:style-name="P11"><text:span text:style-name="T17"><text:s text:c="4"/></text:span><text:span text:style-name="T9">static</text:span><text:span text:style-name="T17"> </text:span><text:span text:style-name="T9">bool</text:span><text:span text:style-name="T17"> result;</text:span></text:p>
      <text:p text:style-name="P11"><text:soft-page-break/><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both_conditions;</text:span></text:p>
      <text:p text:style-name="P15">}</text:p>
      <text:p text:style-name="P2"/>
      <text:p text:style-name="P2">A mayores hemos creado la interface IWhateverType(), que simula el comportamiento de cualquier interface que definamos (algo así como Object() pero en versión interface):</text:p>
      <text:p text:style-name="P2"/>
      <text:p text:style-name="P36"><text:span text:style-name="T9">namespace</text:span><text:span text:style-name="T17"> dddsample.specs.domain.shared</text:span></text:p>
      <text:p text:style-name="P15">{</text:p>
      <text:p text:style-name="P11"><text:span text:style-name="T17"><text:s text:c="4"/></text:span><text:span text:style-name="T9">public</text:span><text:span text:style-name="T17"> </text:span><text:span text:style-name="T9">interface</text:span><text:span text:style-name="T17"> </text:span><text:span text:style-name="T24">IWhateverType</text:span><text:span text:style-name="T17"> { }</text:span></text:p>
      <text:p text:style-name="P15">}</text:p>
      <text:p text:style-name="P2"/>
      <text:p text:style-name="P2"/>
      <text:p text:style-name="P2">TODO: Volver a contar por algún lado que hace Observe&lt;,&gt;</text:p>
      <text:p text:style-name="P2"/>
      <text:p text:style-name="P2"><text:span text:style-name="T3">Escribiendo el Código que nos permite satisfacer las condiciones del Primer Scenario</text:span>:</text:p>
      <text:p text:style-name="P2"/>
      <text:p text:style-name="P2">Una vez escrito el código del primer Scenario, debemos escribir la aplicación en si, es decir, la clase OrSpecification&lt;T&gt;.</text:p>
      <text:p text:style-name="P2"/>
      <text:p text:style-name="P2">Es importante destacar que el orden en el que hacemos las cosas es importante. Así, primero debemos haber escrito el código del Scenario (tal y como hemos hecho), para a continuación escribir el código de la aplicación en si (que es lo que estamos haciendo ahora).</text:p>
      <text:p text:style-name="P2"/>
      <text:p text:style-name="P2">Si nos centramos primeramente en los dos últimos bloque IT:</text:p>
      <text:p text:style-name="P2"/>
      <text:p text:style-name="P11"><text:span text:style-name="T24">It</text:span><text:span text:style-name="T17"> should_evaluate_the_left_side_condition</text:span></text:p>
      <text:p text:style-name="P11"><text:span text:style-name="T25">It</text:span><text:span text:style-name="T14"> should_not_evaluate_the_right_side_condition</text:span></text:p>
      <text:p text:style-name="P2"/>
      <text:p text:style-name="P2">vemos que necesitamos que necesitamos:</text:p>
      <text:p text:style-name="P2"/>
      <text:p text:style-name="P22">left_side_specification.is_satisfied_by(item);</text:p>
      <text:p text:style-name="P2"/>
      <text:p text:style-name="P2">pero no:</text:p>
      <text:p text:style-name="P2"/>
      <text:p text:style-name="P23">right_side_specification.is_satisfied_by(item);</text:p>
      <text:p text:style-name="P2"/>
      <text:p text:style-name="P2">y que ademas ambas specifications (left_side_specification y right_side_specification) deben provenir del constructor de la clase (vía constructor injection):</text:p>
      <text:p text:style-name="P2"/>
      <text:p text:style-name="P36"><text:span text:style-name="T9">public</text:span><text:span text:style-name="T17"> OrSpecification(</text:span><text:span text:style-name="T24">ISpecification</text:span><text:span text:style-name="T17">&lt;T&gt; left_side_specification, </text:span></text:p>
      <text:p text:style-name="P36"><text:span text:style-name="T17"><text:s text:c="23"/></text:span><text:span text:style-name="T24">ISpecification</text:span><text:span text:style-name="T17">&lt;T&gt; right_side_specification)</text:span></text:p>
      <text:p text:style-name="P2"/>
      <text:p text:style-name="P2">Es decir, con este código que se muestra a continuación conseguiríamos que los dos bloques IT compilasen y ademas cumpliesen los requisitos:</text:p>
      <text:p text:style-name="P2"/>
      <text:p text:style-name="P36"><text:span text:style-name="T9">public</text:span><text:span text:style-name="T17"> </text:span><text:span text:style-name="T9">class</text:span><text:span text:style-name="T17"> </text:span><text:span text:style-name="T38">OrSpecification</text:span><text:span text:style-name="T17">&lt;T&gt; : </text:span><text:span text:style-name="T24">ISpecification</text:span><text:span text:style-name="T17">&lt;T&gt;</text:span></text:p>
      <text:p text:style-name="P15">{</text:p>
      <text:p text:style-name="P11"><text:span text:style-name="T17"><text:s text:c="4"/></text:span><text:span text:style-name="T24">ISpecification</text:span><text:span text:style-name="T17">&lt;T&gt; left_side_specification;</text:span></text:p>
      <text:p text:style-name="P11"><text:span text:style-name="T17"><text:s text:c="4"/></text:span><text:span text:style-name="T24">ISpecification</text:span><text:span text:style-name="T17">&lt;T&gt; right_side_specification;</text:span></text:p>
      <text:p text:style-name="P15"/>
      <text:p text:style-name="P11"><text:span text:style-name="T17"><text:s text:c="4"/></text:span><text:span text:style-name="T9">public</text:span><text:span text:style-name="T17"> OrSpecification(</text:span><text:span text:style-name="T24">ISpecification</text:span><text:span text:style-name="T17">&lt;T&gt; left_side_specification, </text:span></text:p>
      <text:p text:style-name="P11"><text:span text:style-name="T17"><text:s text:c="27"/></text:span><text:span text:style-name="T24">ISpecification</text:span><text:span text:style-name="T17">&lt;T&gt; right_side_specification)</text:span></text:p>
      <text:p text:style-name="P15"><text:s text:c="4"/>{</text:p>
      <text:p text:style-name="P11"><text:span text:style-name="T17"><text:s text:c="8"/></text:span><text:span text:style-name="T9">this</text:span><text:span text:style-name="T17">.left_side_specification = left_side_specification;</text:span></text:p>
      <text:p text:style-name="P11"><text:span text:style-name="T17"><text:s text:c="8"/></text:span><text:span text:style-name="T9">this</text:span><text:span text:style-name="T17">.right_side_specification = right_side_specification;</text:span></text:p>
      <text:p text:style-name="P15"><text:s text:c="4"/>}</text:p>
      <text:p text:style-name="P15"/>
      <text:p text:style-name="P11"><text:span text:style-name="T17"><text:s text:c="4"/></text:span><text:span text:style-name="T9">public</text:span><text:span text:style-name="T17"> </text:span><text:span text:style-name="T9">bool</text:span><text:span text:style-name="T17"> is_satisfied_by(T item)</text:span></text:p>
      <text:p text:style-name="P15"><text:s text:c="4"/>{</text:p>
      <text:p text:style-name="P15"><text:soft-page-break/><text:s text:c="8"/><text:span text:style-name="T4">this</text:span>.left_side_specification.is_satisfied_by(item); <text:s text:c="7"/></text:p>
      <text:p text:style-name="P11"><text:span text:style-name="T17"><text:s text:c="8"/></text:span><text:span text:style-name="T9">return</text:span><text:span text:style-name="T17"> </text:span><text:span text:style-name="T9">false</text:span><text:span text:style-name="T17">;</text:span></text:p>
      <text:p text:style-name="P15"><text:s text:c="4"/>}</text:p>
      <text:p text:style-name="P15">}</text:p>
      <text:p text:style-name="P2"/>
      <text:p text:style-name="P2">Es importante desde un punto de vista pedagógico este paso, ya que, claramente la clase no hace lo que queremos (devuelve siempre false, sean cuales sean las dos specifications y el item que le pasamos y ademas no evalúa jamas la expresión de la derecha), pero sin embargo cumplimos dos de los tres bloques IT.</text:p>
      <text:p text:style-name="P2"/>
      <text:p text:style-name="P2">Esto deberí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37"><text:span text:style-name="T24">It</text:span><text:span text:style-name="T17"> should_confirm_that_the_or_operator_specification_was_satisfied</text:span></text:p>
      <text:p text:style-name="P2"/>
      <text:p text:style-name="P2">Pero tiene fácil arreglo, basta con devolver true, en vez de false:</text:p>
      <text:p text:style-name="P2"/>
      <text:p text:style-name="P11"><text:span text:style-name="T9">public</text:span><text:span text:style-name="T17"> </text:span><text:span text:style-name="T9">bool</text:span><text:span text:style-name="T17"> is_satisfied_by(T item)</text:span></text:p>
      <text:p text:style-name="P15">{</text:p>
      <text:p text:style-name="P11"><text:span text:style-name="T17"><text:s text:c="4"/></text:span><text:span text:style-name="T9">this</text:span><text:span text:style-name="T17">.left_side_specification.is_satisfied_by(item); <text:s text:c="7"/></text:span></text:p>
      <text:p text:style-name="P11"><text:span text:style-name="T17"><text:s text:c="4"/></text:span><text:span text:style-name="T9">return</text:span><text:span text:style-name="T17"> </text:span><text:span text:style-name="T9">true</text:span><text:span text:style-name="T17">;</text:span></text:p>
      <text:p text:style-name="P18">}</text:p>
      <text:p text:style-name="P2"/>
      <text:p text:style-name="P2">De esta forma satisfacemos las 3 condiciones de los bloques IT. </text:p>
      <text:p text:style-name="P2"/>
      <text:p text:style-name="P2">La pregunta ahora seria la siguiente, ¿el método is_satisfied_by(T item) de la clase OrSpecification&lt;T&gt; hace lo que queremos que haga?</text:p>
      <text:p text:style-name="P2"/>
      <text:p text:style-name="P2">La respuesta es que NO, ya que queremos que haga una evaluación del operando lógico OR, y <text:s/>claramente no lo hace ya que evalúa únicamente uno de los operandos:</text:p>
      <text:p text:style-name="P2"/>
      <text:p text:style-name="P15"><text:span text:style-name="T4">this</text:span>.left_side_specification.is_satisfied_by(item);</text:p>
      <text:p text:style-name="P2"/>
      <text:p text:style-name="P2">y aun por encima, ni siquiera lo tiene en cuenta a la hora de devolver el valor correcto, pues siempre true:</text:p>
      <text:p text:style-name="P2"/>
      <text:p text:style-name="P37"><text:span text:style-name="T9">return</text:span><text:span text:style-name="T17"> </text:span><text:span text:style-name="T9">true</text:span><text:span text:style-name="T17">;</text:span></text:p>
      <text:p text:style-name="P2"/>
      <text:p text:style-name="P2">independientemente de cual haya sido el resultado de la evaluación previa.</text:p>
      <text:p text:style-name="P2"/>
      <text:p text:style-name="P2">La cuestión aquí, es que SI que cumple los requisitos de nuestra BDD_Spec (los 3 bloques IT).</text:p>
      <text:p text:style-name="P2"/>
      <text:p text:style-name="P2">¿Que es lo que ocurre entonces?</text:p>
      <text:p text:style-name="P2"/>
      <text:p text:style-name="P2">Pues que necesitamos programar las otras BDD_Specs que quedan:</text:p>
      <text:p text:style-name="P2"/>
      <text:p text:style-name="P29">When asked if an item that meets only the left side condition satisfies the or operator specification</text:p>
      <text:p text:style-name="P29">» It should confirm that the or operator specification was satisfied</text:p>
      <text:p text:style-name="P29">» It should evaluate the left side condition</text:p>
      <text:p text:style-name="P29">» It should not evaluate the right side condition</text:p>
      <text:p text:style-name="P29"/>
      <text:p text:style-name="P29">When asked if an item that meets only the right side condition satisfies the or operator specification</text:p>
      <text:p text:style-name="P29">» It should confirm that the or operator specification was satisfied</text:p>
      <text:p text:style-name="P29">» It should evaluate the left side condition</text:p>
      <text:p text:style-name="P29">» It should evaluate the right side condition</text:p>
      <text:p text:style-name="P29"/>
      <text:p text:style-name="P29">When asked if an item that does not meet any of the conditions satisfies the or operator <text:soft-page-break/>specification</text:p>
      <text:p text:style-name="P29">» It should confirm that the or operator specification was not satisfied</text:p>
      <text:p text:style-name="P29">» It should evaluate the left side condition</text:p>
      <text:p text:style-name="P32">» It should evaluate the right side condition</text:p>
      <text:p text:style-name="P2"/>
      <text:p text:style-name="P2">para obligar a nuestro código a hacer lo que queremos (que evalúe la operación lógica OR).</text:p>
      <text:p text:style-name="P2"/>
      <text:p text:style-name="P2">NOTA: En un escenario de programación normal, lo lógico seria haber escrito ya en este punto:</text:p>
      <text:p text:style-name="P2"/>
      <text:p text:style-name="P36"><text:span text:style-name="T9">public</text:span><text:span text:style-name="T17"> </text:span><text:span text:style-name="T9">bool</text:span><text:span text:style-name="T17"> is_satisfied_by(T item)</text:span></text:p>
      <text:p text:style-name="P15">{</text:p>
      <text:p text:style-name="P11"><text:span text:style-name="T17"><text:s text:c="4"/></text:span><text:span text:style-name="T9">return this</text:span><text:span text:style-name="T17">.left_side_specification.is_satisfied_by(item) || </text:span></text:p>
      <text:p text:style-name="P15"><text:s text:c="11"/><text:span text:style-name="T4">this</text:span>.right_side_specification.is_satisfied_by(item);</text:p>
      <text:p text:style-name="P15">}</text:p>
      <text:p text:style-name="P2"/>
      <text:p text:style-name="P2">que hace lo que queremos, y a continuación escribir el código del las BDD_Specs restantes y comprobar que efectivamente funciona. Sin embargo es muy útil la filosofía que hay detrás de hacer las cosas tal y como hemos ido detallando hasta ahora, y es que el principio "escribir el mínimo código necesario para satisfacer las condiciones establecidas por nuestro test" del TDD clásico, es muy útil cuando nos enfrentamos a escenarios mucho mas complejos que el tratado aquí</text:p>
      <text:p text:style-name="P2"/>
      <text:p text:style-name="P2">FIN NOTA.</text:p>
      <text:p text:style-name="P2"/>
      <text:p text:style-name="P2"><text:span text:style-name="T3">Implementando los Scenarios restantes</text:span><text:span text:style-name="T45">:</text:span></text:p>
      <text:p text:style-name="P3"/>
      <text:p text:style-name="P3">Sin entrar en el nivel de detalle de la explicación del primer Scenario ("Happy Day Scenario"), los Scenarios restantes</text:p>
      <text:p text:style-name="P3"/>
      <text:p text:style-name="P29">When asked if an item that meets only the left side condition satisfies the or operator specification</text:p>
      <text:p text:style-name="P29">» It should confirm that the or operator specification was satisfied</text:p>
      <text:p text:style-name="P29">» It should evaluate the left side condition</text:p>
      <text:p text:style-name="P29">» It should not evaluate the right side condition</text:p>
      <text:p text:style-name="P29"/>
      <text:p text:style-name="P29">When asked if an item that meets only the right side condition satisfies the or operator specification</text:p>
      <text:p text:style-name="P29">» It should confirm that the or operator specification was satisfied</text:p>
      <text:p text:style-name="P29">» It should evaluate the left side condition</text:p>
      <text:p text:style-name="P29">» It should evaluate the right side condition</text:p>
      <text:p text:style-name="P29"/>
      <text:p text:style-name="P29">When asked if an item that does not meet any of the conditions satisfies the or operator specification</text:p>
      <text:p text:style-name="P29">» It should confirm that the or operator specification was not satisfied</text:p>
      <text:p text:style-name="P29">» It should evaluate the left side condition</text:p>
      <text:p text:style-name="P34">» It should evaluate the right side condition</text:p>
      <text:p text:style-name="P3"/>
      <text:p text:style-name="P3">se implementarían a través del siguiente código:</text:p>
      <text:p text:style-name="P3"/>
      <text:p text:style-name="P14"><text:span text:style-name="T13">public</text:span><text:span text:style-name="T45"> </text:span><text:span text:style-name="T13">class</text:span><text:span text:style-name="T45"> </text:span><text:span text:style-name="T44">when_asked_if_an_item_that_meets_only_the_left_side_condition_satisfies_the_or_operator_specification</text:span><text:span text:style-name="T45"> : </text:span><text:span text:style-name="T44">concern_for_the_or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the_left_side_condition = an&lt;</text:span><text:span text:style-name="T24">IWhateverType</text:span><text:span text:style-name="T17">&gt;();</text:span></text:p>
      <text:p text:style-name="P15"/>
      <text:p text:style-name="P15"><text:s text:c="8"/>left_side_specification</text:p>
      <text:p text:style-name="P15"><text:s text:c="11"/>.Stub(x =&gt; x.is_satisfied_by(the_item_that_meets_the_left_side_condition))</text:p>
      <text:p text:style-name="P11"><text:soft-page-break/><text:span text:style-name="T17"><text:s text:c="11"/>.Return(</text:span><text:span text:style-name="T9">true</text:span><text:span text:style-name="T17">);</text:span></text:p>
      <text:p text:style-name="P15"><text:s text:c="8"/>right_side_specification</text:p>
      <text:p text:style-name="P15"><text:s text:c="11"/>.Stub(x =&gt; x.is_satisfied_by(the_item_that_meets_the_left_side_condition))</text:p>
      <text:p text:style-name="P11"><text:span text:style-name="T17"><text:s text:c="11"/>.Return(</text:span><text:span text:style-name="T9">false</text:span><text:span text:style-name="T17">);</text:span></text:p>
      <text:p text:style-name="P15"/>
      <text:p text:style-name="P11"><text:span text:style-name="T17"><text:s text:c="8"/>create_sut_using(() =&gt; </text:span><text:span text:style-name="T9">new</text:span><text:span text:style-name="T17"> </text:span><text:span text:style-name="T38">Or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 text:c="4"/>};</text:p>
      <text:p text:style-name="P15"/>
      <text:p text:style-name="P11"><text:span text:style-name="T17"><text:s text:c="4"/></text:span><text:span text:style-name="T24">Because</text:span><text:span text:style-name="T17"> of = () =&gt; </text:span></text:p>
      <text:p text:style-name="P15"><text:s text:c="7"/>result = sut.is_satisfied_by(the_item_that_meets_the_left_side_condition);</text:p>
      <text:p text:style-name="P15"/>
      <text:p text:style-name="P11"><text:span text:style-name="T17"><text:s text:c="4"/></text:span><text:span text:style-name="T24">It</text:span><text:span text:style-name="T17"> should_confirm_that_the_or_operator_specification_was_satisfied = () =&gt; </text:span></text:p>
      <text:p text:style-name="P15"><text:s text:c="7"/>result.ShouldBeTrue();</text:p>
      <text:p text:style-name="P15"><text:s text:c="4"/></text:p>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text:p>
      <text:p text:style-name="P15"><text:s text:c="14"/>x =&gt; x.is_satisfied_by(the_item_that_meets_the_left_side_condition));</text:p>
      <text:p text:style-name="P15"><text:s text:c="4"/></text:p>
      <text:p text:style-name="P11"><text:span text:style-name="T17"><text:s text:c="4"/></text:span><text:span text:style-name="T24">It</text:span><text:span text:style-name="T17"> should_not_evaluate_the_right_side_condition = () =&gt;</text:span></text:p>
      <text:p text:style-name="P15"><text:s text:c="7"/>right_side_specification</text:p>
      <text:p text:style-name="P15"><text:s text:c="10"/>.never_received(</text:p>
      <text:p text:style-name="P15"><text:s text:c="13"/>x =&gt; x.is_satisfied_by(the_item_that_meets_the_left_side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the_left_side_condition;</text:span></text:p>
      <text:p text:style-name="P15">}</text:p>
      <text:p text:style-name="P15"/>
      <text:p text:style-name="P11"><text:span text:style-name="T9">public</text:span><text:span text:style-name="T17"> </text:span><text:span text:style-name="T9">class</text:span><text:span text:style-name="T17"> </text:span><text:span text:style-name="T38">when_asked_if_an_item_that_meets_only_the_right_side_condition_satisfies_the_or_operator_specification</text:span><text:span text:style-name="T17"> : </text:span><text:span text:style-name="T38">concern_for_the_or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the_right_side_condition = an&lt;</text:span><text:span text:style-name="T24">IWhateverType</text:span><text:span text:style-name="T17">&gt;();</text:span></text:p>
      <text:p text:style-name="P15"/>
      <text:p text:style-name="P15"><text:s text:c="8"/>left_side_specification</text:p>
      <text:p text:style-name="P15"><text:s text:c="11"/>.Stub(x =&gt; x.is_satisfied_by(the_item_that_meets_the_right_side_condition))</text:p>
      <text:p text:style-name="P11"><text:span text:style-name="T17"><text:s text:c="11"/>.Return(</text:span><text:span text:style-name="T9">false</text:span><text:span text:style-name="T17">);</text:span></text:p>
      <text:p text:style-name="P15"><text:s text:c="8"/>right_side_specification</text:p>
      <text:p text:style-name="P15"><text:s text:c="11"/>.Stub(x =&gt; x.is_satisfied_by(the_item_that_meets_the_right_side_condition))</text:p>
      <text:p text:style-name="P11"><text:span text:style-name="T17"><text:s text:c="11"/>.Return(</text:span><text:span text:style-name="T9">true</text:span><text:span text:style-name="T17">);</text:span></text:p>
      <text:p text:style-name="P15"/>
      <text:p text:style-name="P11"><text:span text:style-name="T17"><text:s text:c="8"/>create_sut_using(() =&gt; </text:span><text:span text:style-name="T9">new</text:span><text:span text:style-name="T17"> </text:span><text:span text:style-name="T38">Or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 text:c="4"/>};</text:p>
      <text:p text:style-name="P15"/>
      <text:p text:style-name="P11"><text:span text:style-name="T17"><text:s text:c="4"/></text:span><text:span text:style-name="T24">Because</text:span><text:span text:style-name="T17"> of = () =&gt; </text:span></text:p>
      <text:p text:style-name="P15"><text:s text:c="7"/>result = sut.is_satisfied_by(the_item_that_meets_the_right_side_condition);</text:p>
      <text:p text:style-name="P15"/>
      <text:p text:style-name="P11"><text:span text:style-name="T17"><text:s text:c="4"/></text:span><text:span text:style-name="T24">It</text:span><text:span text:style-name="T17"> should_confirm_that_the_or_operator_specification_was_satisfied = () =&gt; </text:span></text:p>
      <text:p text:style-name="P15"><text:s text:c="7"/>result.ShouldBeTrue();</text:p>
      <text:p text:style-name="P15"><text:s text:c="8"/></text:p>
      <text:p text:style-name="P11"><text:span text:style-name="T17"><text:s text:c="4"/></text:span><text:span text:style-name="T24">It</text:span><text:span text:style-name="T17"> should_evaluate_the_left_side_condition = () =&gt;</text:span></text:p>
      <text:p text:style-name="P15"><text:s text:c="7"/>left_side_specification</text:p>
      <text:p text:style-name="P15"><text:soft-page-break/><text:s text:c="10"/>.received(</text:p>
      <text:p text:style-name="P15"><text:s text:c="13"/>x =&gt; x.is_satisfied_by(the_item_that_meets_the_right_side_condition));</text:p>
      <text:p text:style-name="P15"/>
      <text:p text:style-name="P11"><text:span text:style-name="T17"><text:s text:c="4"/></text:span><text:span text:style-name="T24">It</text:span><text:span text:style-name="T17"> should_evaluate_the_right_side_condition = () =&gt;</text:span></text:p>
      <text:p text:style-name="P15"><text:s text:c="7"/>right_side_specification</text:p>
      <text:p text:style-name="P15"><text:s text:c="10"/>.received(</text:p>
      <text:p text:style-name="P15"><text:s text:c="13"/>x =&gt; x.is_satisfied_by(the_item_that_meets_the_right_side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the_right_side_condition;</text:span></text:p>
      <text:p text:style-name="P15">}</text:p>
      <text:p text:style-name="P15"/>
      <text:p text:style-name="P11"><text:span text:style-name="T9">public</text:span><text:span text:style-name="T17"> </text:span><text:span text:style-name="T9">class</text:span><text:span text:style-name="T17"> </text:span><text:span text:style-name="T38">when_asked_if_an_item_that_does_not_meet_any_of_the_conditions_satisfies_the_or_operator_specification</text:span><text:span text:style-name="T17"> : </text:span><text:span text:style-name="T38">concern_for_the_or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no_condition = an&lt;</text:span><text:span text:style-name="T24">IWhateverType</text:span><text:span text:style-name="T17">&gt;();</text:span></text:p>
      <text:p text:style-name="P15"/>
      <text:p text:style-name="P15"><text:s text:c="8"/>left_side_specification</text:p>
      <text:p text:style-name="P15"><text:s text:c="11"/>.Stub(x =&gt; x.is_satisfied_by(the_item_that_meets_no_condition))</text:p>
      <text:p text:style-name="P11"><text:span text:style-name="T17"><text:s text:c="11"/>.Return(</text:span><text:span text:style-name="T9">false</text:span><text:span text:style-name="T17">);</text:span></text:p>
      <text:p text:style-name="P15"><text:s text:c="8"/>right_side_specification</text:p>
      <text:p text:style-name="P15"><text:s text:c="11"/>.Stub(x =&gt; x.is_satisfied_by(the_item_that_meets_no_condition))</text:p>
      <text:p text:style-name="P11"><text:span text:style-name="T17"><text:s text:c="11"/>.Return(</text:span><text:span text:style-name="T9">false</text:span><text:span text:style-name="T17">);</text:span></text:p>
      <text:p text:style-name="P15"/>
      <text:p text:style-name="P11"><text:span text:style-name="T17"><text:s text:c="8"/>create_sut_using(() =&gt; </text:span><text:span text:style-name="T9">new</text:span><text:span text:style-name="T17"> </text:span><text:span text:style-name="T38">Or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 text:c="4"/>};</text:p>
      <text:p text:style-name="P15"/>
      <text:p text:style-name="P11"><text:span text:style-name="T17"><text:s text:c="4"/></text:span><text:span text:style-name="T24">Because</text:span><text:span text:style-name="T17"> of = () =&gt; result = sut.is_satisfied_by(the_item_that_meets_no_condition);</text:span></text:p>
      <text:p text:style-name="P15"/>
      <text:p text:style-name="P11"><text:span text:style-name="T17"><text:s text:c="4"/></text:span><text:span text:style-name="T24">It</text:span><text:span text:style-name="T17"> should_confirm_that_the_or_operator_specification_was_not_satisfied = () =&gt; </text:span></text:p>
      <text:p text:style-name="P15"><text:s text:c="7"/>result.ShouldBeFalse();</text:p>
      <text:p text:style-name="P15"/>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x =&gt; x.is_satisfied_by(the_item_that_meets_no_condition));</text:p>
      <text:p text:style-name="P15"/>
      <text:p text:style-name="P11"><text:span text:style-name="T17"><text:s text:c="4"/></text:span><text:span text:style-name="T24">It</text:span><text:span text:style-name="T17"> should_evaluate_the_right_side_condition = () =&gt;</text:span></text:p>
      <text:p text:style-name="P15"><text:s text:c="7"/>right_side_specification</text:p>
      <text:p text:style-name="P15"><text:s text:c="10"/>.received(x =&gt; x.is_satisfied_by(the_item_that_meets_no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no_condition;</text:span></text:p>
      <text:p text:style-name="P15">}</text:p>
      <text:p text:style-name="P3"/>
      <text:p text:style-name="P3">y que obligaría a nuestra clase OrSpecification a hacer lo correcto:</text:p>
      <text:p text:style-name="P3"/>
      <text:p text:style-name="P36"><text:span text:style-name="T10">public</text:span><text:span text:style-name="T19"> </text:span><text:span text:style-name="T10">class</text:span><text:span text:style-name="T19"> </text:span><text:span text:style-name="T39">OrSpecification</text:span><text:span text:style-name="T19">&lt;T&gt; : </text:span><text:span text:style-name="T28">ISpecification</text:span><text:span text:style-name="T19">&lt;T&gt;</text:span></text:p>
      <text:p text:style-name="P15">{</text:p>
      <text:p text:style-name="P11"><text:span text:style-name="T17"><text:s text:c="4"/></text:span><text:span text:style-name="T24">ISpecification</text:span><text:span text:style-name="T17">&lt;T&gt; left_side_specification;</text:span></text:p>
      <text:p text:style-name="P11"><text:span text:style-name="T17"><text:s text:c="4"/></text:span><text:span text:style-name="T24">ISpecification</text:span><text:span text:style-name="T17">&lt;T&gt; right_side_specification;</text:span></text:p>
      <text:p text:style-name="P15"/>
      <text:p text:style-name="P11"><text:soft-page-break/><text:span text:style-name="T17"><text:s text:c="4"/></text:span><text:span text:style-name="T9">public</text:span><text:span text:style-name="T17"> OrSpecification(</text:span><text:span text:style-name="T24">ISpecification</text:span><text:span text:style-name="T17">&lt;T&gt; left_side_specification, </text:span></text:p>
      <text:p text:style-name="P11"><text:span text:style-name="T17"><text:s text:c="27"/></text:span><text:span text:style-name="T24">ISpecification</text:span><text:span text:style-name="T17">&lt;T&gt; right_side_specification)</text:span></text:p>
      <text:p text:style-name="P15"><text:s text:c="4"/>{</text:p>
      <text:p text:style-name="P11"><text:span text:style-name="T17"><text:s text:c="8"/></text:span><text:span text:style-name="T9">this</text:span><text:span text:style-name="T17">.left_side_specification = left_side_specification;</text:span></text:p>
      <text:p text:style-name="P11"><text:span text:style-name="T17"><text:s text:c="8"/></text:span><text:span text:style-name="T9">this</text:span><text:span text:style-name="T17">.right_side_specification = right_side_specification;</text:span></text:p>
      <text:p text:style-name="P15"><text:s text:c="4"/>}</text:p>
      <text:p text:style-name="P15"/>
      <text:p text:style-name="P11"><text:span text:style-name="T17"><text:s text:c="4"/></text:span><text:span text:style-name="T9">public</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text:span><text:span text:style-name="T9">this</text:span><text:span text:style-name="T17">.left_side_specification.is_satisfied_by(item) || </text:span></text:p>
      <text:p text:style-name="P15"><text:s text:c="15"/><text:span text:style-name="T4">this</text:span>.right_side_specification.is_satisfied_by(item);</text:p>
      <text:p text:style-name="P15"><text:s text:c="4"/>}</text:p>
      <text:p text:style-name="P15">}</text:p>
      <text:p text:style-name="P3"/>
      <text:p text:style-name="P3">tal y como demuestra la salida de haber ejecutado esta BDD_Spec con TestDriven.NET:</text:p>
      <text:p text:style-name="P3"/>
      <text:p text:style-name="P31">------ Test started: Assembly: dddsample.specs.dll ------</text:p>
      <text:p text:style-name="P32"/>
      <text:p text:style-name="P33">when asked if an item that meets both conditions satisfies the or operator specification</text:p>
      <text:p text:style-name="P29">» should confirm that the or operator specification was satisfied</text:p>
      <text:p text:style-name="P29">» should evaluate the left side condition</text:p>
      <text:p text:style-name="P29">» should not evaluate the right side condition</text:p>
      <text:p text:style-name="P29"/>
      <text:p text:style-name="P29">when asked if an item that meets only the left side condition satisfies the or operator specification</text:p>
      <text:p text:style-name="P29">» should confirm that the or operator specification was satisfied</text:p>
      <text:p text:style-name="P29">» should evaluate the left side condition</text:p>
      <text:p text:style-name="P29">» should not evaluate the right side condition</text:p>
      <text:p text:style-name="P29"/>
      <text:p text:style-name="P29">when asked if an item that meets only the right side condition satisfies the or operator specification</text:p>
      <text:p text:style-name="P29">» should confirm that the or operator specification was satisfied</text:p>
      <text:p text:style-name="P29">» should evaluate the left side condition</text:p>
      <text:p text:style-name="P29">» should evaluate the right side condition</text:p>
      <text:p text:style-name="P29"/>
      <text:p text:style-name="P29">when asked if an item that does not meet any of the conditions satisfies the or operator specification</text:p>
      <text:p text:style-name="P29">» should confirm that the or operator specification was not satisfied</text:p>
      <text:p text:style-name="P29">» should evaluate the left side condition</text:p>
      <text:p text:style-name="P29">» should evaluate the right side condition</text:p>
      <text:p text:style-name="P29"/>
      <text:p text:style-name="P29"/>
      <text:p text:style-name="P29">12 passed, 0 failed, 0 skipped, took 0,65 seconds (Machine.Specifications 0.3.0).</text:p>
      <text:p text:style-name="P3"/>
      <text:p text:style-name="P3">Y con esto habríamos completado nuestro objetivo y quedaría implementada la clase OrSpecification&lt;T&gt;, guiados por BDD, eliminando la necesidad de usar la clase abstracta</text:p>
      <text:p text:style-name="P3">Specification&lt;T&gt; y mostrando en el proceso como los conceptos de Dependency Injection abordados en el epígrafe "<text:span text:style-name="T1">Lavando los trapos sucios en publico" o "Inyectar o no Inyectar, he aquí la cuestió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3">NotSpecification&lt;T&gt; vía BDD</text:span>:</text:p>
      <text:p text:style-name="P3"/>
      <text:p text:style-name="P3">Para este caso no nos detendremos ni entraremos en el mismo nivel de detalle que en el de OrSpecification&lt;T&gt;, puesto que, muchos de los conceptos son similares. Aun así, demostraremos como, efectivamente, la interface de la versión java era incorrecta.</text:p>
      <text:p text:style-name="P3"/>
      <text:p text:style-name="P2">Nuestra BDD_Spec para la clase NotSpecification&lt;T&gt; seria:</text:p>
      <text:p text:style-name="P2"/>
      <text:p text:style-name="P31">When asked if an item that meets the condition satisfies the not operation specification</text:p>
      <text:p text:style-name="P29">» It should confirm that the original condition has been negated</text:p>
      <text:p text:style-name="P29">» It should evaluate the condition</text:p>
      <text:p text:style-name="P29"><text:soft-page-break/></text:p>
      <text:p text:style-name="P29">When asked if an item that does not meet the condition satisfies the not operation specification</text:p>
      <text:p text:style-name="P29">» It should confirm that the original condition has been negated</text:p>
      <text:p text:style-name="P29">» It should evaluate the condition</text:p>
      <text:p text:style-name="P2"/>
      <text:p text:style-name="P2">El código que implementan ambas BDD_Specs:</text:p>
      <text:p text:style-name="P2"/>
      <text:p text:style-name="P14"><text:span text:style-name="T4">public</text:span> <text:span text:style-name="T4">class</text:span> <text:span text:style-name="T36">concern_for_the_not_specification</text:span> : </text:p>
      <text:p text:style-name="P14"><text:span text:style-name="T36"><text:s text:c="3"/>Observes</text:span>&lt;<text:span text:style-name="T22">ISpecification</text:span>&lt;<text:span text:style-name="T22">IWhateverType</text:span>&gt;, <text:span text:style-name="T36">NotSpecification</text:span>&lt;<text:span text:style-name="T22">IWhateverType</text:span>&gt;&gt; { }</text:p>
      <text:p text:style-name="P15"/>
      <text:p text:style-name="P11"><text:span text:style-name="T9">public</text:span><text:span text:style-name="T17"> </text:span><text:span text:style-name="T9">class</text:span><text:span text:style-name="T17"> </text:span><text:span text:style-name="T38">when_asked_if_an_item_that_meets_the_condition_satisfies_the_not_operation_specification</text:span><text:span text:style-name="T17"> : </text:span><text:span text:style-name="T38">concern_for_the_not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the_to_negate_specification = the_dependency&lt;</text:span><text:span text:style-name="T24">ISpecification</text:span><text:span text:style-name="T17">&lt;</text:span><text:span text:style-name="T24">IWhateverType</text:span><text:span text:style-name="T17">&gt;&gt;();</text:span></text:p>
      <text:p text:style-name="P11"><text:span text:style-name="T17"><text:s text:c="8"/>the_item_that_meets_the_condition = an&lt;</text:span><text:span text:style-name="T24">IWhateverType</text:span><text:span text:style-name="T17">&gt;();</text:span></text:p>
      <text:p text:style-name="P15"/>
      <text:p text:style-name="P15"><text:s text:c="8"/>the_to_negate_specification</text:p>
      <text:p text:style-name="P15"><text:s text:c="11"/>.Stub(x =&gt; x.is_satisfied_by(the_item_that_meets_the_condition))</text:p>
      <text:p text:style-name="P11"><text:span text:style-name="T17"><text:s text:c="11"/>.Return(</text:span><text:span text:style-name="T9">true</text:span><text:span text:style-name="T17">);</text:span></text:p>
      <text:p text:style-name="P15"><text:s text:c="4"/>};</text:p>
      <text:p text:style-name="P15"/>
      <text:p text:style-name="P11"><text:span text:style-name="T17"><text:s text:c="4"/></text:span><text:span text:style-name="T24">Because</text:span><text:span text:style-name="T17"> of = () =&gt; result = sut.is_satisfied_by(the_item_that_meets_the_condition);</text:span></text:p>
      <text:p text:style-name="P15"/>
      <text:p text:style-name="P11"><text:span text:style-name="T17"><text:s text:c="4"/></text:span><text:span text:style-name="T24">It</text:span><text:span text:style-name="T17"> should_confirm_that_the_original_condition_has_been_negated = () =&gt; </text:span></text:p>
      <text:p text:style-name="P15"><text:s text:c="7"/>result.ShouldBeFalse();</text:p>
      <text:p text:style-name="P15"/>
      <text:p text:style-name="P11"><text:span text:style-name="T17"><text:s text:c="4"/></text:span><text:span text:style-name="T24">It</text:span><text:span text:style-name="T17"> should_evaluate_the_condition = () =&gt;</text:span></text:p>
      <text:p text:style-name="P15"><text:s text:c="7"/>the_to_negate_specification</text:p>
      <text:p text:style-name="P15"><text:s text:c="10"/>.received(x =&gt; x.is_satisfied_by(the_item_that_meets_the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WhateverType</text:span><text:span text:style-name="T17"> the_item_that_meets_the_condi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the_to_negate_specification;</text:span></text:p>
      <text:p text:style-name="P15">}</text:p>
      <text:p text:style-name="P15"/>
      <text:p text:style-name="P11"><text:span text:style-name="T9">public</text:span><text:span text:style-name="T17"> </text:span><text:span text:style-name="T9">class</text:span><text:span text:style-name="T17"> </text:span><text:span text:style-name="T38">when_asked_if_an_item_that_does_not_meet_the_condition_satisfies_the_not_operation_specification</text:span><text:span text:style-name="T17"> : </text:span><text:span text:style-name="T38">concern_for_the_not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the_to_negate_specification = the_dependency&lt;</text:span><text:span text:style-name="T24">ISpecification</text:span><text:span text:style-name="T17">&lt;</text:span><text:span text:style-name="T24">IWhateverType</text:span><text:span text:style-name="T17">&gt;&gt;();</text:span></text:p>
      <text:p text:style-name="P11"><text:span text:style-name="T17"><text:s text:c="8"/>the_item_that_does_not_meet_the_condition = an&lt;</text:span><text:span text:style-name="T24">IWhateverType</text:span><text:span text:style-name="T17">&gt;();</text:span></text:p>
      <text:p text:style-name="P15"/>
      <text:p text:style-name="P15"><text:s text:c="8"/>the_to_negate_specification</text:p>
      <text:p text:style-name="P15"><text:s text:c="11"/>.Stub(x =&gt; x.is_satisfied_by(the_item_that_does_not_meet_the_condition))</text:p>
      <text:p text:style-name="P11"><text:span text:style-name="T17"><text:s text:c="11"/>.Return(</text:span><text:span text:style-name="T9">false</text:span><text:span text:style-name="T17">);</text:span></text:p>
      <text:p text:style-name="P15"><text:s text:c="4"/>};</text:p>
      <text:p text:style-name="P15"/>
      <text:p text:style-name="P11"><text:span text:style-name="T17"><text:s text:c="4"/></text:span><text:span text:style-name="T24">Because</text:span><text:span text:style-name="T17"> of = () =&gt; </text:span></text:p>
      <text:p text:style-name="P15"><text:s text:c="7"/>result = sut.is_satisfied_by(the_item_that_does_not_meet_the_condition);</text:p>
      <text:p text:style-name="P15"/>
      <text:p text:style-name="P11"><text:span text:style-name="T17"><text:s text:c="4"/></text:span><text:span text:style-name="T24">It</text:span><text:span text:style-name="T17"> should_confirm_that_the_original_condition_has_been_negated = () =&gt; </text:span></text:p>
      <text:p text:style-name="P15"><text:s text:c="7"/>result.ShouldBeTrue();</text:p>
      <text:p text:style-name="P15"/>
      <text:p text:style-name="P11"><text:span text:style-name="T17"><text:s text:c="4"/></text:span><text:span text:style-name="T24">It</text:span><text:span text:style-name="T17"> should_evaluate_the_condition = () =&gt;</text:span></text:p>
      <text:p text:style-name="P15"><text:s text:c="7"/>the_to_negate_specification</text:p>
      <text:p text:style-name="P15"><text:s text:c="10"/>.received(x =&gt; x.is_satisfied_by(the_item_that_does_not_meet_the_condition));</text:p>
      <text:p text:style-name="P15"><text:soft-page-break/></text:p>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WhateverType</text:span><text:span text:style-name="T17"> the_item_that_does_not_meet_the_condi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the_to_negate_specification;</text:span></text:p>
      <text:p text:style-name="P15">}</text:p>
      <text:p text:style-name="P2"/>
      <text:p text:style-name="P2">La mecánica vuelve a ser la misma que habíamos empleado para la BDD_Spec de OrSpecification&lt;T&gt;, solo que en este caso solo entra en juego una sola ISpecification&lt;T&gt; y no dos (queda probado por tanto que la interface de la versión java probablemente sea errónea), y ademas lo que debemos probar es que convierte true en false y viceversa.</text:p>
      <text:p text:style-name="P2"/>
      <text:p text:style-name="P2">A mayores es interesante destacar el uso de:</text:p>
      <text:p text:style-name="P2"/>
      <text:list xml:id="list32237375" text:continue-list="list32235151" text:style-name="L2">
        <text:list-item>
          <text:p text:style-name="P42">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ún argumento del mismo tipo (recordemos que el problema se plantea cuando hay dos o mas argumentos del mismo tipo, obligándonos a usa la llamad explicita al constructor a través de create_sut_using(). Para mas información revisar el apartado donde se trata la implementación BDD de OrSpecification&lt;T&gt;).</text:p>
      <text:p text:style-name="P2"/>
      <text:p text:style-name="P2">Nuestra clase NotSpecification&lt;T&gt; asociada a esta BDD_Spec es:</text:p>
      <text:p text:style-name="P2"/>
      <text:p text:style-name="P36"><text:span text:style-name="T9">public</text:span><text:span text:style-name="T17"> </text:span><text:span text:style-name="T9">class</text:span><text:span text:style-name="T17"> </text:span><text:span text:style-name="T38">NotSpecification</text:span><text:span text:style-name="T17">&lt;T&gt; : </text:span><text:span text:style-name="T24">ISpecification</text:span><text:span text:style-name="T17">&lt;T&gt; </text:span></text:p>
      <text:p text:style-name="P15">{</text:p>
      <text:p text:style-name="P11"><text:span text:style-name="T17"><text:s text:c="4"/></text:span><text:span text:style-name="T24">ISpecification</text:span><text:span text:style-name="T17">&lt;T&gt; to_negate_specification;</text:span></text:p>
      <text:p text:style-name="P15"/>
      <text:p text:style-name="P11"><text:span text:style-name="T17"><text:s text:c="4"/></text:span><text:span text:style-name="T9">public</text:span><text:span text:style-name="T17"> NotSpecification(</text:span><text:span text:style-name="T24">ISpecification</text:span><text:span text:style-name="T17">&lt;T&gt; to_negate_specification)</text:span></text:p>
      <text:p text:style-name="P15"><text:s text:c="4"/>{</text:p>
      <text:p text:style-name="P11"><text:span text:style-name="T17"><text:s text:c="8"/></text:span><text:span text:style-name="T9">this</text:span><text:span text:style-name="T17">.to_negate_specification = to_negate_specification;</text:span></text:p>
      <text:p text:style-name="P15"><text:s text:c="4"/>}</text:p>
      <text:p text:style-name="P15"/>
      <text:p text:style-name="P11"><text:span text:style-name="T17"><text:s text:c="4"/></text:span><text:span text:style-name="T9">public</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text:span><text:span text:style-name="T9">this</text:span><text:span text:style-name="T17">.to_negate_specification.is_satisfied_by(item);</text:span></text:p>
      <text:p text:style-name="P15"><text:s text:c="4"/>}</text:p>
      <text:p text:style-name="P15">}</text:p>
      <text:p text:style-name="P2"/>
      <text:p text:style-name="P2">Y todo funciona según lo previsto tal y como demuestra el log de TestDriven.NET:</text:p>
      <text:p text:style-name="P2"/>
      <text:p text:style-name="P31">------ Test started: Assembly: dddsample.specs.dll ------</text:p>
      <text:p text:style-name="P32"/>
      <text:p text:style-name="P31">when asked if an item that meets the condition satisfies the not operation specification</text:p>
      <text:p text:style-name="P29">» should confirm that the original condition has been negated</text:p>
      <text:p text:style-name="P29">» should evaluate the condition</text:p>
      <text:p text:style-name="P29"/>
      <text:p text:style-name="P29">when asked if an item that does not meet the condition satisfies the not operation specification</text:p>
      <text:p text:style-name="P29">» should confirm that the original condition has been negated</text:p>
      <text:p text:style-name="P29">» should evaluate the condition</text:p>
      <text:p text:style-name="P29"/>
      <text:p text:style-name="P29"/>
      <text:p text:style-name="P29">4 passed, 0 failed, 0 skipped, took 0,62 seconds (Machine.Specifications 0.3.0).</text:p>
      <text:p text:style-name="P9"/>
      <text:p text:style-name="P2"/>
      <text:p text:style-name="P3"><text:span text:style-name="T3">AndSpecification&lt;T&gt; vía BDD</text:span>:</text:p>
      <text:p text:style-name="P3"/>
      <text:p text:style-name="P3">Finalmente reproducimos las BDD_specs para la clase AndSpecification&lt;T&gt;, para de esta forma completar la primera parte del patrón DDD_Specification y poder proceder con la segunda parte.</text:p>
      <text:p text:style-name="P3"/>
      <text:p text:style-name="P3">Es un calco de OrSpecification&lt;T&gt; pero realizando la función lógica AND en vez de OR. A <text:soft-page-break/>estas alturas, después de haber navegado por los entresijos de la implementación de Not Specification&lt;T&gt; y sobre todo de OrSpecification&lt;T&gt;, no debería plantear ningún reto entenderlo.</text:p>
      <text:p text:style-name="P3"/>
      <text:p text:style-name="P2">Nuestra BDD_Spec para la clase AndSpecification&lt;T&gt; seria:</text:p>
      <text:p text:style-name="P2"/>
      <text:p text:style-name="P31">When asked if an item that meets both conditions satisfies the and operator specification</text:p>
      <text:p text:style-name="P29">» It should confirm that the and operator specification was satisfied</text:p>
      <text:p text:style-name="P29">» It should evaluate the left side condition</text:p>
      <text:p text:style-name="P29">» It should evaluate the right side condition</text:p>
      <text:p text:style-name="P29"/>
      <text:p text:style-name="P29">When asked if an item that meets only the left side condition satisfies the and operator specification</text:p>
      <text:p text:style-name="P29">» It should confirm that the and operator specification was not satisfied</text:p>
      <text:p text:style-name="P29">» It should evaluate the left side condition</text:p>
      <text:p text:style-name="P29">» It should evaluate the right side condition</text:p>
      <text:p text:style-name="P29"/>
      <text:p text:style-name="P29">When asked if an item that meets only the right side condition satisfies the and operator specification</text:p>
      <text:p text:style-name="P29">» It should confirm that the and operator specification was not satisfied</text:p>
      <text:p text:style-name="P29">» It should evaluate the left side condition</text:p>
      <text:p text:style-name="P29">» It should not evaluate the right side condition</text:p>
      <text:p text:style-name="P29"/>
      <text:p text:style-name="P29">When asked if an item that does not meet any of the conditions satisfies the and operator specification</text:p>
      <text:p text:style-name="P29">» It should confirm that the and operator specification was not satisfied</text:p>
      <text:p text:style-name="P29">» It should evaluate the left side condition</text:p>
      <text:p text:style-name="P29">» It should not evaluate the right side condition</text:p>
      <text:p text:style-name="P2"/>
      <text:p text:style-name="P3">Es interesante fijarse, que con respecto a OrSpecification&lt;T&gt; cambia los casos en los que no se evalúa el operando derecho, ya que FALSE AND CUALQUIER_COSA = FALSE.</text:p>
      <text:p text:style-name="P3"/>
      <text:p text:style-name="P3">La implementación de las especificaciones:</text:p>
      <text:p text:style-name="P3"/>
      <text:p text:style-name="P38"><text:span text:style-name="T9">public</text:span><text:span text:style-name="T17"> </text:span><text:span text:style-name="T9">class</text:span><text:span text:style-name="T17"> </text:span><text:span text:style-name="T38">concern_for_the_and_specification</text:span><text:span text:style-name="T17"> : </text:span></text:p>
      <text:p text:style-name="P38"><text:span text:style-name="T17"><text:s text:c="3"/></text:span><text:span text:style-name="T38">Observes</text:span><text:span text:style-name="T17">&lt;</text:span><text:span text:style-name="T24">ISpecification</text:span><text:span text:style-name="T17">&lt;</text:span><text:span text:style-name="T24">IWhateverType</text:span><text:span text:style-name="T17">&gt;, </text:span><text:span text:style-name="T38">AndSpecification</text:span><text:span text:style-name="T17">&lt;</text:span><text:span text:style-name="T24">IWhateverType</text:span><text:span text:style-name="T17">&gt;&gt; { }</text:span></text:p>
      <text:p text:style-name="P15"/>
      <text:p text:style-name="P11"><text:span text:style-name="T9">public</text:span><text:span text:style-name="T17"> </text:span><text:span text:style-name="T9">class</text:span><text:span text:style-name="T17"> </text:span><text:span text:style-name="T38">when_asked_if_an_item_that_meets_both_conditions_satisfies_the_and_operator_specification</text:span><text:span text:style-name="T17"> : </text:span><text:span text:style-name="T38">concern_for_the_and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both_conditions = an&lt;</text:span><text:span text:style-name="T24">IWhateverType</text:span><text:span text:style-name="T17">&gt;();</text:span></text:p>
      <text:p text:style-name="P15"/>
      <text:p text:style-name="P15"><text:s text:c="8"/>left_side_specification</text:p>
      <text:p text:style-name="P15"><text:s text:c="11"/>.Stub(x =&gt; x.is_satisfied_by(the_item_that_meets_both_conditions))</text:p>
      <text:p text:style-name="P11"><text:span text:style-name="T17"><text:s text:c="11"/>.Return(</text:span><text:span text:style-name="T9">true</text:span><text:span text:style-name="T17">);</text:span></text:p>
      <text:p text:style-name="P15"><text:s text:c="8"/>right_side_specification</text:p>
      <text:p text:style-name="P15"><text:s text:c="11"/>.Stub(x =&gt; x.is_satisfied_by(the_item_that_meets_both_conditions))</text:p>
      <text:p text:style-name="P11"><text:span text:style-name="T17"><text:s text:c="11"/>.Return(</text:span><text:span text:style-name="T9">true</text:span><text:span text:style-name="T17">);</text:span></text:p>
      <text:p text:style-name="P15"/>
      <text:p text:style-name="P11"><text:span text:style-name="T17"><text:s text:c="8"/>create_sut_using(() =&gt; </text:span><text:span text:style-name="T9">new</text:span><text:span text:style-name="T17"> </text:span><text:span text:style-name="T38">And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 text:c="4"/>};</text:p>
      <text:p text:style-name="P15"/>
      <text:p text:style-name="P11"><text:span text:style-name="T17"><text:s text:c="4"/></text:span><text:span text:style-name="T24">Because</text:span><text:span text:style-name="T17"> of = () =&gt; result = </text:span></text:p>
      <text:p text:style-name="P15"><text:s text:c="7"/>sut.is_satisfied_by(the_item_that_meets_both_conditions);</text:p>
      <text:p text:style-name="P15"/>
      <text:p text:style-name="P11"><text:span text:style-name="T17"><text:s text:c="4"/></text:span><text:span text:style-name="T24">It</text:span><text:span text:style-name="T17"> should_confirm_that_the_and_operator_specification_was_satisfied = () =&gt; </text:span></text:p>
      <text:p text:style-name="P15"><text:soft-page-break/><text:s text:c="7"/>result.ShouldBeTrue();</text:p>
      <text:p text:style-name="P15"/>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x =&gt; x.is_satisfied_by(the_item_that_meets_both_conditions));</text:p>
      <text:p text:style-name="P15"/>
      <text:p text:style-name="P11"><text:span text:style-name="T17"><text:s text:c="4"/></text:span><text:span text:style-name="T24">It</text:span><text:span text:style-name="T17"> should_evaluate_the_right_side_condition = () =&gt;</text:span></text:p>
      <text:p text:style-name="P15"><text:s text:c="7"/>right_side_specification</text:p>
      <text:p text:style-name="P15"><text:s text:c="10"/>.received(x =&gt; x.is_satisfied_by(the_item_that_meets_both_conditions));</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both_conditions;</text:span></text:p>
      <text:p text:style-name="P15">}</text:p>
      <text:p text:style-name="P15"/>
      <text:p text:style-name="P11"><text:span text:style-name="T9">public</text:span><text:span text:style-name="T17"> </text:span><text:span text:style-name="T9">class</text:span><text:span text:style-name="T17"> </text:span><text:span text:style-name="T38">when_asked_if_an_item_that_meets_only_the_left_side_condition_satisfies_the_and_operator_specification</text:span><text:span text:style-name="T17"> : </text:span><text:span text:style-name="T38">concern_for_the_and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 <text:s text:c="11"/></text:span></text:p>
      <text:p text:style-name="P11"><text:span text:style-name="T17"><text:s text:c="8"/>the_item_that_meets_the_left_side_condition = an&lt;</text:span><text:span text:style-name="T24">IWhateverType</text:span><text:span text:style-name="T17">&gt;();</text:span></text:p>
      <text:p text:style-name="P15"/>
      <text:p text:style-name="P15"><text:s text:c="8"/>left_side_specification</text:p>
      <text:p text:style-name="P15"><text:s text:c="11"/>.Stub(x =&gt; x.is_satisfied_by(the_item_that_meets_the_left_side_condition))</text:p>
      <text:p text:style-name="P11"><text:span text:style-name="T17"><text:s text:c="11"/>.Return(</text:span><text:span text:style-name="T9">true</text:span><text:span text:style-name="T17">);</text:span></text:p>
      <text:p text:style-name="P15"><text:s text:c="8"/>right_side_specification</text:p>
      <text:p text:style-name="P15"><text:s text:c="11"/>.Stub(x =&gt; x.is_satisfied_by(the_item_that_meets_the_left_side_condition))</text:p>
      <text:p text:style-name="P11"><text:span text:style-name="T17"><text:s text:c="11"/>.Return(</text:span><text:span text:style-name="T9">false</text:span><text:span text:style-name="T17">);</text:span></text:p>
      <text:p text:style-name="P15"/>
      <text:p text:style-name="P11"><text:span text:style-name="T17"><text:s text:c="8"/>create_sut_using(() =&gt; </text:span><text:span text:style-name="T9">new</text:span><text:span text:style-name="T17"> </text:span><text:span text:style-name="T38">And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 text:c="4"/>};</text:p>
      <text:p text:style-name="P15"/>
      <text:p text:style-name="P11"><text:span text:style-name="T17"><text:s text:c="4"/></text:span><text:span text:style-name="T24">Because</text:span><text:span text:style-name="T17"> of = () =&gt; </text:span></text:p>
      <text:p text:style-name="P15"><text:s text:c="8"/>result = sut.is_satisfied_by(the_item_that_meets_the_left_side_condition);</text:p>
      <text:p text:style-name="P15"/>
      <text:p text:style-name="P11"><text:span text:style-name="T17"><text:s text:c="4"/></text:span><text:span text:style-name="T24">It</text:span><text:span text:style-name="T17"> should_confirm_that_the_and_operator_specification_was_not_satisfied = () =&gt; </text:span></text:p>
      <text:p text:style-name="P15"><text:s text:c="7"/>result.ShouldBeFalse();</text:p>
      <text:p text:style-name="P15"/>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text:p>
      <text:p text:style-name="P15"><text:s text:c="13"/>x =&gt; x.is_satisfied_by(the_item_that_meets_the_left_side_condition));</text:p>
      <text:p text:style-name="P15"/>
      <text:p text:style-name="P11"><text:span text:style-name="T17"><text:s text:c="4"/></text:span><text:span text:style-name="T24">It</text:span><text:span text:style-name="T17"> should_evaluate_the_right_side_condition = () =&gt;</text:span></text:p>
      <text:p text:style-name="P15"><text:s text:c="7"/>right_side_specification</text:p>
      <text:p text:style-name="P15"><text:s text:c="10"/>.received(</text:p>
      <text:p text:style-name="P15"><text:s text:c="13"/>x =&gt; x.is_satisfied_by(the_item_that_meets_the_left_side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the_left_side_condition;</text:span></text:p>
      <text:p text:style-name="P15">}</text:p>
      <text:p text:style-name="P15"/>
      <text:p text:style-name="P11"><text:span text:style-name="T9">public</text:span><text:span text:style-name="T17"> </text:span><text:span text:style-name="T9">class</text:span><text:span text:style-name="T17"> </text:span><text:span text:style-name="T38">when_asked_if_an_item_that_meets_only_the_right_side_condition_satisfies_the_and_operat</text:span><text:soft-page-break/><text:span text:style-name="T38">or_specification</text:span><text:span text:style-name="T17"> : </text:span><text:span text:style-name="T38">concern_for_the_and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the_right_side_condition = an&lt;</text:span><text:span text:style-name="T24">IWhateverType</text:span><text:span text:style-name="T17">&gt;();</text:span></text:p>
      <text:p text:style-name="P15"/>
      <text:p text:style-name="P15"><text:s text:c="8"/>left_side_specification</text:p>
      <text:p text:style-name="P15"><text:s text:c="11"/>.Stub(x =&gt; x.is_satisfied_by(the_item_that_meets_the_right_side_condition))</text:p>
      <text:p text:style-name="P11"><text:span text:style-name="T17"><text:s text:c="11"/>.Return(</text:span><text:span text:style-name="T9">false</text:span><text:span text:style-name="T17">);</text:span></text:p>
      <text:p text:style-name="P15"><text:s text:c="8"/>right_side_specification</text:p>
      <text:p text:style-name="P15"><text:s text:c="11"/>.Stub(x =&gt; x.is_satisfied_by(the_item_that_meets_the_right_side_condition))</text:p>
      <text:p text:style-name="P11"><text:span text:style-name="T17"><text:s text:c="11"/>.Return(</text:span><text:span text:style-name="T9">true</text:span><text:span text:style-name="T17">);</text:span></text:p>
      <text:p text:style-name="P15"/>
      <text:p text:style-name="P11"><text:span text:style-name="T17"><text:s text:c="8"/>create_sut_using(() =&gt; </text:span><text:span text:style-name="T9">new</text:span><text:span text:style-name="T17"> </text:span><text:span text:style-name="T38">And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 text:c="4"/>};</text:p>
      <text:p text:style-name="P15"/>
      <text:p text:style-name="P11"><text:span text:style-name="T17"><text:s text:c="4"/></text:span><text:span text:style-name="T24">Because</text:span><text:span text:style-name="T17"> of = () =&gt; </text:span></text:p>
      <text:p text:style-name="P15"><text:s text:c="7"/>result = sut.is_satisfied_by(the_item_that_meets_the_right_side_condition);</text:p>
      <text:p text:style-name="P15"/>
      <text:p text:style-name="P11"><text:span text:style-name="T17"><text:s text:c="4"/></text:span><text:span text:style-name="T24">It</text:span><text:span text:style-name="T17"> should_confirm_that_the_and_operator_specification_was_not_satisfied = () =&gt; </text:span></text:p>
      <text:p text:style-name="P15"><text:s text:c="7"/>result.ShouldBeFalse();</text:p>
      <text:p text:style-name="P15"/>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text:p>
      <text:p text:style-name="P15"><text:s text:c="13"/>x =&gt; x.is_satisfied_by(the_item_that_meets_the_right_side_condition));</text:p>
      <text:p text:style-name="P15"/>
      <text:p text:style-name="P11"><text:span text:style-name="T17"><text:s text:c="4"/></text:span><text:span text:style-name="T24">It</text:span><text:span text:style-name="T17"> should_not_evaluate_the_right_side_condition = () =&gt;</text:span></text:p>
      <text:p text:style-name="P15"><text:s text:c="7"/>right_side_specification</text:p>
      <text:p text:style-name="P15"><text:s text:c="10"/>.never_received(</text:p>
      <text:p text:style-name="P15"><text:s text:c="13"/>x =&gt; x.is_satisfied_by(the_item_that_meets_the_right_side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the_right_side_condition;</text:span></text:p>
      <text:p text:style-name="P15">}</text:p>
      <text:p text:style-name="P15"/>
      <text:p text:style-name="P11"><text:span text:style-name="T9">public</text:span><text:span text:style-name="T17"> </text:span><text:span text:style-name="T9">class</text:span><text:span text:style-name="T17"> </text:span><text:span text:style-name="T38">when_asked_if_an_item_that_does_not_meet_any_of_the_conditions_satisfies_the_and_operator_specification</text:span><text:span text:style-name="T17"> : </text:span><text:span text:style-name="T38">concern_for_the_and_specification</text:span></text:p>
      <text:p text:style-name="P15">{</text:p>
      <text:p text:style-name="P11"><text:span text:style-name="T17"><text:s text:c="4"/></text:span><text:span text:style-name="T24">Establish</text:span><text:span text:style-name="T17"> context = () =&gt;</text:span></text:p>
      <text:p text:style-name="P15"><text:s text:c="4"/>{</text:p>
      <text:p text:style-name="P11"><text:span text:style-name="T17"><text:s text:c="8"/>left_side_specification = an&lt;</text:span><text:span text:style-name="T24">ISpecification</text:span><text:span text:style-name="T17">&lt;</text:span><text:span text:style-name="T24">IWhateverType</text:span><text:span text:style-name="T17">&gt;&gt;();</text:span></text:p>
      <text:p text:style-name="P11"><text:span text:style-name="T17"><text:s text:c="8"/>right_side_specification = an&lt;</text:span><text:span text:style-name="T24">ISpecification</text:span><text:span text:style-name="T17">&lt;</text:span><text:span text:style-name="T24">IWhateverType</text:span><text:span text:style-name="T17">&gt;&gt;();</text:span></text:p>
      <text:p text:style-name="P11"><text:span text:style-name="T17"><text:s text:c="8"/>the_item_that_meets_no_condition = an&lt;</text:span><text:span text:style-name="T24">IWhateverType</text:span><text:span text:style-name="T17">&gt;();</text:span></text:p>
      <text:p text:style-name="P15"/>
      <text:p text:style-name="P15"><text:s text:c="8"/>left_side_specification</text:p>
      <text:p text:style-name="P15"><text:s text:c="11"/>.Stub(x =&gt; x.is_satisfied_by(the_item_that_meets_no_condition))</text:p>
      <text:p text:style-name="P11"><text:span text:style-name="T17"><text:s text:c="11"/>.Return(</text:span><text:span text:style-name="T9">false</text:span><text:span text:style-name="T17">);</text:span></text:p>
      <text:p text:style-name="P15"><text:s text:c="8"/>right_side_specification</text:p>
      <text:p text:style-name="P15"><text:s text:c="11"/>.Stub(x =&gt; x.is_satisfied_by(the_item_that_meets_no_condition))</text:p>
      <text:p text:style-name="P11"><text:span text:style-name="T17"><text:s text:c="11"/>.Return(</text:span><text:span text:style-name="T9">false</text:span><text:span text:style-name="T17">);</text:span></text:p>
      <text:p text:style-name="P15"/>
      <text:p text:style-name="P11"><text:span text:style-name="T17"><text:s text:c="8"/>create_sut_using(() =&gt; </text:span><text:span text:style-name="T9">new</text:span><text:span text:style-name="T17"> </text:span><text:span text:style-name="T38">AndSpecification</text:span><text:span text:style-name="T17">&lt;</text:span><text:span text:style-name="T24">IWhateverType</text:span><text:span text:style-name="T17">&gt;(</text:span></text:p>
      <text:p text:style-name="P15"><text:s text:c="60"/>left_side_specification, </text:p>
      <text:p text:style-name="P15"><text:s text:c="60"/>right_side_specification));</text:p>
      <text:p text:style-name="P15"><text:soft-page-break/><text:s text:c="4"/>};</text:p>
      <text:p text:style-name="P15"/>
      <text:p text:style-name="P11"><text:span text:style-name="T17"><text:s text:c="4"/></text:span><text:span text:style-name="T24">Because</text:span><text:span text:style-name="T17"> of = () =&gt; result = sut.is_satisfied_by(the_item_that_meets_no_condition);</text:span></text:p>
      <text:p text:style-name="P15"/>
      <text:p text:style-name="P11"><text:span text:style-name="T17"><text:s text:c="4"/></text:span><text:span text:style-name="T24">It</text:span><text:span text:style-name="T17"> should_confirm_that_the_and_operator_specification_was_not_satisfied = () =&gt; </text:span></text:p>
      <text:p text:style-name="P15"><text:s text:c="7"/>result.ShouldBeFalse();</text:p>
      <text:p text:style-name="P15"/>
      <text:p text:style-name="P11"><text:span text:style-name="T17"><text:s text:c="4"/></text:span><text:span text:style-name="T24">It</text:span><text:span text:style-name="T17"> should_evaluate_the_left_side_condition = () =&gt;</text:span></text:p>
      <text:p text:style-name="P15"><text:s text:c="7"/>left_side_specification</text:p>
      <text:p text:style-name="P15"><text:s text:c="10"/>.received(x =&gt; x.is_satisfied_by(the_item_that_meets_no_condition));</text:p>
      <text:p text:style-name="P15"/>
      <text:p text:style-name="P11"><text:span text:style-name="T17"><text:s text:c="4"/></text:span><text:span text:style-name="T24">It</text:span><text:span text:style-name="T17"> should_not_evaluate_the_right_side_condition = () =&gt;</text:span></text:p>
      <text:p text:style-name="P15"><text:s text:c="7"/>right_side_specification</text:p>
      <text:p text:style-name="P15"><text:s text:c="10"/>.never_received(x =&gt; x.is_satisfied_by(the_item_that_meets_no_condition));</text:p>
      <text:p text:style-name="P15"/>
      <text:p text:style-name="P11"><text:span text:style-name="T17"><text:s text:c="4"/></text:span><text:span text:style-name="T9">static</text:span><text:span text:style-name="T17"> </text:span><text:span text:style-name="T9">bool</text:span><text:span text:style-name="T17"> result;</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1"><text:span text:style-name="T17"><text:s text:c="4"/></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1"><text:span text:style-name="T17"><text:s text:c="4"/></text:span><text:span text:style-name="T9">static</text:span><text:span text:style-name="T17"> </text:span><text:span text:style-name="T24">IWhateverType</text:span><text:span text:style-name="T17"> the_item_that_meets_no_condition;</text:span></text:p>
      <text:p text:style-name="P15">}</text:p>
      <text:p text:style-name="P3"/>
      <text:p text:style-name="P3">y la clase que hace que se cumplan las BDD_Specs:</text:p>
      <text:p text:style-name="P3"/>
      <text:p text:style-name="P38"><text:span text:style-name="T9">public</text:span><text:span text:style-name="T17"> </text:span><text:span text:style-name="T9">class</text:span><text:span text:style-name="T17"> </text:span><text:span text:style-name="T38">AndSpecification</text:span><text:span text:style-name="T17">&lt;T&gt; : </text:span><text:span text:style-name="T24">ISpecification</text:span><text:span text:style-name="T17">&lt;T&gt;</text:span></text:p>
      <text:p text:style-name="P15">{</text:p>
      <text:p text:style-name="P11"><text:span text:style-name="T17"><text:s text:c="4"/></text:span><text:span text:style-name="T24">ISpecification</text:span><text:span text:style-name="T17">&lt;T&gt; left_side_specification;</text:span></text:p>
      <text:p text:style-name="P11"><text:span text:style-name="T17"><text:s text:c="4"/></text:span><text:span text:style-name="T24">ISpecification</text:span><text:span text:style-name="T17">&lt;T&gt; right_side_specification;</text:span></text:p>
      <text:p text:style-name="P15"/>
      <text:p text:style-name="P11"><text:span text:style-name="T17"><text:s text:c="4"/></text:span><text:span text:style-name="T9">public</text:span><text:span text:style-name="T17"> AndSpecification(</text:span><text:span text:style-name="T24">ISpecification</text:span><text:span text:style-name="T17">&lt;T&gt; left_side_specification, </text:span></text:p>
      <text:p text:style-name="P11"><text:span text:style-name="T17"><text:s text:c="28"/></text:span><text:span text:style-name="T24">ISpecification</text:span><text:span text:style-name="T17">&lt;T&gt; right_side_specification)</text:span></text:p>
      <text:p text:style-name="P15"><text:s text:c="4"/>{</text:p>
      <text:p text:style-name="P11"><text:span text:style-name="T17"><text:s text:c="8"/></text:span><text:span text:style-name="T9">this</text:span><text:span text:style-name="T17">.left_side_specification = left_side_specification;</text:span></text:p>
      <text:p text:style-name="P11"><text:span text:style-name="T17"><text:s text:c="8"/></text:span><text:span text:style-name="T9">this</text:span><text:span text:style-name="T17">.right_side_specification = right_side_specification;</text:span></text:p>
      <text:p text:style-name="P15"><text:s text:c="4"/>}</text:p>
      <text:p text:style-name="P15"/>
      <text:p text:style-name="P11"><text:span text:style-name="T17"><text:s text:c="4"/></text:span><text:span text:style-name="T9">public</text:span><text:span text:style-name="T17"> </text:span><text:span text:style-name="T9">bool</text:span><text:span text:style-name="T17"> is_satisfied_by(T item)</text:span></text:p>
      <text:p text:style-name="P15"><text:s text:c="4"/>{</text:p>
      <text:p text:style-name="P11"><text:span text:style-name="T17"><text:s text:c="8"/></text:span><text:span text:style-name="T9">return</text:span><text:span text:style-name="T17"> </text:span><text:span text:style-name="T9">this</text:span><text:span text:style-name="T17">.left_side_specification.is_satisfied_by(item) &amp;&amp;</text:span></text:p>
      <text:p text:style-name="P11"><text:span text:style-name="T17"><text:s text:c="15"/></text:span><text:span text:style-name="T9">this</text:span><text:span text:style-name="T17">.right_side_specification.is_satisfied_by(item);</text:span></text:p>
      <text:p text:style-name="P15"><text:s text:c="4"/>}</text:p>
      <text:p text:style-name="P15">}</text:p>
      <text:p text:style-name="P3"/>
      <text:p text:style-name="P3"><text:span text:style-name="T3">¿Hemos acabado?</text:span>:</text:p>
      <text:p text:style-name="P3"/>
      <text:p text:style-name="P3">Vamos a listar a continuación lo que ya hemos hecho, para de esa forma poder entender mejor las consecuencias y ademas poder tener una imagen mas clara de que es lo que nos falta para poder finalizar la implementación del DDD_Specification:</text:p>
      <text:p text:style-name="P3"/>
      <text:list xml:id="list32144747" text:style-name="L7">
        <text:list-item>
          <text:p text:style-name="P48">Hemos conseguido eliminar completamente la necesidad de la clase base abstracta Specification&lt;T&gt;, que nos dificultaba mucho aplicar BDD.</text:p>
        </text:list-item>
        <text:list-item>
          <text:p text:style-name="P48">Hemos simplificado la interface ISpecification&lt;T&gt;, ganando en expresividad e intención, y todo ello sin perder funcionalidad.</text:p>
        </text:list-item>
        <text:list-item>
          <text:p text:style-name="P48">Hemos aislado la implementación de las clases AndSpecification&lt;T&gt;, OrSpecification&lt;T&gt; y NotSpecification&lt;T&gt; y les hemos aplicado BDD.</text:p>
        </text:list-item>
        <text:list-item>
          <text:p text:style-name="P48">Hemos aplicado tanto el SRP (Single Responsability Principle) como el OCP (Open-Closed Principle) al desarrollo realizado hasta ahora (aunque no hayamos hecho especial hincapié en ello):</text:p>
          <text:list>
            <text:list-item>
              <text:p text:style-name="P48">El SRP lo hemos aplicado, por ejemplo, al haber despojado de responsabilidades extra a la interface ISpecification&lt;T&gt;, de forma que ahora, ISpecification&lt;T&gt; se ocupa de una sola cosa ("tiene una sola razón para cambiar"), saber si un determinado item cumple o no una ISpecification&lt;T&gt; (is_satisfied_by(T item)).</text:p>
            </text:list-item>
            <text:list-item>
              <text:p text:style-name="P48">El OCP lo hemos aplicado al haber sacado de dentro de la clase abstracta <text:soft-page-break/>Specification&lt;T&gt; las clases AndSpecification&lt;T&gt;, OrSpecification&lt;T&gt; y NotSpecification&lt;T&gt;, ya que antes si queríamos añadir nuevas clases como esta tres nombradas, nos veíamos en la obligación de editar la clase abstracta Specification&lt;T&gt;. Esta clase no cumplía el OCP ya que era muy difícil que cumpliese lo de "Abierta a la Extensión / Cerrada a la modificación" (Open to Extensión / Closed to Modification), pues para extender nos veíamos en la obligación de modificar.</text:p>
              <text:p text:style-name="P48">La situación ahora es bien distinta ya que al haber prescindido de la clase abstracta Specification&lt;T&gt;, y haber extraído las clases And/Or/NotSpecification&lt;T&gt;, podemos extender (creando una nueva clase que implemente ISpecification&lt;T&gt;) sin necesidad de editar una clase ya existente.</text:p>
            </text:list-item>
          </text:list>
        </text:list-item>
      </text:list>
      <text:p text:style-name="P3"/>
      <text:p text:style-name="P3">Una vez listados los logros debemos ver lo que nos falta:</text:p>
      <text:p text:style-name="P3"/>
      <text:list xml:id="list32122661" text:style-name="L8">
        <text:list-item>
          <text:p text:style-name="P49">Encapsular la creación de las clases And/Or/NotSpecification&lt;T&gt; para disponer de los métodos asociados a ISpecification&lt;T&gt;:</text:p>
          <text:p text:style-name="P49"/>
          <text:p text:style-name="P50"><text:span text:style-name="T8">public</text:span><text:span text:style-name="T16"> </text:span><text:span text:style-name="T27">ISpecification</text:span><text:span text:style-name="T16">&lt;T&gt; and(</text:span><text:span text:style-name="T27">ISpecification</text:span><text:span text:style-name="T16">&lt;T&gt; the_other)</text:span></text:p>
          <text:p text:style-name="P50"><text:span text:style-name="T8">public</text:span><text:span text:style-name="T16"> </text:span><text:span text:style-name="T27">ISpecification</text:span><text:span text:style-name="T16">&lt;T&gt; or(</text:span><text:span text:style-name="T27">ISpecification</text:span><text:span text:style-name="T16">&lt;T&gt; the_other)</text:span></text:p>
          <text:p text:style-name="P50"><text:span text:style-name="T8">public</text:span><text:span text:style-name="T16"> </text:span><text:span text:style-name="T27">ISpecification</text:span><text:span text:style-name="T16">&lt;T&gt; not()</text:span></text:p>
        </text:list-item>
      </text:list>
      <text:list xml:id="list32223353" text:continue-list="list32144747" text:style-name="L7">
        <text:list-header>
          <text:p text:style-name="P48"/>
          <text:p text:style-name="P48">ya que antes se ocupaba de ello la clase abstracta Specification&lt;T&gt;, y en algún sitio necesitamos poner los:</text:p>
          <text:p text:style-name="P48"/>
          <text:p text:style-name="P51"><text:span text:style-name="T8">new</text:span><text:span text:style-name="T16"> </text:span><text:span text:style-name="T40">AndSpecification</text:span><text:span text:style-name="T16">&lt;T&gt;(</text:span><text:span text:style-name="T8">this</text:span><text:span text:style-name="T16">, the_other);</text:span></text:p>
          <text:p text:style-name="P51"><text:span text:style-name="T8">new</text:span><text:span text:style-name="T16"> </text:span><text:span text:style-name="T40">OrSpecification</text:span><text:span text:style-name="T16">&lt;T&gt;(</text:span><text:span text:style-name="T8">this</text:span><text:span text:style-name="T16">, the_other);</text:span></text:p>
          <text:p text:style-name="P51"><text:span text:style-name="T8">new</text:span><text:span text:style-name="T16"> </text:span><text:span text:style-name="T40">NotSpecification</text:span><text:span text:style-name="T16">&lt;T&gt;(</text:span><text:span text:style-name="T8">this</text:span><text:span text:style-name="T16">);</text:span></text:p>
        </text:list-header>
      </text:list>
      <text:p text:style-name="P3"/>
      <text:p text:style-name="P3">Y ademas deberíamos mostrar un pequeño ejemplo de clases que implementan ISpecification&lt;T&gt; y se combinan entre si con nuestros nuevos operadores and(), or() y not().</text:p>
      <text:p text:style-name="P3"/>
      <text:p text:style-name="P8"><text:span text:style-name="T33">Implementando el método and()</text:span><text:span text:style-name="T34">:</text:span></text:p>
      <text:list xml:id="list32207731" text:continue-numbering="true" text:style-name="L7">
        <text:list-header>
          <text:p text:style-name="P48"/>
        </text:list-header>
      </text:list>
      <text:p text:style-name="P2">Nos guste mas o menos, en algún sitio tenemos que proceder con la creación de la clase AndSpecification&lt;T&gt; para así poder "empaquetarla" a través de la operación/método and().</text:p>
      <text:p text:style-name="P2"/>
      <text:p text:style-name="P2">Recordemos que precisamente esta creación era la que hacia que nuestras dependencias fuesen opacas en la difunta clase abstracta Specification&lt;T&gt;.</text:p>
      <text:p text:style-name="P2"/>
      <text:p text:style-name="P2">La mala noticia es que vamos a tener que usar una dependencia opaca en oposición a la Constructor DI, con lo que ya podemos despedirnos del tratamiento BDD en su vertiente mockista en ese caso concreto.</text:p>
      <text:p text:style-name="P2"/>
      <text:p text:style-name="P2">La buena noticia es que vamos a limitar el rango de este pequeño desaguisado (desde el punto de vista BDD, ya que hay miles de programadores que utilizan dependencias opacas todos los días sin inmutarse) a una sola linea de código y aun por encima haremos un poco de magia para que el método and() "aparezca" como si tuviésemos una clase base.</text:p>
      <text:p text:style-name="P2"/>
      <text:p text:style-name="P2">Vamos con ello.</text:p>
      <text:p text:style-name="P2"/>
      <text:p text:style-name="P2"><text:span text:style-name="T3">La clase SpecificationExtensions – BDD_Spec para and&lt;T&gt;</text:span>:</text:p>
      <text:p text:style-name="P2"/>
      <text:p text:style-name="P2">Puesto que sabemos que vamos a crear a continuación los métodos or() y not(), y que para ello vamos a utilizar Extension Methods (misterio resuelto, estos eran los polvos mágicos), hemos decidido crear una clase llamada SpecificationExtensions que nos permita usarla como contenedor de nuestros Extension Methods, tal que así:</text:p>
      <text:p text:style-name="P2"/>
      <text:p text:style-name="P36"><text:span text:style-name="T9">static</text:span><text:span text:style-name="T17"> </text:span><text:span text:style-name="T9">public</text:span><text:span text:style-name="T17"> </text:span><text:span text:style-name="T9">class</text:span><text:span text:style-name="T17"> </text:span><text:span text:style-name="T38">SpecificationExtensions</text:span></text:p>
      <text:p text:style-name="P15">{</text:p>
      <text:p text:style-name="P11"><text:span text:style-name="T17"><text:s text:c="4"/></text:span><text:span text:style-name="T9">static</text:span><text:span text:style-name="T17"> </text:span><text:span text:style-name="T9">public</text:span><text:span text:style-name="T17"> </text:span><text:span text:style-name="T24">ISpecification</text:span><text:span text:style-name="T17">&lt;T&gt; and&lt;T&gt;(</text:span><text:span text:style-name="T9">this</text:span><text:span text:style-name="T17"> </text:span><text:span text:style-name="T24">ISpecification</text:span><text:span text:style-name="T17">&lt;T&gt; left_side, </text:span></text:p>
      <text:p text:style-name="P11"><text:span text:style-name="T17"><text:s text:c="43"/></text:span><text:span text:style-name="T24">ISpecification</text:span><text:span text:style-name="T17">&lt;T&gt; right_side) {}</text:span></text:p>
      <text:p text:style-name="P15"><text:soft-page-break/>}</text:p>
      <text:p text:style-name="P2"/>
      <text:p text:style-name="P2">La implementación tal y como prometimos nos debería ocupar una sola linea:</text:p>
      <text:p text:style-name="P2"/>
      <text:p text:style-name="P36"><text:span text:style-name="T9">return</text:span><text:span text:style-name="T17"> </text:span><text:span text:style-name="T9">new</text:span><text:span text:style-name="T17"> </text:span><text:span text:style-name="T38">AndSpecification</text:span><text:span text:style-name="T17">&lt;T&gt;(left_side, right_side);</text:span></text:p>
      <text:p text:style-name="P2"/>
      <text:p text:style-name="P2">Ahora que ya sabemos a donde queremos llegar, vamos con la BDD_Spec que debería resolver una buena parte de las dudas:</text:p>
      <text:p text:style-name="P2"/>
      <text:p text:style-name="P31">When using the and specification extension method</text:p>
      <text:p text:style-name="P30">» It should return an and specification type.</text:p>
      <text:p text:style-name="P2"/>
      <text:p text:style-name="P2">Es decir, somos perfectamente conscientes de que no podemos comprobar directamente que estemos creando una AndSpecification&lt;T&gt; pero sin embargo nos las vamos a arreglar para al menos saber que nuestro Extension Method devuelve una instancia del tipo que queremos. Aun así este planteamiento "indirecto" no es la panacea, ya que podremos consultar el tipo de la instancia, pero no, el orden de los argumentos con los que llamamos al constructor de AndSpecification&lt;T&gt;, pero eso es algo que veremos en unos minutos.</text:p>
      <text:p text:style-name="P2"/>
      <text:p text:style-name="P2">La versión en código de la BDD_Spec relativa al bloque IT es la siguiente:</text:p>
      <text:p text:style-name="P2"/>
      <text:p text:style-name="P36"><text:span text:style-name="T9">public</text:span><text:span text:style-name="T17"> </text:span><text:span text:style-name="T9">class</text:span><text:span text:style-name="T17"> </text:span><text:span text:style-name="T38">when_using_the_and_specification_extension_method</text:span><text:span text:style-name="T17"> : </text:span></text:p>
      <text:p text:style-name="P36"><text:span text:style-name="T17"><text:s text:c="13"/></text:span><text:span text:style-name="T38">concern_for_the_specification_extensions</text:span></text:p>
      <text:p text:style-name="P16">{</text:p>
      <text:p text:style-name="P13"><text:span text:style-name="T17"><text:s text:c="4"/></text:span><text:span text:style-name="T24">It</text:span><text:span text:style-name="T17"> should_return_an_and_specification_type = () =&gt; </text:span></text:p>
      <text:p text:style-name="P13"><text:span text:style-name="T17"><text:s text:c="7"/>result.ShouldBeAn&lt;</text:span><text:span text:style-name="T38">AndSpecification</text:span><text:span text:style-name="T17">&lt;</text:span><text:span text:style-name="T24">IWhateverType</text:span><text:span text:style-name="T17">&gt;&gt;();</text:span></text:p>
      <text:p text:style-name="P16"/>
      <text:p text:style-name="P13"><text:span text:style-name="T17"><text:s text:c="4"/></text:span><text:span text:style-name="T9">static</text:span><text:span text:style-name="T17"> </text:span><text:span text:style-name="T24">ISpecification</text:span><text:span text:style-name="T17">&lt;</text:span><text:span text:style-name="T24">IWhateverType</text:span><text:span text:style-name="T17">&gt; result;</text:span></text:p>
      <text:p text:style-name="P16">}</text:p>
      <text:p text:style-name="P2"/>
      <text:p text:style-name="P2">Sencillo de entender, ya que lo único que asertamos es que nuestro campo (field) "result", definido como ISpecification&lt;IWhateverType&gt;, de todas las posibilidades que tiene como ISpecification, a saber:</text:p>
      <text:p text:style-name="P2"/>
      <text:list xml:id="list32132529" text:style-name="L9">
        <text:list-item>
          <text:p text:style-name="P47">AndSpecification</text:p>
        </text:list-item>
        <text:list-item>
          <text:p text:style-name="P47">OrSpecification</text:p>
        </text:list-item>
        <text:list-item>
          <text:p text:style-name="P47">NotSpecification</text:p>
        </text:list-item>
      </text:list>
      <text:p text:style-name="P2"/>
      <text:p text:style-name="P2">Va a ser del tipo AndSpecification&lt;IWhateverType&gt;.</text:p>
      <text:p text:style-name="P2"/>
      <text:p text:style-name="P2">Eso es exactamente lo que estamos asertando.</text:p>
      <text:p text:style-name="P2"/>
      <text:p text:style-name="P2">El bloque BECAUSE ejercita lo que queremos testar, en este caso, la llamada al extension method. Por lo tanto podemos hacerlo de tres formas distintas:</text:p>
      <text:p text:style-name="P2"/>
      <text:p text:style-name="P26">(1) Invocando la clase static con todos sus argumentos</text:p>
      <text:p text:style-name="P26"/>
      <text:p text:style-name="P12"><text:span text:style-name="T26">Because</text:span><text:span text:style-name="T15"> of = () =&gt; result = </text:span><text:span text:style-name="T41">SpecificationExtensions</text:span><text:span text:style-name="T15">.and&lt;</text:span><text:span text:style-name="T26">IWhateverType</text:span><text:span text:style-name="T15">&gt;(left_side_specification,right_side_specification);</text:span></text:p>
      <text:p text:style-name="P17"/>
      <text:p text:style-name="P26">(2) Invocando la clase static con el mínimo numero de argumentos</text:p>
      <text:p text:style-name="P17"/>
      <text:p text:style-name="P12"><text:span text:style-name="T26">Because</text:span><text:span text:style-name="T15"> of = () =&gt; result = </text:span><text:span text:style-name="T41">SpecificationExtensions</text:span><text:span text:style-name="T15">.and(left_side_specification,right_side_specification);</text:span></text:p>
      <text:p text:style-name="P17"/>
      <text:p text:style-name="P26">(3) Usando el Extension Method</text:p>
      <text:p text:style-name="P17"/>
      <text:p text:style-name="P12"><text:span text:style-name="T26">Because</text:span><text:span text:style-name="T15"> of = () =&gt; result = left_side_specification.and(right_side_specification);</text:span></text:p>
      <text:p text:style-name="P2"/>
      <text:p text:style-name="P7"><text:span text:style-name="T32">Cualquiera de estas formas seria valida, sin embargo, nos parece que si estamos tomándonos todas las molestias para crear los extension methods, deberíamos usarlos. Por </text:span><text:soft-page-break/><text:span text:style-name="T32">tanto, nos declaramos a favor de la versión (3).</text:span></text:p>
      <text:p text:style-name="P2"/>
      <text:p text:style-name="P2">Por lo tanto el bloque BECAUSE con los campos (fields) necesarios para que compile:</text:p>
      <text:p text:style-name="P2"/>
      <text:p text:style-name="P12"><text:span text:style-name="T26">Because</text:span><text:span text:style-name="T15"> of = () =&gt; result = left_side_specification.and(right_side_specification);</text:span></text:p>
      <text:p text:style-name="P16"/>
      <text:p text:style-name="P13"><text:span text:style-name="T9">static</text:span><text:span text:style-name="T17"> </text:span><text:span text:style-name="T24">ISpecification</text:span><text:span text:style-name="T17">&lt;</text:span><text:span text:style-name="T24">IWhateverType</text:span><text:span text:style-name="T17">&gt; result;</text:span></text:p>
      <text:p text:style-name="P13"><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3"><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2"/>
      <text:p text:style-name="P2">Para preparar el contexto usamos el bloque ESTABLISH, que en este caso se limita a declarar dos mocks para left_side_specification y right_side_specification:</text:p>
      <text:p text:style-name="P2"/>
      <text:p text:style-name="P12"><text:span text:style-name="T26">Establish</text:span><text:span text:style-name="T15"> context = () =&gt;</text:span></text:p>
      <text:p text:style-name="P16">{</text:p>
      <text:p text:style-name="P13"><text:span text:style-name="T17"><text:s text:c="4"/>left_side_specification = an&lt;</text:span><text:span text:style-name="T24">ISpecification</text:span><text:span text:style-name="T17">&lt;</text:span><text:span text:style-name="T24">IWhateverType</text:span><text:span text:style-name="T17">&gt;&gt;();</text:span></text:p>
      <text:p text:style-name="P13"><text:span text:style-name="T17"><text:s text:c="4"/>right_side_specification = an&lt;</text:span><text:span text:style-name="T24">ISpecification</text:span><text:span text:style-name="T17">&lt;</text:span><text:span text:style-name="T24">IWhateverType</text:span><text:span text:style-name="T17">&gt;&gt;();</text:span></text:p>
      <text:p text:style-name="P16">};</text:p>
      <text:p text:style-name="P2"/>
      <text:p text:style-name="P2">Tendríamos entonces la BDD_Spec completa:</text:p>
      <text:p text:style-name="P2"/>
      <text:p text:style-name="P12"><text:span text:style-name="T7">public</text:span><text:span text:style-name="T15"> </text:span><text:span text:style-name="T7">class</text:span><text:span text:style-name="T15"> </text:span><text:span text:style-name="T41">when_using_the_and_specification_extension_method</text:span><text:span text:style-name="T15"> : </text:span><text:span text:style-name="T41">concern_for_the_specification_extensions</text:span></text:p>
      <text:p text:style-name="P16"><text:s text:c="4"/>{</text:p>
      <text:p text:style-name="P13"><text:span text:style-name="T17"><text:s text:c="8"/></text:span><text:span text:style-name="T24">Establish</text:span><text:span text:style-name="T17"> context = () =&gt;</text:span></text:p>
      <text:p text:style-name="P16"><text:s text:c="8"/>{</text:p>
      <text:p text:style-name="P13"><text:span text:style-name="T17"><text:s text:c="12"/>left_side_specification = an&lt;</text:span><text:span text:style-name="T24">ISpecification</text:span><text:span text:style-name="T17">&lt;</text:span><text:span text:style-name="T24">IWhateverType</text:span><text:span text:style-name="T17">&gt;&gt;();</text:span></text:p>
      <text:p text:style-name="P13"><text:span text:style-name="T17"><text:s text:c="12"/>right_side_specification = an&lt;</text:span><text:span text:style-name="T24">ISpecification</text:span><text:span text:style-name="T17">&lt;</text:span><text:span text:style-name="T24">IWhateverType</text:span><text:span text:style-name="T17">&gt;&gt;();</text:span></text:p>
      <text:p text:style-name="P16"><text:s text:c="8"/>};</text:p>
      <text:p text:style-name="P16"/>
      <text:p text:style-name="P13"><text:span text:style-name="T17"><text:s text:c="8"/></text:span><text:span text:style-name="T24">Because</text:span><text:span text:style-name="T17"> of = () =&gt; result = left_side_specification.and(right_side_specification);</text:span></text:p>
      <text:p text:style-name="P16"/>
      <text:p text:style-name="P13"><text:span text:style-name="T17"><text:s text:c="8"/></text:span><text:span text:style-name="T24">It</text:span><text:span text:style-name="T17"> should_return_an_and_specification_type = () =&gt; result.ShouldBeAn&lt;</text:span><text:span text:style-name="T38">AndSpecification</text:span><text:span text:style-name="T17">&lt;</text:span><text:span text:style-name="T24">IWhateverType</text:span><text:span text:style-name="T17">&gt;&gt;();</text:span></text:p>
      <text:p text:style-name="P16"/>
      <text:p text:style-name="P13"><text:span text:style-name="T17"><text:s text:c="8"/></text:span><text:span text:style-name="T9">static</text:span><text:span text:style-name="T17"> </text:span><text:span text:style-name="T24">ISpecification</text:span><text:span text:style-name="T17">&lt;</text:span><text:span text:style-name="T24">IWhateverType</text:span><text:span text:style-name="T17">&gt; result;</text:span></text:p>
      <text:p text:style-name="P13"><text:span text:style-name="T17"><text:s text:c="8"/></text:span><text:span text:style-name="T9">static</text:span><text:span text:style-name="T17"> </text:span><text:span text:style-name="T24">ISpecification</text:span><text:span text:style-name="T17">&lt;</text:span><text:span text:style-name="T24">IWhateverType</text:span><text:span text:style-name="T17">&gt; left_side_specification;</text:span></text:p>
      <text:p text:style-name="P13"><text:span text:style-name="T17"><text:s text:c="8"/></text:span><text:span text:style-name="T9">static</text:span><text:span text:style-name="T17"> </text:span><text:span text:style-name="T24">ISpecification</text:span><text:span text:style-name="T17">&lt;</text:span><text:span text:style-name="T24">IWhateverType</text:span><text:span text:style-name="T17">&gt; right_side_specification;</text:span></text:p>
      <text:p text:style-name="P16"><text:s text:c="4"/>}</text:p>
      <text:p text:style-name="P2"/>
      <text:p text:style-name="P2">Que creemos muy sencilla de entender y muy clara en su intención</text:p>
      <text:p text:style-name="P2"/>
      <text:p text:style-name="P2">El siguiente paso seria ejecutar la BDD_Spec y hace que falle de una forma controlada. Para ello necesitamos que al menos el "esqueleto" de la clase SpecificationExtensions se encuentre resuelto. Con esto llegaría:</text:p>
      <text:p text:style-name="P2"/>
      <text:p text:style-name="P36"><text:span text:style-name="T9">static</text:span><text:span text:style-name="T17"> </text:span><text:span text:style-name="T9">public</text:span><text:span text:style-name="T17"> </text:span><text:span text:style-name="T9">class</text:span><text:span text:style-name="T17"> </text:span><text:span text:style-name="T38">SpecificationExtensions</text:span></text:p>
      <text:p text:style-name="P16">{</text:p>
      <text:p text:style-name="P13"><text:span text:style-name="T17"><text:s text:c="4"/></text:span><text:span text:style-name="T9">static</text:span><text:span text:style-name="T17"> </text:span><text:span text:style-name="T9">public</text:span><text:span text:style-name="T17"> </text:span><text:span text:style-name="T24">ISpecification</text:span><text:span text:style-name="T17">&lt;T&gt; and&lt;T&gt;(</text:span><text:span text:style-name="T9">this</text:span><text:span text:style-name="T17"> </text:span><text:span text:style-name="T24">ISpecification</text:span><text:span text:style-name="T17">&lt;T&gt; left_side, </text:span></text:p>
      <text:p text:style-name="P13"><text:span text:style-name="T17"><text:s text:c="48"/></text:span><text:span text:style-name="T24">ISpecification</text:span><text:span text:style-name="T17">&lt;T&gt; right_side)</text:span></text:p>
      <text:p text:style-name="P16"><text:s text:c="4"/>{</text:p>
      <text:p text:style-name="P13"><text:span text:style-name="T17"><text:s text:c="8"/></text:span><text:span text:style-name="T9">throw</text:span><text:span text:style-name="T17"> </text:span><text:span text:style-name="T9">new</text:span><text:span text:style-name="T17"> </text:span><text:span text:style-name="T46">NotImplementedException</text:span><text:span text:style-name="T18">();</text:span></text:p>
      <text:p text:style-name="P20"><text:s text:c="4"/>}</text:p>
      <text:p text:style-name="P20">}</text:p>
      <text:p text:style-name="P2"/>
      <text:p text:style-name="P2"/>
      <text:p text:style-name="P2">Ahora ya podemos ejecutar la BDD_Spec:</text:p>
      <text:p text:style-name="P2"/>
      <text:p text:style-name="P31">------ Test started: Assembly: dddsample.specs.dll ------</text:p>
      <text:p text:style-name="P30"/>
      <text:p text:style-name="P30">when using the and specification extension method</text:p>
      <text:p text:style-name="P30"><text:soft-page-break/>» should return an and specification type (FAIL)</text:p>
      <text:p text:style-name="P30"/>
      <text:p text:style-name="P30">Test 'should return an and specification type' failed:</text:p>
      <text:p text:style-name="P30"><text:tab/>System.Reflection.TargetInvocationException: Exception has been thrown by the target of an invocation. ---&gt; System.NotImplementedException: The method or operation is not implemented.</text:p>
      <text:p text:style-name="P30"/>
      <text:p text:style-name="P30">(....) </text:p>
      <text:p text:style-name="P30"/>
      <text:p text:style-name="P30"/>
      <text:p text:style-name="P30">0 passed, 1 failed, 0 skipped, took 0,77 seconds (Machine.Specifications 0.3.0).</text:p>
      <text:p text:style-name="P2"/>
      <text:p text:style-name="P2">Ha ocurrido lo que esperábamos, que ha sido lanzada una excepción del tipo "No Implementado":</text:p>
      <text:p text:style-name="P2"/>
      <text:p text:style-name="P32">Exception has been thrown by the target of an invocation. ---&gt; System.NotImplementedException: The method or operation is not implemented.</text:p>
      <text:p text:style-name="P2"/>
      <text:p text:style-name="P2">Ahora es cuando escribiríamos el código necesario para que la BDD_Spec pase. En este caso es necesaria una sola linea:</text:p>
      <text:p text:style-name="P2"/>
      <text:p text:style-name="P36"><text:span text:style-name="T9">static</text:span><text:span text:style-name="T17"> </text:span><text:span text:style-name="T9">public</text:span><text:span text:style-name="T17"> </text:span><text:span text:style-name="T9">class</text:span><text:span text:style-name="T17"> </text:span><text:span text:style-name="T38">SpecificationExtensions</text:span></text:p>
      <text:p text:style-name="P16">{</text:p>
      <text:p text:style-name="P13"><text:span text:style-name="T17"><text:s text:c="4"/></text:span><text:span text:style-name="T9">static</text:span><text:span text:style-name="T17"> </text:span><text:span text:style-name="T9">public</text:span><text:span text:style-name="T17"> </text:span><text:span text:style-name="T24">ISpecification</text:span><text:span text:style-name="T17">&lt;T&gt; and&lt;T&gt;(</text:span><text:span text:style-name="T9">this</text:span><text:span text:style-name="T17"> </text:span><text:span text:style-name="T24">ISpecification</text:span><text:span text:style-name="T17">&lt;T&gt; left_side, </text:span></text:p>
      <text:p text:style-name="P13"><text:span text:style-name="T17"><text:s text:c="48"/></text:span><text:span text:style-name="T24">ISpecification</text:span><text:span text:style-name="T17">&lt;T&gt; right_side)</text:span></text:p>
      <text:p text:style-name="P16"><text:s text:c="4"/>{</text:p>
      <text:p text:style-name="P13"><text:span text:style-name="T17"><text:s text:c="8"/></text:span><text:span text:style-name="T9">return</text:span><text:span text:style-name="T17"> </text:span><text:span text:style-name="T9">new</text:span><text:span text:style-name="T17"> </text:span><text:span text:style-name="T38">AndSpecification</text:span><text:span text:style-name="T17">&lt;T&gt;(left_side, right_side);</text:span></text:p>
      <text:p text:style-name="P16"><text:s text:c="4"/>}</text:p>
      <text:p text:style-name="P16">}</text:p>
      <text:p text:style-name="P2"/>
      <text:p text:style-name="P2">Podemos ejecutar de nuevo la BDD_Spec. Pero esta vez esperamos que no de errores:</text:p>
      <text:p text:style-name="P2"/>
      <text:p text:style-name="P31">------ Test started: Assembly: dddsample.specs.dll ------</text:p>
      <text:p text:style-name="P30"/>
      <text:p text:style-name="P30">when using the and specification extension method</text:p>
      <text:p text:style-name="P30">» should return an and specification type</text:p>
      <text:p text:style-name="P30"/>
      <text:p text:style-name="P30"/>
      <text:p text:style-name="P30">1 passed, 0 failed, 0 skipped, took 0,62 seconds (Machine.Specifications 0.3.0).</text:p>
      <text:p text:style-name="P2"/>
      <text:p text:style-name="P2">Todo correcto.</text:p>
      <text:p text:style-name="P2"/>
      <text:p text:style-name="P2">Podemos también comprobar que efectivamente obtenemos un error significativo si en vez de asertar que esperamos una AndSpecification, esperamos una OrSpecifcation. Para ello basta con cambiar una linea del bloque IT:</text:p>
      <text:p text:style-name="P2"/>
      <text:p text:style-name="P25">CAMBIAR ESTA LINEA:</text:p>
      <text:p text:style-name="P25"/>
      <text:p text:style-name="P13"><text:span text:style-name="T24">It</text:span><text:span text:style-name="T17"> should_return_an_and_specification_type = () =&gt; </text:span></text:p>
      <text:p text:style-name="P37"><text:span text:style-name="T17"><text:s text:c="7"/>result.ShouldBeAn&lt;</text:span><text:span text:style-name="T43">AndSpecification</text:span><text:span text:style-name="T17">&lt;</text:span><text:span text:style-name="T24">IWhateverType</text:span><text:span text:style-name="T17">&gt;&gt;();</text:span></text:p>
      <text:p text:style-name="P18"/>
      <text:p text:style-name="P25">POR ESTA OTRA LINEA:</text:p>
      <text:p text:style-name="P25"/>
      <text:p text:style-name="P13"><text:span text:style-name="T24">It</text:span><text:span text:style-name="T17"> should_return_an_and_specification_type = () =&gt; </text:span></text:p>
      <text:p text:style-name="P37"><text:span text:style-name="T17"><text:s text:c="7"/>result.ShouldBeAn&lt;</text:span><text:span text:style-name="T43">OrSpecification</text:span><text:span text:style-name="T17">&lt;</text:span><text:span text:style-name="T24">IWhateverType</text:span><text:span text:style-name="T17">&gt;&gt;();</text:span></text:p>
      <text:p text:style-name="P18"/>
      <text:p text:style-name="P2"/>
      <text:p text:style-name="P2">Si ejecutamos la BDD_Spec ahora, deberíamos obtener un error que nos diga algo así como que "<text:span text:style-name="T1">esperaba una OrSpecification pero en realidad me he encontrado con una AndSpecifcation</text:span>":</text:p>
      <text:p text:style-name="P2"/>
      <text:p text:style-name="P31">------ Test started: Assembly: dddsample.specs.dll ------</text:p>
      <text:p text:style-name="P30"/>
      <text:p text:style-name="P30"><text:soft-page-break/>when using the and specification extension method</text:p>
      <text:p text:style-name="P30">» should return an and specification type (FAIL)</text:p>
      <text:p text:style-name="P30"/>
      <text:p text:style-name="P30">Test 'should return an and specification type' failed:</text:p>
      <text:p text:style-name="P30"><text:tab/>Machine.Specifications.SpecificationException: Should be of type dddsample.domain.shared.OrSpecification`1[dddsample.specs.domain.shared.IWhateverType] but is of type dddsample.domain.shared.AndSpecification`1[dddsample.specs.domain.shared.IWhateverType]</text:p>
      <text:p text:style-name="P30"><text:tab/>at Machine.Specifications.ShouldExtensionMethods.ShouldBeOfType(Object actual, Type expected)</text:p>
      <text:p text:style-name="P30"><text:tab/>at Machine.Specifications.ShouldExtensionMethods.ShouldBeOfType[T](Object actual)</text:p>
      <text:p text:style-name="P30"><text:tab/>at Machine.Specifications.ShouldExtensionMethods.ShouldBeAn[T](Object item)</text:p>
      <text:p text:style-name="P30"><text:tab/>domain\shared\SpecificationExtensionsSpecs.cs(19,0): at dddsample.specs.domain.shared.when_using_the_and_specification_extension_method.&lt;.ctor&gt;b__2()</text:p>
      <text:p text:style-name="P30"><text:tab/>at Machine.Specifications.Model.Specification.InvokeSpecificationField()</text:p>
      <text:p text:style-name="P30"><text:tab/>at Machine.Specifications.Model.Specification.Verify()</text:p>
      <text:p text:style-name="P30"/>
      <text:p text:style-name="P30">0 passed, 1 failed, 0 skipped, took 0,64 seconds (Machine.Specifications 0.3.0).</text:p>
      <text:p text:style-name="P2"/>
      <text:p text:style-name="P2">Ahí lo tenemos (en versión compacta):</text:p>
      <text:p text:style-name="P2"/>
      <text:p text:style-name="P32">Should be of type OrSpecification`1[IWhateverType] </text:p>
      <text:p text:style-name="P32">but is of type AndSpecification`1[IWhateverType]</text:p>
      <text:p text:style-name="P2"/>
      <text:p text:style-name="P2">Volvemos a cambiar nuestro bloque IT a su versión original:</text:p>
      <text:p text:style-name="P2"/>
      <text:p text:style-name="P13"><text:span text:style-name="T24">It</text:span><text:span text:style-name="T17"> should_return_an_and_specification_type = () =&gt; </text:span></text:p>
      <text:p text:style-name="P37"><text:span text:style-name="T17"><text:s text:c="7"/>result.ShouldBeAn&lt;</text:span><text:span text:style-name="T43">AndSpecification</text:span><text:span text:style-name="T17">&lt;</text:span><text:span text:style-name="T24">IWhateverType</text:span><text:span text:style-name="T17">&gt;&gt;();</text:span></text:p>
      <text:p text:style-name="P2"/>
      <text:p text:style-name="P2">Ya hemos visto que nuestro test es capaz de distinguir entre las distintas implementaciones de ISpecification&lt;T&gt;, pero todavía no hemos visualizado la limitación acerca del orden con el que invocamos los argumentos.</text:p>
      <text:p text:style-name="P2"/>
      <text:p text:style-name="P2">Para ello vamos a cambiar la siguiente linea en la implementación de and&lt;T&gt;:</text:p>
      <text:p text:style-name="P2"/>
      <text:p text:style-name="P25">CAMBIAR ESTA LINEA:</text:p>
      <text:p text:style-name="P25"/>
      <text:p text:style-name="P13"><text:span text:style-name="T9">static</text:span><text:span text:style-name="T17"> </text:span><text:span text:style-name="T9">public</text:span><text:span text:style-name="T17"> </text:span><text:span text:style-name="T24">ISpecification</text:span><text:span text:style-name="T17">&lt;T&gt; and&lt;T&gt;(</text:span><text:span text:style-name="T9">this</text:span><text:span text:style-name="T17"> </text:span><text:span text:style-name="T24">ISpecification</text:span><text:span text:style-name="T17">&lt;T&gt; left_side, </text:span></text:p>
      <text:p text:style-name="P13"><text:span text:style-name="T17"><text:s text:c="44"/></text:span><text:span text:style-name="T24">ISpecification</text:span><text:span text:style-name="T17">&lt;T&gt; right_side)</text:span></text:p>
      <text:p text:style-name="P16">{</text:p>
      <text:p text:style-name="P13"><text:span text:style-name="T17"><text:s text:c="4"/></text:span><text:span text:style-name="T9">return</text:span><text:span text:style-name="T17"> </text:span><text:span text:style-name="T9">new</text:span><text:span text:style-name="T17"> </text:span><text:span text:style-name="T38">AndSpecification</text:span><text:span text:style-name="T17">&lt;T&gt;(</text:span><text:span text:style-name="T20">left_side</text:span><text:span text:style-name="T17">, </text:span><text:span text:style-name="T20">right_side</text:span><text:span text:style-name="T17">);</text:span></text:p>
      <text:p text:style-name="P18">}</text:p>
      <text:p text:style-name="P18"/>
      <text:p text:style-name="P25">POR ESTA OTRA LINEA:</text:p>
      <text:p text:style-name="P25"/>
      <text:p text:style-name="P13"><text:span text:style-name="T9">static</text:span><text:span text:style-name="T17"> </text:span><text:span text:style-name="T9">public</text:span><text:span text:style-name="T17"> </text:span><text:span text:style-name="T24">ISpecification</text:span><text:span text:style-name="T17">&lt;T&gt; and&lt;T&gt;(</text:span><text:span text:style-name="T9">this</text:span><text:span text:style-name="T17"> </text:span><text:span text:style-name="T24">ISpecification</text:span><text:span text:style-name="T17">&lt;T&gt; left_side, </text:span></text:p>
      <text:p text:style-name="P13"><text:span text:style-name="T17"><text:s text:c="44"/></text:span><text:span text:style-name="T24">ISpecification</text:span><text:span text:style-name="T17">&lt;T&gt; right_side)</text:span></text:p>
      <text:p text:style-name="P16">{</text:p>
      <text:p text:style-name="P13"><text:span text:style-name="T17"><text:s text:c="4"/></text:span><text:span text:style-name="T9">return</text:span><text:span text:style-name="T17"> </text:span><text:span text:style-name="T9">new</text:span><text:span text:style-name="T17"> </text:span><text:span text:style-name="T38">AndSpecification</text:span><text:span text:style-name="T17">&lt;T&gt;(</text:span><text:span text:style-name="T20">right_side</text:span><text:span text:style-name="T14">,</text:span><text:span text:style-name="T20"> left_side</text:span><text:span text:style-name="T17">);</text:span></text:p>
      <text:p text:style-name="P18">}</text:p>
      <text:p text:style-name="P18"/>
      <text:p text:style-name="P2"/>
      <text:p text:style-name="P2">Y ejecutamos la BDD_Spec:</text:p>
      <text:p text:style-name="P2"/>
      <text:p text:style-name="P31">------ Test started: Assembly: dddsample.specs.dll ------</text:p>
      <text:p text:style-name="P30"/>
      <text:p text:style-name="P30">when using the and specification extension method</text:p>
      <text:p text:style-name="P30">» should return an and specification type</text:p>
      <text:p text:style-name="P30"/>
      <text:p text:style-name="P30"/>
      <text:p text:style-name="P30">1 passed, 0 failed, 0 skipped, took 0,62 seconds (Machine.Specifications 0.3.0).</text:p>
      <text:p text:style-name="P2"/>
      <text:p text:style-name="P2"><text:soft-page-break/>Comprobamos por lo tanto que no hace distinción. Esta era la limitación de la que hablábamos, sin embargo, siendo pragmáticos, esta limitación es mínima, ya que al menos estamos comprobando que devuelve el tipo correcto.</text:p>
      <text:p text:style-name="P2"/>
      <text:p text:style-name="P2">Antes de finalizar, debemos volver a cambiar el orden de los argumentos para que haga lo que deseamos. Así que:</text:p>
      <text:p text:style-name="P2"/>
      <text:p text:style-name="P37"><text:span text:style-name="T9">return</text:span><text:span text:style-name="T17"> </text:span><text:span text:style-name="T9">new</text:span><text:span text:style-name="T17"> </text:span><text:span text:style-name="T38">AndSpecification</text:span><text:span text:style-name="T17">&lt;T&gt;(</text:span><text:span text:style-name="T20">left_side</text:span><text:span text:style-name="T17">, </text:span><text:span text:style-name="T20">right_side</text:span><text:span text:style-name="T17">);</text:span></text:p>
      <text:p text:style-name="P2"/>
      <text:p text:style-name="P2">Y ejecutamos nuevamente la BDD_Spec, par comprobar que todo sigue bien.</text:p>
      <text:p text:style-name="P2"/>
      <text:p text:style-name="P2"><text:span text:style-name="T3">La clase SpecificationExtensions – BDD_Spec para or&lt;T&gt;</text:span><text:span text:style-name="T45">:</text:span></text:p>
      <text:p text:style-name="P3"/>
      <text:p text:style-name="P3">Es similar a nuestra anterior BDD_Spec para and&lt;T&gt;. Así que únicamente dejaremos definida formalmente la BDD_Spec que define su comportamiento y mostraremos el código al que llegamos. Si necesitas consultar el código de la BDD_Spec, puedes dirigirte directamente al código fuente.</text:p>
      <text:p text:style-name="P3"/>
      <text:p text:style-name="P3">La BDD_Spec:</text:p>
      <text:p text:style-name="P3"/>
      <text:p text:style-name="P33">When using the or specification extension method</text:p>
      <text:p text:style-name="P30">» It should return an or specification type.</text:p>
      <text:p text:style-name="P3"/>
      <text:p text:style-name="P3">Y el código que nos permite pasar el test:</text:p>
      <text:p text:style-name="P3"/>
      <text:p text:style-name="P36"><text:span text:style-name="T10">static</text:span><text:span text:style-name="T19"> </text:span><text:span text:style-name="T10">public</text:span><text:span text:style-name="T19"> </text:span><text:span text:style-name="T10">class</text:span><text:span text:style-name="T19"> </text:span><text:span text:style-name="T39">SpecificationExtensions</text:span></text:p>
      <text:p text:style-name="P16">{</text:p>
      <text:p text:style-name="P13"><text:span text:style-name="T17"><text:s text:c="4"/></text:span><text:span text:style-name="T9">static</text:span><text:span text:style-name="T17"> </text:span><text:span text:style-name="T9">public</text:span><text:span text:style-name="T17"> </text:span><text:span text:style-name="T24">ISpecification</text:span><text:span text:style-name="T17">&lt;T&gt; or&lt;T&gt;(</text:span><text:span text:style-name="T9">this</text:span><text:span text:style-name="T17"> </text:span><text:span text:style-name="T24">ISpecification</text:span><text:span text:style-name="T17">&lt;T&gt; left_side, </text:span></text:p>
      <text:p text:style-name="P13"><text:span text:style-name="T17"><text:s text:c="47"/></text:span><text:span text:style-name="T24">ISpecification</text:span><text:span text:style-name="T17">&lt;T&gt; right_side)</text:span></text:p>
      <text:p text:style-name="P16"><text:s text:c="4"/>{</text:p>
      <text:p text:style-name="P13"><text:span text:style-name="T17"><text:s text:c="8"/></text:span><text:span text:style-name="T9">return</text:span><text:span text:style-name="T17"> </text:span><text:span text:style-name="T9">new</text:span><text:span text:style-name="T17"> </text:span><text:span text:style-name="T38">OrSpecification</text:span><text:span text:style-name="T17">&lt;T&gt;(left_side, right_side); <text:s/></text:span></text:p>
      <text:p text:style-name="P16"><text:s text:c="4"/>}</text:p>
      <text:p text:style-name="P16">}</text:p>
      <text:p text:style-name="P3"><text:s/></text:p>
      <text:p text:style-name="P3"/>
      <text:p text:style-name="P2"><text:span text:style-name="T3">La clase SpecificationExtensions – BDD_Spec para not&lt;T&gt;</text:span>:</text:p>
      <text:p text:style-name="P2"/>
      <text:p text:style-name="P2">La BDD_spec que define el comportamiento de not&lt;T&gt; es muy sencilla:</text:p>
      <text:p text:style-name="P2"/>
      <text:p text:style-name="P31">When using the not specification extension method</text:p>
      <text:p text:style-name="P30">» It should return a not specification type.</text:p>
      <text:p text:style-name="P2"/>
      <text:p text:style-name="P2">Su implementación en código es similar a las dos anteriores, pero con la particularidad de que en este caso solo hay un argumento en lugar de dos (and y or necesitan dos cada uno):</text:p>
      <text:p text:style-name="P2"/>
      <text:p text:style-name="P36"><text:span text:style-name="T9">public</text:span><text:span text:style-name="T17"> </text:span><text:span text:style-name="T9">class</text:span><text:span text:style-name="T17"> </text:span><text:span text:style-name="T38">when_using_the_not_specification_extension_method</text:span><text:span text:style-name="T17"> : </text:span></text:p>
      <text:p text:style-name="P36"><text:span text:style-name="T17"><text:s text:c="13"/></text:span><text:span text:style-name="T38">concern_for_the_specification_extensions</text:span></text:p>
      <text:p text:style-name="P16">{</text:p>
      <text:p text:style-name="P13"><text:span text:style-name="T17"><text:s text:c="4"/></text:span><text:span text:style-name="T24">Establish</text:span><text:span text:style-name="T17"> context = () =&gt; </text:span></text:p>
      <text:p text:style-name="P13"><text:span text:style-name="T17"><text:s text:c="7"/>to_negate_specification = an&lt;</text:span><text:span text:style-name="T24">ISpecification</text:span><text:span text:style-name="T17">&lt;</text:span><text:span text:style-name="T24">IWhateverType</text:span><text:span text:style-name="T17">&gt;&gt;(); <text:s text:c="3"/></text:span></text:p>
      <text:p text:style-name="P16"/>
      <text:p text:style-name="P13"><text:span text:style-name="T17"><text:s text:c="4"/></text:span><text:span text:style-name="T24">Because</text:span><text:span text:style-name="T17"> of = () =&gt; result = to_negate_specification.not();</text:span></text:p>
      <text:p text:style-name="P16"/>
      <text:p text:style-name="P13"><text:span text:style-name="T17"><text:s text:c="4"/></text:span><text:span text:style-name="T24">It</text:span><text:span text:style-name="T17"> should_return_a_not_specification_type = () =&gt; </text:span></text:p>
      <text:p text:style-name="P13"><text:span text:style-name="T17"><text:s text:c="7"/>result.ShouldBeAn&lt;</text:span><text:span text:style-name="T38">NotSpecification</text:span><text:span text:style-name="T17">&lt;</text:span><text:span text:style-name="T24">IWhateverType</text:span><text:span text:style-name="T17">&gt;&gt;();</text:span></text:p>
      <text:p text:style-name="P16"/>
      <text:p text:style-name="P13"><text:span text:style-name="T17"><text:s text:c="4"/></text:span><text:span text:style-name="T9">static</text:span><text:span text:style-name="T17"> </text:span><text:span text:style-name="T24">ISpecification</text:span><text:span text:style-name="T17">&lt;</text:span><text:span text:style-name="T24">IWhateverType</text:span><text:span text:style-name="T17">&gt; result;</text:span></text:p>
      <text:p text:style-name="P13"><text:span text:style-name="T17"><text:s text:c="4"/></text:span><text:span text:style-name="T9">static</text:span><text:span text:style-name="T17"> </text:span><text:span text:style-name="T24">ISpecification</text:span><text:span text:style-name="T17">&lt;</text:span><text:span text:style-name="T24">IWhateverType</text:span><text:span text:style-name="T17">&gt; to_negate_specification;</text:span></text:p>
      <text:p text:style-name="P16">}</text:p>
      <text:p text:style-name="P2"/>
      <text:p text:style-name="P2">Destacar que ahora para invocar el extension method, únicamente necesitamos un solo <text:soft-page-break/>argumento (el que lo invoca).</text:p>
      <text:p text:style-name="P2"/>
      <text:p text:style-name="P2">Si ejecutamos la BDD_Spec con el "esqueleto" de la implementación de not&lt;T&gt;:</text:p>
      <text:p text:style-name="P2"/>
      <text:p text:style-name="P36"><text:span text:style-name="T9">static</text:span><text:span text:style-name="T17"> </text:span><text:span text:style-name="T9">public</text:span><text:span text:style-name="T17"> </text:span><text:span text:style-name="T9">class</text:span><text:span text:style-name="T17"> </text:span><text:span text:style-name="T38">SpecificationExtensions</text:span></text:p>
      <text:p text:style-name="P16">{</text:p>
      <text:p text:style-name="P13"><text:span text:style-name="T17"><text:s text:c="4"/></text:span><text:span text:style-name="T9">static</text:span><text:span text:style-name="T17"> </text:span><text:span text:style-name="T9">public</text:span><text:span text:style-name="T17"> </text:span><text:span text:style-name="T24">ISpecification</text:span><text:span text:style-name="T17">&lt;T&gt; not&lt;T&gt;(</text:span><text:span text:style-name="T9">this</text:span><text:span text:style-name="T17"> </text:span><text:span text:style-name="T24">ISpecification</text:span><text:span text:style-name="T17">&lt;T&gt; to_negate)</text:span></text:p>
      <text:p text:style-name="P16"><text:s text:c="4"/>{</text:p>
      <text:p text:style-name="P13"><text:span text:style-name="T17"><text:s text:c="8"/></text:span><text:span text:style-name="T9">throw</text:span><text:span text:style-name="T17"> </text:span><text:span text:style-name="T9">new</text:span><text:span text:style-name="T17"> </text:span><text:span text:style-name="T46">NotImplementedException</text:span><text:span text:style-name="T18">();</text:span></text:p>
      <text:p text:style-name="P20"><text:s text:c="4"/>}</text:p>
      <text:p text:style-name="P20">}</text:p>
      <text:p text:style-name="P2"/>
      <text:p text:style-name="P2">Obtendremos nuestro fallo:</text:p>
      <text:p text:style-name="P2"/>
      <text:p text:style-name="P31">------ Test started: Assembly: dddsample.specs.dll ------</text:p>
      <text:p text:style-name="P30"/>
      <text:p text:style-name="P30">when using the not specification extension method</text:p>
      <text:p text:style-name="P30">» should return a not specification type (FAIL)</text:p>
      <text:p text:style-name="P30"/>
      <text:p text:style-name="P30">Test 'should return a not specification type' failed:</text:p>
      <text:p text:style-name="P30"><text:tab/>System.Reflection.TargetInvocationException: Exception has been thrown by the target of an invocation. ---&gt; System.NotImplementedException: The method or operation is not implemented.</text:p>
      <text:p text:style-name="P30"/>
      <text:p text:style-name="P30">(....)</text:p>
      <text:p text:style-name="P30"/>
      <text:p text:style-name="P30"/>
      <text:p text:style-name="P30">0 passed, 1 failed, 0 skipped, took 0,70 seconds (Machine.Specifications 0.3.0).</text:p>
      <text:p text:style-name="P2"/>
      <text:p text:style-name="P2">Y con la siguiente linea:</text:p>
      <text:p text:style-name="P2"/>
      <text:p text:style-name="P36"><text:span text:style-name="T9">static</text:span><text:span text:style-name="T17"> </text:span><text:span text:style-name="T9">public</text:span><text:span text:style-name="T17"> </text:span><text:span text:style-name="T9">class</text:span><text:span text:style-name="T17"> </text:span><text:span text:style-name="T38">SpecificationExtensions</text:span></text:p>
      <text:p text:style-name="P16">{</text:p>
      <text:p text:style-name="P13"><text:span text:style-name="T17"><text:s text:c="4"/></text:span><text:span text:style-name="T9">static</text:span><text:span text:style-name="T17"> </text:span><text:span text:style-name="T9">public</text:span><text:span text:style-name="T17"> </text:span><text:span text:style-name="T24">ISpecification</text:span><text:span text:style-name="T17">&lt;T&gt; not&lt;T&gt;(</text:span><text:span text:style-name="T9">this</text:span><text:span text:style-name="T17"> </text:span><text:span text:style-name="T24">ISpecification</text:span><text:span text:style-name="T17">&lt;T&gt; to_negate)</text:span></text:p>
      <text:p text:style-name="P16"><text:s text:c="4"/>{</text:p>
      <text:p text:style-name="P13"><text:span text:style-name="T17"><text:s text:c="8"/></text:span><text:span text:style-name="T11">return</text:span><text:span text:style-name="T18"> </text:span><text:span text:style-name="T11">new</text:span><text:span text:style-name="T18"> </text:span><text:span text:style-name="T42">NotSpecification</text:span><text:span text:style-name="T18">&lt;T&gt;(to_negate);</text:span></text:p>
      <text:p text:style-name="P20"><text:s text:c="4"/>}</text:p>
      <text:p text:style-name="P20">}</text:p>
      <text:p text:style-name="P2"/>
      <text:p text:style-name="P2">Haremos que pase:</text:p>
      <text:p text:style-name="P2"/>
      <text:p text:style-name="P31">------ Test started: Assembly: dddsample.specs.dll ------</text:p>
      <text:p text:style-name="P30"/>
      <text:p text:style-name="P30">when using the not specification extension method</text:p>
      <text:p text:style-name="P30">» should return a not specification type</text:p>
      <text:p text:style-name="P30"/>
      <text:p text:style-name="P30"/>
      <text:p text:style-name="P30">1 passed, 0 failed, 0 skipped, took 0,68 seconds (Machine.Specifications 0.3.0).</text:p>
      <text:p text:style-name="P2"/>
      <text:p text:style-name="P2">Y con esto, habremos finalizado la implementación del patrón DDD_Specification guiados por BDD.</text:p>
      <text:p text:style-name="P2"/>
      <text:p text:style-name="P2"><text:span text:style-name="T3">Apéndice - SpecificationExtensions al completo</text:span>:</text:p>
      <text:p text:style-name="P2"/>
      <text:p text:style-name="P36"><text:span text:style-name="T9">static</text:span><text:span text:style-name="T17"> </text:span><text:span text:style-name="T9">public</text:span><text:span text:style-name="T17"> </text:span><text:span text:style-name="T9">class</text:span><text:span text:style-name="T17"> </text:span><text:span text:style-name="T38">SpecificationExtensions</text:span></text:p>
      <text:p text:style-name="P15">{</text:p>
      <text:p text:style-name="P11"><text:span text:style-name="T17"><text:s text:c="4"/></text:span><text:span text:style-name="T9">static</text:span><text:span text:style-name="T17"> </text:span><text:span text:style-name="T9">public</text:span><text:span text:style-name="T17"> </text:span><text:span text:style-name="T24">ISpecification</text:span><text:span text:style-name="T17">&lt;T&gt; and&lt;T&gt;(</text:span><text:span text:style-name="T9">this</text:span><text:span text:style-name="T17"> </text:span><text:span text:style-name="T24">ISpecification</text:span><text:span text:style-name="T17">&lt;T&gt; left_side, </text:span></text:p>
      <text:p text:style-name="P11"><text:span text:style-name="T17"><text:s text:c="48"/></text:span><text:span text:style-name="T24">ISpecification</text:span><text:span text:style-name="T17">&lt;T&gt; right_side)</text:span></text:p>
      <text:p text:style-name="P15"><text:s text:c="4"/>{</text:p>
      <text:p text:style-name="P11"><text:span text:style-name="T17"><text:s text:c="8"/></text:span><text:span text:style-name="T9">return</text:span><text:span text:style-name="T17"> </text:span><text:span text:style-name="T9">new</text:span><text:span text:style-name="T17"> </text:span><text:span text:style-name="T38">AndSpecification</text:span><text:span text:style-name="T17">&lt;T&gt;(left_side, right_side);</text:span></text:p>
      <text:p text:style-name="P15"><text:s text:c="4"/>}</text:p>
      <text:p text:style-name="P15"/>
      <text:p text:style-name="P11"><text:span text:style-name="T17"><text:s text:c="4"/></text:span><text:span text:style-name="T9">static</text:span><text:span text:style-name="T17"> </text:span><text:span text:style-name="T9">public</text:span><text:span text:style-name="T17"> </text:span><text:span text:style-name="T24">ISpecification</text:span><text:span text:style-name="T17">&lt;T&gt; or&lt;T&gt;(</text:span><text:span text:style-name="T9">this</text:span><text:span text:style-name="T17"> </text:span><text:span text:style-name="T24">ISpecification</text:span><text:span text:style-name="T17">&lt;T&gt; left_side, </text:span></text:p>
      <text:p text:style-name="P11"><text:soft-page-break/><text:span text:style-name="T17"><text:s text:c="47"/></text:span><text:span text:style-name="T24">ISpecification</text:span><text:span text:style-name="T17">&lt;T&gt; right_side)</text:span></text:p>
      <text:p text:style-name="P15"><text:s text:c="4"/>{</text:p>
      <text:p text:style-name="P11"><text:span text:style-name="T17"><text:s text:c="8"/></text:span><text:span text:style-name="T9">return</text:span><text:span text:style-name="T17"> </text:span><text:span text:style-name="T9">new</text:span><text:span text:style-name="T17"> </text:span><text:span text:style-name="T38">OrSpecification</text:span><text:span text:style-name="T17">&lt;T&gt;(left_side, right_side); <text:s/></text:span></text:p>
      <text:p text:style-name="P15"><text:s text:c="4"/>}</text:p>
      <text:p text:style-name="P15"/>
      <text:p text:style-name="P11"><text:span text:style-name="T17"><text:s text:c="4"/></text:span><text:span text:style-name="T9">static</text:span><text:span text:style-name="T17"> </text:span><text:span text:style-name="T9">public</text:span><text:span text:style-name="T17"> </text:span><text:span text:style-name="T24">ISpecification</text:span><text:span text:style-name="T17">&lt;T&gt; not&lt;T&gt;(</text:span><text:span text:style-name="T9">this</text:span><text:span text:style-name="T17"> </text:span><text:span text:style-name="T24">ISpecification</text:span><text:span text:style-name="T17">&lt;T&gt; to_negate)</text:span></text:p>
      <text:p text:style-name="P15"><text:s text:c="4"/>{</text:p>
      <text:p text:style-name="P11"><text:span text:style-name="T17"><text:s text:c="8"/></text:span><text:span text:style-name="T9">return</text:span><text:span text:style-name="T17"> </text:span><text:span text:style-name="T9">new</text:span><text:span text:style-name="T17"> </text:span><text:span text:style-name="T38">NotSpecification</text:span><text:span text:style-name="T17">&lt;T&gt;(to_negate);</text:span></text:p>
      <text:p text:style-name="P15"><text:s text:c="4"/>}</text:p>
      <text:p text:style-name="P15">}</text:p>
      <text:p text:style-name="P2"/>
      <text:p text:style-name="P2"><text:s/></text:p>
      <text:p text:style-name="P2">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03M09S</meta:editing-duration>
    <meta:editing-cycles>6</meta:editing-cycles>
    <meta:generator>OpenOffice.org/3.2$Win32 OpenOffice.org_project/320m18$Build-9502</meta:generator>
    <dc:date>2010-08-02T12:10:45.77</dc:date>
    <meta:document-statistic meta:table-count="0" meta:image-count="0" meta:object-count="0" meta:page-count="32" meta:paragraph-count="1177" meta:word-count="8153" meta:character-count="74260"/>
    <meta:user-defined meta:name="Info 1"/>
    <meta:user-defined meta:name="Info 2"/>
    <meta:user-defined meta:name="Info 3"/>
    <meta:user-defined meta:name="Info 4"/>
  </office:meta>
</office:document-meta>
</file>